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2" style:family="paragraph" style:parent-style-name="Normal">
      <style:paragraph-properties fo:margin-left="0cm" fo:margin-right="0cm" fo:text-indent="0.635cm" style:auto-text-indent="false"/>
    </style:style>
    <style:style style:name="P3" style:family="paragraph" style:parent-style-name="Normal">
      <style:paragraph-properties fo:margin-left="0cm" fo:margin-right="0cm" fo:text-indent="0.635cm" style:auto-text-indent="false" fo:break-before="page"/>
    </style:style>
    <style:style style:name="P4" style:family="paragraph" style:parent-style-name="Normal">
      <style:paragraph-properties fo:break-before="page"/>
    </style:style>
    <style:style style:name="P5" style:family="paragraph" style:parent-style-name="Normal">
      <style:paragraph-properties fo:break-before="page">
        <style:tab-stops>
          <style:tab-stop style:position="3.776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4.105cm"/>
        </style:tab-stops>
      </style:paragraph-properties>
    </style:style>
    <style:style style:name="P7" style:family="paragraph" style:parent-style-name="Heading_20_1" style:master-page-name="MP0">
      <style:paragraph-properties style:page-number="auto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Normal">
      <style:paragraph-properties fo:margin-left="0cm" fo:margin-right="0cm" fo:text-indent="0.635cm" style:auto-text-indent="false"/>
      <style:text-properties officeooo:paragraph-rsid="001e7923"/>
    </style:style>
    <style:style style:name="P10" style:family="paragraph" style:parent-style-name="Normal">
      <style:paragraph-properties fo:break-before="page"/>
      <style:text-properties officeooo:paragraph-rsid="001e7923"/>
    </style:style>
    <style:style style:name="P11" style:family="paragraph" style:parent-style-name="Normal">
      <style:text-properties officeooo:paragraph-rsid="001e7923"/>
    </style:style>
    <style:style style:name="P12" style:family="paragraph" style:parent-style-name="Normal">
      <style:paragraph-properties fo:break-before="page"/>
    </style:style>
    <style:style style:name="P13" style:family="paragraph" style:parent-style-name="Normal">
      <style:paragraph-properties fo:margin-left="0cm" fo:margin-right="0cm" fo:text-indent="0.635cm" style:auto-text-indent="false"/>
      <style:text-properties officeooo:paragraph-rsid="001f761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el" style:country-asian="GR" style:language-complex="el" style:country-complex="GR"/>
    </style:style>
    <style:style style:name="T4" style:family="text">
      <style:text-properties fo:language="fr" fo:country="FR" style:language-asian="el" style:country-asian="GR" style:language-complex="el" style:country-complex="GR"/>
    </style:style>
    <style:style style:name="T5" style:family="text">
      <style:text-properties officeooo:rsid="001e7923"/>
    </style:style>
    <style:style style:name="T6" style:family="text">
      <style:text-properties officeooo:rsid="001f76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-start text:name="bookmark0"/>GALENI DE OPTIMA SECTA AB<text:line-break/>THRASYBVLVM LIBER.<text:bookmark-end text:name="bookmark0"/></text:h>
      <text:h text:style-name="Heading_20_1" text:outline-level="1">Cap. I. </text:h>
      <text:p text:style-name="P9">Unumquodque medicorum praeceptorum, ac<text:line-break/>universe omne praeceptum, primum rane verum esse debet;<text:line-break/>delude utile, postremo propositis principiis consentaneum.<text:line-break/>Nam ex his tribus fanum indicatur praeceptum, ut, li<text:line-break/>quod ex praedictis praecepto desit, ne praeceptum qui-<text:line-break/>dem hoc prorsus sit dicendum. Siquidem artes ex prae-<text:line-break/>ceptis constant. iisque non quibuslibet, sed prunum sane<text:line-break/>convenit, ut constitutio aliqua perceptiones animi habeat:<text:line-break/>deinde etiam ad utile aliquid deducat. Idcirco necessarium</text:p>
      <text:p text:style-name="P10">est, omne praeceptum et verum existere, et utile, et con-<text:line-break/>loquentiam quandam non modo circa proposita principia,<text:line-break/>fed etiam ad reliqua praecepta obtinere. Quatenus enim<text:line-break/>sirb animi perceptionem omne cadit praeceptum, verum<text:line-break/>ipsimi esse oportet : .. falsorum namque perceptiones non<text:line-break/>sunt: quatenus autem ad finem aliquem tendit ritae<text:line-break/>commodum, unumquodque .illorum utile et necessarium<text:line-break/>esse debet. Collectio autem compreheusionum feu per-<text:line-break/>ceptronum tum - ad mutuam praeceptorum concordiam,<text:line-break/>tum ad propositum principium examinanda esit. Quo-<text:line-break/>uram vero ut fusi uno principe subditorum congeries in-<text:line-break/>telligitur, ita quoque ad propositum principium prae-<text:line-break/>ceptum refertur : idcirco omne praeceptum verum , utile.<text:line-break/>et consentaneum este convenit. At si tribus his quod-<text:line-break/>libet praeceptum artificisle indicatur, constat .et medica<text:line-break/>praecepta his ipsis esse judrcanda. Fuerit igitur operae<text:line-break/>pretium , quoniam semper neque verum , quale sit et<text:line-break/>quomodo pudicam debeat, manifestum existit, neque utile,</text:p>
      <text:p text:style-name="P4">neque consentaneum , facilia runt cognitu, notas quas-<text:line-break/>dam horum et judicandi instrumenta ante alia tradere.</text:p>
      <text:h text:style-name="Heading_20_2" text:outline-level="2">Cap. I<text:span text:style-name="T5">I</text:span>. </text:h>
      <text:p text:style-name="P9">Itaque verum fermonis cum fubjectis con-<text:line-break/>fenfu judicatur; sed quia subiectorum alia apparent, afia<text:line-break/>latent, ac eorum, quae apparent, quaedam ex scipsis<text:line-break/>percipiuntur, ut album, et nigrum: quaedam non ex<text:line-break/>feipsis, sed ex aliis, ut quae signis comprehenduntur.<text:line-break/>rursus occultorum nonnulla evidentia sunt et dicuntur,<text:line-break/>ut bis duo quatuor: nonnulla ex demonstratione perci-<text:line-break/>plentur , ut hoc suo licet bene et male uti, et reliqua.<text:line-break/>eonvenit semper sermonem ac praeceptum ad rei sub-<text:line-break/>jectae, de qua etiam agitur, aut propter quam factum<text:line-break/>est praeceptum, speciem referre. Ac si quidem de ali-<text:line-break/>quo apparenti fit , ad illud accommodare : sin autem de<text:line-break/>aliquo latenti, considerandum est, an alicui latenti con-<text:line-break/>simum. sit: judicium vero apparentium et fatentium di-<text:line-break/>erersum est. Quae enim inter apparentia ex seipsis com-</text:p>
      <text:p text:style-name="P4">prehenduntur, sensit j adluantur, ut album et nigrum.<text:line-break/>Unde ridendi Eunt medici, qui apparentium judicium<text:line-break/>non sensoriis, sed demonstratione quadam mollii conan-<text:line-break/>tur. Quemadmodum profecto Asclepiades de adnatis<text:line-break/>cordi membranis disputans Erasistratum errasse dicit.<text:line-break/>Herophilum enim, quum multa disseruisset; non vidisse,<text:line-break/>ubi liceret ipsi, ad apparentium disquisitionem, ut par<text:line-break/>est, profectum, de re pronunciare, et opinionibus veris<text:line-break/>fidem non derogare. Apparentium igitur, quae non ex<text:line-break/>seipsis comprehenduntur, judicatoria, ut dixi, Eunt sen-<text:line-break/><text:span text:style-name="Default_20_Paragraph_20_Font"><text:span text:style-name="T1">t</text:span></text:span>oria: quae vero non ex <text:span text:style-name="Default_20_Paragraph_20_Font"><text:span text:style-name="T1">t</text:span></text:span>e, sed ex aliis cognoscuntur,<text:line-break/>iudicatorium est observatio:. dico autem eorum, quae.<text:line-break/>signis percipiuntur. Borius occultorum ut plures funt<text:line-break/>differentiae, ita etiam judicatoria diversa. In occultis<text:line-break/>alia evidentia sunt, exempli cau<text:span text:style-name="Default_20_Paragraph_20_Font"><text:span text:style-name="T1">t</text:span></text:span>a, fieri non potest, ut<text:line-break/>idem homo sunul Athenis sit et in Aegypto ; alia de-<text:line-break/>moustratione intelliguntur. .ara evidentium Iane judicium</text:p>
      <text:p text:style-name="P10">est communis omnium hominum notitia. Eorum, quae<text:line-break/>demonstratione comprehenduntur; Iudicatio - consensus<text:line-break/>est cum iis, quae in confesso habentur. Scinditur autem<text:line-break/>rursus consessi judicium multifariam r vel enim consensu,<text:line-break/>quem cum apparentibus obtinet, confessum juuicatur:<text:line-break/>vel eo, quem cum evidentibus, vel illo, quem cum<text:line-break/>demonstratis. Quomodo igitur judicare conveniat verum,<text:line-break/>et quae ad veri judicium ducunt , exposuimus.</text:p>
      <text:h text:style-name="Heading_20_2" text:outline-level="2">Cap. <text:span text:style-name="T5">III</text:span>. </text:h>
      <text:p text:style-name="P9">Deinceps autem de utili praecepto dicen-<text:span text:style-name="Default_20_Paragraph_20_Font"><text:span text:style-name="T1">r<text:line-break/></text:span></text:span>dum. Iudicatur itaque utile artis praeceptum relatione<text:line-break/>ad finem : oportet autem ipsum primum sane esse , quod<text:line-break/>percipi possit: si enim fleri nequit, ut hippocentauri<text:line-break/>bilis apoplexiam salvat, eo, quod percipi nequit, il<text:span text:style-name="Default_20_Paragraph_20_Font"><text:span text:style-name="T1">i<text:line-break/></text:span></text:span>circo redditur inutile : deinde convenit praeceptionem<text:line-break/>feu comprehensionem ipsius non communem cum idiotis<text:line-break/>existere, sed artificum propriam; ideo enim nes dicimus<text:line-break/>errasse, qui artis principium apparentia esse arbitrantur:<text:line-break/>neque enim ars ex apparentibus. constat, neque traditio</text:p>
      <text:p text:style-name="P4">artis. ex illis fit: quippe nemo apparentia tradit, fed de<text:line-break/>apparentibus praecepta, quae. non apparent. Haec igi-<text:line-break/>tur etiam mitium artis jure quis dixerit, quae de appa-<text:line-break/>re<text:span text:style-name="Default_20_Paragraph_20_Font"><text:span text:style-name="T1">a</text:span></text:span>tibus ilico praecepta, quoniam traditionis artis ini-<text:line-break/>tium ex evidentibus efficitur. Si quis enim dixerit, ap-<text:line-break/>parentia artis esse initium, fui ipsius obliviscetur, nihil<text:line-break/>putans differre artem a non arte. Quandoquidem enim<text:line-break/>apparentium perceptio similis est artifici et imperito,<text:line-break/>constat hac ratione artificem nihilo plus idiota futurum,<text:line-break/>imo ne artem quidem habiturum; siquidem eorundem etiam<text:line-break/>eadem comprehensio est artifici et idiotae. Quare prae-<text:line-break/>centorum inventionis principium merito dicetur ; artis<text:line-break/>autem. initium apparentis non. funt. . Ur enim vestigia<text:line-break/>leporis inventionis initium merito aliquis dixerit, ini-.<text:line-break/>tium autem leporis nemo. compos .mentis dixerit (neque<text:line-break/>enim lepus ex vestigiis constat), ita et ea, quae appa-.<text:line-break/>reut, praeceptionum. inventionis initium. recte. dixerim</text:p>
      <text:p text:style-name="P4">quoniam auctores ipsius ab his exorsi eam constituerunt:<text:line-break/>artis vero non itera. Convenit enim principia ad qua-<text:line-break/>litatum illius, cujus sunt principia, referre. Artis igi-<text:line-break/>tur initia non idiotis manifesta esse oportet, neque enim<text:line-break/>artes omnes ipsis conspicuae fiunt, deinde et mitia ar-<text:line-break/>tium traduntur : at quae apparent, non traduntur. Quo-<text:line-break/>circa nulla ratio est, cur apparentia ariis mitium esse<text:line-break/>dixerit aliquis.</text:p>
      <text:h text:style-name="Heading_20_2" text:outline-level="2">Cap. LU </text:h>
      <text:p text:style-name="P9">Consistunt enim praecepta vel ru appa-<text:line-break/>rentibus, vel in iis, quae ab aliis sumuntur, vel prius<text:line-break/>demonstratis, vel in evidentibus, hujusm<text:span text:style-name="Default_20_Paragraph_20_Font"><text:span text:style-name="T1">o</text:span></text:span>di qu<text:span text:style-name="Default_20_Paragraph_20_Font"><text:span text:style-name="T1">o</text:span></text:span>dam<text:line-break/>modo. In apparentibus quidem ita. occurrens aliquis<text:line-break/>pluribus lu corde vulneratis commorientibus , morti<text:span text:style-name="Default_20_Paragraph_20_Font"><text:span text:style-name="T1">s<text:line-break/></text:span></text:span>caulam quaesivit. Considerans igitur reperit neque ob fa-<text:line-break/>collatis defectum, neque .propter inopiam materiae prae-<text:line-break/>sistr<text:span text:style-name="Default_20_Paragraph_20_Font"><text:span text:style-name="T1">o</text:span></text:span>rum intereuntes , sed propter iusignem membri usum.<text:line-break/>Intelligens . igitur , citra partis hujus actionem et usum<text:line-break/>corpori ab eo obvenientem animal servari non p<text:span text:style-name="Default_20_Paragraph_20_Font"><text:span text:style-name="T1">o</text:span></text:span>sse,</text:p>
      <text:p text:style-name="P4">componensque cum ratione, quae in apparentibus tnven-<text:line-break/>ta sunt. praeceptum hoc condidit: Si quis in corde vul-<text:line-break/>nus acceperit, ille moritur. Hoc igitur fecundum eo-<text:line-break/>rum, quae apparent, consequentiam ratione inventum<text:line-break/>et universe pronunciatum praeceptum : imo ex apparens<text:line-break/>tibus praeceptum constituitur, ut ex apparentibus in<text:line-break/>phlegmone. Si quis phlegmonem habet, ille tum<text:span text:style-name="Default_20_Paragraph_20_Font"><text:span text:style-name="T1">o</text:span></text:span>rem<text:line-break/>habet renitentem, qui dolorem pulfatilem inferat. Appa-<text:line-break/>rentia igitur inventionis praeceptorum fiunt initium i<text:line-break/>praecepta autem ex apparentibus per consequentiam in-<text:line-break/>venta artis constitutionis principium; et ex apparentibus<text:line-break/>quidem hujusmodi quodam modo praeceptum constitui-<text:line-break/>tur: ex iis vero, quae ex aliis comprehenduntur, prae-<text:line-break/>ceptum hoc pacto constituitur. Si alicui haec obveniunt<text:line-break/>symptomata, ille sanguinis redundantia laborat, quam<text:line-break/>haec comitantur, illi jecur aut renes, aut hujusmodi<text:line-break/>quippiam affectum esu At ex prius demonstratis in hunc<text:line-break/>modum praeceptum constituitur. Ubi demonstratum est,</text:p>
      <text:p text:style-name="P4">coctionem existere, et ea, quae coquuntur, fundi et ha-<text:line-break/>mectari , deinde ita distribui : item aegrotantes alimenta,<text:line-break/>quae non magnam elaborationem requirant, indigere, et<text:line-break/>his istud fit praeceptum: <text:span text:style-name="Default_20_Paragraph_20_Font"><text:span text:style-name="T1">Humidi victu</text:span></text:span>s <text:span text:style-name="Default_20_Paragraph_20_Font"><text:span text:style-name="T1">omne</text:span></text:span><text:span text:style-name="Default_20_Paragraph_20_Font"><text:span text:style-name="T2">s </text:span></text:span><text:span text:style-name="Default_20_Paragraph_20_Font"><text:span text:style-name="T1">sobria-<text:line-break/>tantibus conducunt. </text:span></text:span>. Ex evidentibus ita: Quicquid turi-<text:line-break/>tum,. naturae inmicum, ac non satietas, non fames. ne.<text:line-break/>que aliud quoduis bonum, quod maturae nimium tft.<text:line-break/>item, ubi repletio . morbos parit, inanitio medetur.<text:line-break/>Quum enim evidens sit, in illis sane, quod iis, quae fa-<text:line-break/>pra vires funi, in hoc autem, quod, efficiente adempta<text:line-break/>non utique fieret id quod fit, dicta praecepta stant r<text:span text:style-name="Default_20_Paragraph_20_Font"><text:span text:style-name="T1">o</text:span></text:span>ta-<text:line-break/>posita. Est autem omne praeceptum et generale et sir.<text:line-break/>mum; quocirca errant, qui artem coniecturalem esse ii-<text:line-break/>eunt, eo quod praecepta habet coniecturalia. Non euri<text:line-break/>ex praeceptis coniecturalis dicitur (firma enim haec sunt),<text:line-break/>sed a praxf et medicantium opera. Nam ipsa quum in-<text:line-break/>stabilem habeat eventum , artem reddit coniecturalem,<text:line-break/>quoniam praecepta omnium artium similiter et sinui</text:p>
      <text:p text:style-name="P5">luat et stabilia. .Inde autem, quod omnium artium even-<text:line-break/>tus stabiles non funt, quaedam artium coniecturales esse<text:line-break/>dicuntur, quae instabilem, ut dixi, habent successum.<text:line-break/>porro, quia utile ad finem relatione judicandum esse di-<text:line-break/>ximus, necessarium fuerit artis finem iudicare, ut, mani-<text:line-break/>festo hoc reddito , constet , ad quid referendo utile judi-<text:line-break/>care op<text:span text:style-name="Default_20_Paragraph_20_Font"><text:span text:style-name="T1">o</text:span></text:span>rteat.</text:p>
      <text:h text:style-name="Heading_20_2" text:outline-level="2">Cap. V. </text:h>
      <text:p text:style-name="P9">Artium igitur aliae factrices fa<text:span text:style-name="Default_20_Paragraph_20_Font"><text:span text:style-name="T1">n</text:span></text:span>e<text:line-break/>existunt eorum, quae non funt, ut navium comparturiat<text:line-break/>aliae factorum conservatrices, ut gubernatoria: aliae<text:line-break/>utraeque, ut aedificatoria. In factivis igitur aut confer-<text:line-break/>vantibus artibus una eventus ratio est ac modus: ideo<text:line-break/>simplex est utilis judicium; at in ambabus et factivis<text:line-break/>eteonfervatricibus non sacile, quippe non utile existi-<text:line-break/>mandem est, quod non ducit ad observationem. Verum<text:line-break/>curiosis scrutari convenit , an aliquid ad id quod non<text:line-break/>est faciendum conducat. Medicina igitur ex factiva-<text:line-break/>rmn et eonservatricum numero est; non tamen duplicem<text:line-break/>artis finem esse censere convenit, sed id, quod non esii</text:p>
      <text:p text:style-name="P4">efficere, utpote sanitatem et ejus subjectum tueri<text:line-break/>Nam eisdem, inquiunt, verbis sanitatem efficiens et con-<text:line-break/>servans, duplicem habere possit finem. Si igitur mani-<text:line-break/>festo praecepta eadem non essent, ad utrumque ducentis<text:line-break/>finem, differentium esiam finium diversae essent artes et<text:line-break/>duae medicinae: quoniam vero eadem sunt praecepti,<text:line-break/>scopi autem disserunt, una ars quum sit, divertes Habebit<text:line-break/>fcopos. Verum ignorant, unum artis fcopum esse fausta-<text:line-break/>tenr, unumque finem hanc consequi, at modos. consequa.<text:line-break/>tionis differentes. Itaque fcopus aut finis a sanitatis me-<text:line-break/>do non evariat. Nos enim quum .ea, quae nocere pcsi<text:line-break/>sunt, sciamus, nunc sane noxia auferentes, sanitate^<text:line-break/>molimur: nunc autem declinantes, .ipsam conservamus.<text:line-break/>Utile igitur in medicina judicare nos oportet, quando<text:line-break/>rane ad sanitatem faciendam ducit, quando ad censu.<text:line-break/>vaudam. .</text:p>
      <text:h text:style-name="Heading_20_2" text:outline-level="2">Cap. VI. </text:h>
      <text:p text:style-name="P9">Consequentiam vero nonnulli ex eo, quod<text:line-break/>simul existant, iudicari arbitrantur, ignorantes, multa</text:p>
      <text:p text:style-name="P4">quidem simul existere, non tamen consequentiam quandam<text:line-break/>in iis conspici quemadmodum dicimus , et diem esse et<text:line-break/>respirare simul esse, non tamen consequentia ei inest:<text:line-break/>quare ea ex eo, .quod simul existunt, judicari non debent, - -<text:line-break/>sed quo asserto necessario aliquid simul asseritur, et quo<text:line-break/>posit<text:span text:style-name="Default_20_Paragraph_20_Font"><text:span text:style-name="T1">o</text:span></text:span> aliquid necessario ponitur, illi illud consequens esse<text:line-break/><text:span text:style-name="Default_20_Paragraph_20_Font"><text:span text:style-name="T1">c</text:span></text:span>ensebitur. Atque in universum ea, quae per consequen-<text:line-break/>tiam connexa sunt, judicanti praejudicio aestimandum<text:line-break/>est, in quibus consequens praeiudicium moliri conveniat.<text:line-break/>pr<text:span text:style-name="Default_20_Paragraph_20_Font"><text:span text:style-name="T1">o</text:span></text:span>inde ad sermonum quorundam diiudicationem necef-<text:line-break/>iaria est consequentia inquisita. Num autem ad medi-<text:line-break/>corum etiam praeceptorum judicium feratur, forsan ali-<text:line-break/>quis rogabit: neque enim fatis est cognoscere, num<text:line-break/>praeceptum sit medicum id, quod utile et verum est, sed<text:line-break/>nihil<text:span text:style-name="Default_20_Paragraph_20_Font"><text:span text:style-name="T1">o</text:span></text:span>minus consequens semper habere oportet.</text:p>
      <text:h text:style-name="Heading_20_2" text:outline-level="2">Cap. VII. </text:h>
      <text:p text:style-name="P9">Quoniam igitur omnis ratio omneque<text:line-break/>praeceptum tribus his Iudicatur, tres autem sunt in me-<text:line-break/>dicina sectae, nempe Rationalium, Empiricorum et Me-<text:line-break/>tb<text:span text:style-name="Default_20_Paragraph_20_Font"><text:span text:style-name="T1">o</text:span></text:span>dic<text:span text:style-name="Default_20_Paragraph_20_Font"><text:span text:style-name="T1">o</text:span></text:span>rum , age . his judicandi instrumentis utentes in-</text:p>
      <text:p text:style-name="P4">Iniciamus etiam <text:span text:style-name="Default_20_Paragraph_20_Font"><text:span text:style-name="T1">s</text:span></text:span>ectas , ut saniori adhaereamus. Verum<text:line-break/>necessarium est communia sectarum et uniuscujusque<text:line-break/>propria primum exponere , deinde ordine judicium de<text:line-break/>iis pronunciare. Sunt igitur communia trium sectarum<text:line-break/>haec, quod utilia quae apparent praecepta, analogismus,<text:line-break/>observatio, historia, ad similia transitus, quod hi-.<text:line-break/>storia sine delectu, non recipienda instrumenta, modus<text:line-break/>praesidii adhibendi: quod ex aliis alia comprehen-<text:line-break/>duntur: quod, eisdem remanentibus, eadem fieri de-<text:line-break/>bent: quod sanitas <text:span text:style-name="Default_20_Paragraph_20_Font"><text:span text:style-name="T1">s</text:span></text:span>ervatur ex appositione et abla-<text:line-break/>tione, et morbi curantur: quod oportet n<text:span text:style-name="Default_20_Paragraph_20_Font"><text:span text:style-name="T1">o</text:span></text:span>xiorum u<text:span text:style-name="Default_20_Paragraph_20_Font"><text:span text:style-name="T1">s</text:span></text:span>um<text:line-break/>declinare, tum ad <text:span text:style-name="Default_20_Paragraph_20_Font"><text:span text:style-name="T1">s</text:span></text:span>anitatis tuitionem, tum ad mor-<text:line-break/>horum solutionem : item quod experientia potens utilia-<text:line-break/>que sit ad materiae, quae adhibetur, comprehensionem:<text:line-break/>nutritoria enim funt et non nutritoria: purgantia et<text:line-break/>corrumpentia experientia percepta funt.</text:p>
      <text:h text:style-name="Heading_20_2" text:outline-level="2">Cap. VIII. </text:h>
      <text:p text:style-name="P9">In hoc communi Empirici sane consle<text:line-break/>fiunt, qui non modo vires, <text:span text:style-name="Default_20_Paragraph_20_Font"><text:span text:style-name="T1">s</text:span></text:span>ed etiam quae conducunt,</text:p>
      <text:p text:style-name="P4">experientia inveniri dicant. Methodici autem ad com-<text:line-break/>mune praedictum diversum quid ab Empiricis afferunt:<text:line-break/>quippe dicunt, praeterquam quod vires eorum, quae ad-<text:line-break/>hibentur; ediscas, aliud nihil utile ab experientia pro-<text:line-break/>venire. Nihil enim ex remediorum ipsorum observatio-<text:line-break/>ne sumi potest absolute, quum remedia ex quibusdam<text:line-break/>apparentibus sint observata. Rationales inter hos medii<text:line-break/>incedunt: ita enim omnia, quae conducunt, ex ob<text:span text:style-name="Default_20_Paragraph_20_Font"><text:span text:style-name="T1">t</text:span></text:span>er va-<text:line-break/>ti<text:span text:style-name="Default_20_Paragraph_20_Font"><text:span text:style-name="T1">o</text:span></text:span>ue accipi dicunt, quemadmodum Empirici affirmant,<text:line-break/>non tamen ex indicatione inveniri, ut Methodici putant,<text:line-break/>fed alia ex observatione reperiri, ut lethalia et virus<text:line-break/>pensantia, alia ex indicatione, in quibus causae inve-.<text:line-break/>utuntur. Consentiunt igitur Methodici Rationalibus, qua-<text:line-break/>tenus ex indicatione id, quod conducit, sumi arbitrantur,<text:line-break/>quatenus autem a diversis, dissentiunt. Etenim Messio-<text:line-break/>dici ea, quae conferunt, ab apparentibus quibusdam indi-<text:line-break/>cata defumi arbitrantur: Rationales vero ab apparenti-.<text:line-break/>bus quidem nequaquam, verum ah occultis. Quia enim a</text:p>
      <text:p text:style-name="P4">causis iudicationes. fieri censent, causae autem, quatenus<text:line-break/>causae sinat, non apparent, constat indicationes non ex<text:line-break/>apparentibus ipsis fieri posse: deduce req ne ajunt alec-<text:line-break/>rent, a ad eorum, quae Iudicari possunt, comprehensio-<text:line-break/>nem. Hac igitur ratione rursus Empirici cum Raticna-<text:line-break/>llbus consentiunt, a nullo apparente ejus, quod conducit,<text:line-break/>indicationem fieri affirmantes. Aliud autem commune<text:line-break/>hoc .etiam omnibus medicis in confesso, nempe, quae ap.<text:line-break/>parent, esse utilia. Empirici autem ad observandum es,<text:line-break/>quae in apparentibus sunt, commoda esse pronunciant,<text:line-break/>eo .quod observatio ipscrum in quibusdam.- existit; item<text:line-break/>quod licet ex ipsis ea, quae auxilium indicare p<text:span text:style-name="Default_20_Paragraph_20_Font"><text:span text:style-name="T1">o</text:span></text:span>llent,<text:line-break/>comprehendere. .Methodici tanquam conferentia ea, quae<text:line-break/>apparent, utilia esse tradunt. Rursus hic commune sane<text:line-break/>Empiricis et Methodrcis, occultum non ex apparentibus<text:line-break/>comprehendi, a quo conducentium auxiliorum fiat indi-<text:line-break/>catto. At Empiricis cum Rationalibus commune est, qu<text:span text:style-name="Default_20_Paragraph_20_Font"><text:span text:style-name="T1">o</text:span></text:span>d<text:line-break/>in apparentibus auxilia observant: Rationalibus autem et</text:p>
      <text:p text:style-name="P4"><text:span text:style-name="Default_20_Paragraph_20_Font"><text:span text:style-name="T1">b</text:span></text:span>letbodicis commune in apparentibus utilia comprehendi.<text:line-break/>Itaque biethodrci id dicunt, auxilium ex apparentibus<text:line-break/>comprehendi. Rationales vero ea, quae auxilium indi-<text:line-break/>eare p<text:span text:style-name="Default_20_Paragraph_20_Font"><text:span text:style-name="T1">o</text:span></text:span>ssunt, ex apparentibus inveniri affirmant, praefi-<text:line-break/>dium autem <text:span text:style-name="Default_20_Paragraph_20_Font"><text:span text:style-name="T1">n</text:span></text:span>ullum. Ad eos porro, qui ex manifestis<text:line-break/>causis praesidium quoddam inven<text:span text:style-name="Default_20_Paragraph_20_Font"><text:span text:style-name="T1">i</text:span></text:span>ri opinantur, ut in<text:line-break/>aculeo, dicendum est auxilium, non tanquam ab appareo--<text:line-break/>tibus, sed tanquam ex causis in his inveniri; at causa,<text:line-break/>qua causa est, non apparet, fed ex symptomatis compre-<text:line-break/>henditur. Si igitur cuti adhaerens arena aut aculeus:<text:line-break/>non infestet, neque in sensum nos perducat, non perci-<text:line-break/>pinus. Causa enim alicuius non est quodlibet efficiens,<text:line-break/>sed quod, causa quum sit, apparet ut causa. Nam quae<text:line-break/>ad aliquid quodammodo spectant, quatenus ad aliquid<text:line-break/>quodam pacto spectant, non apparent; ipfa autem, .<text:line-break/>quae ad aliquid referuntur, apparent, ut pater, <text:span text:style-name="Default_20_Paragraph_20_Font"><text:span text:style-name="T1">t</text:span></text:span>orvus, .<text:line-break/>frater, atque hujusmodi: singulaque ea apparent, habi-<text:line-break/>tus autem ipforum ad alia non apparet,</text:p>
      <text:h text:style-name="P8" text:outline-level="2">Cap. IX. </text:h>
      <text:p text:style-name="P9">Quum igitur judicatoria -sermonum is.<text:line-break/>strumenta tradiderimus , et communia et propria secta.<text:line-break/>ruta perfecuti, necessarium deinceps fuerit uniuscajn-<text:line-break/>que fectae diiudicationem moliri , deinde ita sanae opinio-<text:line-break/>ni adhaerere. Emptrici sane et Methodici Rationalibus<text:line-break/>contradicentes inutilem esse abditorum comprehensione^<text:line-break/>asserunt; nihil enim ex occultis utile inveniri. Ad boe<text:line-break/>Rationales utrique privatim <text:span text:style-name="Default_20_Paragraph_20_Font"><text:span text:style-name="T1">t</text:span></text:span>ectae respondent: ac pn-<text:line-break/>mum ad Empiricos inquiunt, apparentia auxiliis isu<text:line-break/>inquirendis non sufficiunt, quippe et occultorum afa;<text:line-break/>est. Nam ab his auxiliorum indicationes fiunt, indicam<text:line-break/>vero (vos enim ipsi non in omnibus apparentibus, Iri<text:line-break/>in quibusdam observatis) tanquam amplius quiddam<text:line-break/>quam apparentia habeant, ob quae observare convenit,<text:line-break/>quod non apparet: sin autem hoc, certe abdita erant<text:line-break/>utilia: quae igitur apparent, vel tanquam apparentia sl<text:line-break/>auxiliorum inventionem capiuntur, etiam omnia emat<text:line-break/>utilia, vel non. Dicere igitur, omnia esse utilia, palas-</text:p>
      <text:p text:style-name="P4">deti non potest: si autem omnia non sunt utilia, necesse est<text:line-break/>utilia amplius quid obtinere, quam quod apparent, .quod<text:line-break/>non sensus est comprehendere, sed rationis: ratione vero<text:line-break/>abdita comprehenduntur; utilis igitur ratio est simul et ab-<text:line-break/>dita. Si enim apparentia, quatenus apparentia sunt, iuvi-<text:line-break/>cem non differunt, nimirum vel similiter omnia ad ob-<text:line-break/>servationem co<text:span text:style-name="Default_20_Paragraph_20_Font"><text:span text:style-name="T1">n</text:span></text:span>ducunt, quantum in ipsis est, quare<text:line-break/>et in minimis tum praeteritis tum praesentibus erunt,<text:line-break/>si hoc est impossibile. Quomodo enim de strato lectoque,<text:line-break/>in quo decumbit aeger, et similibus aliquis ohferva-<text:line-break/>ret? Constat igitur, non in apparentibus, ut apparentia<text:line-break/>funt, observationem fieri (similiter enim in om<text:span text:style-name="Default_20_Paragraph_20_Font"><text:span text:style-name="T1">n</text:span></text:span>ibus fie-<text:line-break/>ret), sed in alio quodam, quod non apparet; quod si<text:line-break/>hoc est, utilia .erunt abdita. Sed unde, inquiunt, com-<text:line-break/>prehenduutur <text:span text:style-name="Default_20_Paragraph_20_Font"><text:span text:style-name="T1">l</text:span></text:span> quoniam in aliis quibusdam apparentibus<text:line-break/>observare licet, in aliis non item: quippe haud facile<text:line-break/>hoc est ferre in ipsis apparentibus, quatenus apparent.<text:line-break/>stant omnes cognoscerent etiam id idiotae, in quibus appa-</text:p>
      <text:p text:style-name="P4">rentibus observationem liceat moliri, ac nrhtl vestra expe-<text:line-break/>rientia ab idiotarum imperitia differret. Si autem non<text:line-break/>obvium est omnibus, in quibus apparentibus observatio-<text:line-break/>nes moliri oportet, solis autem artificibus id percipitur;<text:line-break/>auxilia in apparentibus non ut apparentia sunt observatu<text:line-break/>tur; quoniam enim aliud apparet, de quo observare licet,<text:line-break/>aliud non amplius apparet, sed abditum est. Verum hoc<text:line-break/>admodum utile scire est, cur .utilia sint abdita. Praeter<text:line-break/>commemorata autem quum Empirici dicant in his prae-<text:line-break/>teritis et illis praesentibus observationes fieri op<text:span text:style-name="Default_20_Paragraph_20_Font"><text:span text:style-name="T1">o</text:span></text:span>rtere<text:line-break/>(idcirco enim et praeterita .studiose perscrutantur, infinita<text:line-break/>porro fiunt etiam praesentia, de infinitis autem observate<text:line-break/>non licet), constat hujusmodi observationem fieri non<text:line-break/>posse. At contra Methodicos, qui apparentia auxiliorum<text:line-break/>indicatoria esse opinantur, Rationales haec adferunt<text:line-break/>Apparentia ex seipsis comprehendi possunt, ac idiotis<text:line-break/>igitur apparebunt: quoniam vero communitates etiam<text:line-break/>indicant, coincidunt autem cum iis , quae iudicant illa;</text:p>
      <text:p text:style-name="P4">quae ex ipsis capiuntur, .nimirum idiotis communitates<text:line-break/>indicabunt, ac nihil ab idiotis differeris: Quod autem<text:line-break/>ab affectibus indicatio auxiliorum non fit, hinc est osteu-<text:line-break/>de<text:span text:style-name="Default_20_Paragraph_20_Font"><text:span text:style-name="T1">t</text:span></text:span>e. Eodem affectu, nempe inflammatione, in diversis<text:line-break/>locis. subsistente , ut circa oculum, aut jecur, aut stoma-<text:line-break/>ehum, non eadem curatione, fed diversis indigent.<text:line-break/>oculo enim inflammationem experienti opium est con-<text:line-break/>gruem, stomacho autem et hepati aliud quippiam.<text:line-break/>oleum oculo noxium, alias partes inflammatas mitigat.<text:line-break/>manifestum igitur est, non ab affectibus auxilia fumi: nam<text:line-break/>idem in omnibus assumeretur praesidium, quum idem efi-<text:line-break/>set asiectus, fi is conferentium esset indicativus. Licet<text:line-break/>igitur ita astruere, quod Methodice placet In affectu .<text:line-break/>circa eundem existente locum, ob causae diversitatem,<text:line-break/>curatione diser<text:span text:style-name="Default_20_Paragraph_20_Font"><text:span text:style-name="T1">t</text:span></text:span>a homines indigent : ut in urinae reteu-<text:line-break/>bone: si etenim calculus sit, scalpello inrisorio utimur;<text:line-break/>si urinae tcopia, iniecto clystere, qui cathete<text:span text:style-name="Default_20_Paragraph_20_Font"><text:span text:style-name="T1">s</text:span></text:span> dicitur,<text:line-break/>sin inflammatio , cataplasmate. At si ab affectibus indi<text:span text:style-name="Default_20_Paragraph_20_Font"><text:span text:style-name="T1">e</text:span></text:span></text:p>
      <text:p text:style-name="P4">catioues remediorum fierent, uno affligente affectu, una<text:line-break/>et eadem curatio assumeretur: non assumitur autem una<text:line-break/>curatio, eodem subsistente affectu ; non igitur ab assectibus<text:line-break/>remediorum indicationes fiunt.</text:p>
      <text:h text:style-name="Heading_20_2" text:outline-level="2">Cap. X. </text:h>
      <text:p text:style-name="P9">Porro, his nunc summatim expositis,<text:line-break/>non abs re suerit, quid sit i<text:span text:style-name="Default_20_Paragraph_20_Font"><text:span text:style-name="T1">n</text:span></text:span>dicatio, et quom<text:span text:style-name="Default_20_Paragraph_20_Font"><text:span text:style-name="T1">o</text:span></text:span>do ab<text:line-break/>indicatione utilitas desumitur: item quid observatio,<text:line-break/>et quomodo ab observatione utilitas petitur: item quid<text:line-break/>analogismus, et quomodo ab eo utile c<text:span text:style-name="Default_20_Paragraph_20_Font"><text:span text:style-name="T1">o</text:span></text:span>mpreben-<text:line-break/>ditur, explicare. Quemadmodum igitur apparentias:<text:line-break/>quaedam ex seipsis comprehenduntur, ut album et<text:line-break/>nigrum: alia observatione percipiuntur, ut quae<text:line-break/>signa cognoscuntur: ita sane et praesidia indicatione eunt-<text:line-break/>preheuduntur, quippe .auxilia cum iis, quae indicant,<text:line-break/>coincidunt, ac nullius ratiocinationis usum habent. li.<text:line-break/>circo et animalia irrationalia ab aestu, frigore, et somnia-<text:line-break/>tim omnibus nocere natis recedunt, ad id, qu<text:span text:style-name="Default_20_Paragraph_20_Font"><text:span text:style-name="T1">o</text:span></text:span>d conda.</text:p>
      <text:p text:style-name="P4">eit, nimirum inclinantia, ac in aculeo infixo, aut alio<text:line-break/>quodam, nullus ex ratiocinatione molitur extractionem.<text:line-break/>Qu<text:span text:style-name="Default_20_Paragraph_20_Font"><text:span text:style-name="T1">o</text:span></text:span>d- itaque in iis, quae evidenter approbata sunt (omni-<text:line-break/>bus enim demonstrationem excedentibus intellectus noster -<text:line-break/>ipsa evidenti aassentit j, hoc etiam in iis, quae ex indicatione<text:line-break/>capiantur, confit. Itaque servatur proportio quaedam in—<text:line-break/>dicationi ad apparentia evidentiaque. Quum enim noxiis.<text:line-break/>utile coincidit, tunc neque observatione neque ratiocinatio-<text:line-break/>ne utimur: ipsa enim noxia id, quod conducit, iudicant. At<text:line-break/>observatio prop<text:span text:style-name="Default_20_Paragraph_20_Font"><text:span text:style-name="T1">o</text:span></text:span>rtionem quandam obtinet cum iis, quae<text:line-break/>per signa comprehenduntur. Nam in quibusdam saepe<text:line-break/>circa idem occurrentibus sine efficientium comprehensu.<text:line-break/>causarum ejus, quod conducit, observatio efficitur, ut<text:line-break/>lin dentium stupore. portulaca. Neque enim causa con-<text:line-break/>juncta hic iudicat, neque enim ratiocinatione quadam re-<text:line-break/>medium inventum est in iis, qui quum hyoscyamum af-<text:line-break/>sumpserunt, aut hujusmodi aliquid deleteriam: per initia</text:p>
      <text:p text:style-name="P4">rane curatio ex causa et loco assumitur, in<text:span text:style-name="Default_20_Paragraph_20_Font"><text:span text:style-name="T1">o</text:span></text:span>pia vero cia.<text:line-break/>fae postea jam observatis utimur. Etenim vomitum per<text:line-break/>initia adhibemus, causa voluntatem ipsius indicante et<text:line-break/>loco voluntatis modum assumente; postea veru jam igno.<text:line-break/>nantes causam, observatis vino et lacte utimur. flecti.<text:line-break/>lectione autem rationum, quem analogismum dicunt, usi-<text:line-break/>Ie deprehenditur, cum causa quidem ignoratur, o<text:span text:style-name="Default_20_Paragraph_20_Font"><text:span text:style-name="T1">b</text:span></text:span>serva.<text:line-break/>tio .ne una quidem est, simillimum autem ex fymptcnu-<text:line-break/>tis est: nam in hujusmodi ah indicatione utile capi nun<text:line-break/>potest, quippe causa ignoratur: observationeque nasia<text:line-break/>facta, symptomatum similitudini attendentes, ad simile li.<text:line-break/>gredi cogimur. Nam ab haemorrho si quis sit morsu,<text:line-break/>deinde fanguis fundatur, cau<text:span text:style-name="Default_20_Paragraph_20_Font"><text:span text:style-name="T1">t</text:span></text:span>am, ex qua ita afficitur, ubi<text:line-break/>ignoremus , neque observaverimus, iis, quae ad fanguis::<text:line-break/>profusionem ex vulnere faciunt, utimur. Hae sane ra-<text:line-break/>tione etiam cnidiam medici eos, qui in pulmone pus<text:line-break/>habebant, curare conabantur, ad simile transitu meatu.</text:p>
      <text:p text:style-name="P4">Quoniam enim, quicquid in pulmone est, per tussim ege-<text:line-break/>ritur, linguam exterentes, liquorem quendam in arte-<text:line-break/>riam indiderunt, qui vehementem movere tussim potest;<text:line-break/>ut per symptomatis similitudinem pus educatur. Fit ita-<text:line-break/>que analogismus in transitu ad simile. - Nam rationem lu-<text:line-break/>euntes a similibus ad -similia descendimus. Empirici autem<text:line-break/>alio modo, quam nos, transitu ad simile utuntur Dicunt<text:line-break/>enim a simili digressum. ab auxiliis ad auxilia fieri, aut<text:line-break/>ab affectibus ad affectus. Ab auxiliis sime ad auxilia in<text:line-break/>hunc modum. Quum enimeaiem symptomata iis, quae<text:line-break/>assumuntur, adfuerint, tunc similis transitum molimur,<text:line-break/>ut a malo ad mespilum. Uerum contr eos dicendum<text:line-break/>est, fieri n<text:span text:style-name="Default_20_Paragraph_20_Font"><text:span text:style-name="T1">o</text:span></text:span>n posse, ut hujusmodi similis transitum facia-<text:line-break/>fis. Utrum enim ratiocinatione utentes a simili ad .limi-<text:line-break/>te transitis? an observatione? Si enim observatione,,<text:line-break/>observatio est, quod fit et noscitur, non similis transitus:<text:line-break/>sin autem ratiocinatione, rogandi sunt , . num omnium,</text:p>
      <text:p text:style-name="P4">symptomat m similitudini attendentes, a simili ad simile<text:line-break/>digrediuntur, an quorundam? Si igitur omnium dicent,<text:line-break/>nihil omnibus alicubi simile invenietur. Quae enim in<text:line-break/>nullo invicem differunt, eadem sunt, et non similia. At si<text:line-break/>aliquorum symptomatum similitudinem abunde esse dicent,<text:line-break/>utrum figurae, an coloris similitudini, dicemus, attendi-<text:line-break/>tis,.an duritiei, aut mollitiei, aut potius gustatui odora:<text:line-break/>tuique, aut hujusmodi alicuius similitudini advertent^<text:line-break/>indicabitis ? At si vel gustus similitudini dicant, vel alterius<text:line-break/>cujusdam, manifesto fatebuntur ea scquae juvant, quatenus<text:line-break/>juvant, percipere. Unde constat, quod etiam noxia, quate-<text:line-break/>nus nocent, scire se fateri cogentur. Etenim quae profani,<text:line-break/>contrarietate, quam cum noxiis habent, auxilisutur. sii<text:line-break/>igtur mespilum eo, quod similem malo cotoneo iuga-<text:line-break/>sto qualitatem obtinet, in dysentericis assumitur, scien-<text:line-break/>dum est, qualitate in gustu opitulari: et quia haec pr-<text:line-break/>latu astringit, simul coincidit comprehensioni huic, es,<text:line-break/>quae offendunt, contraria esse qualitate, aut facultate.</text:p>
      <text:p text:style-name="P4">Sin autem comprehensae caulae praesidia adversantur,<text:line-break/>clarum est, abdita comprehendi pdsse . et utilia cognosci.</text:p>
      <text:h text:style-name="Heading_20_2" text:outline-level="2">Cap. XI. </text:h>
      <text:p text:style-name="P9">Quomodo igitur utile ab indicatione com-<text:line-break/>prehenditur, expositum est. Nunc autem descriptiones<text:line-break/>singulorum explicabimus. Est igitur indicatio auxilii com-<text:line-break/>prehensio una cum noxii perceptione, sine observatione<text:line-break/>vel ratiocinatione i<text:span text:style-name="Default_20_Paragraph_20_Font"><text:span text:style-name="T1">n</text:span></text:span>cidens. Experientia porro est ejus,<text:line-break/>quod saepe et in eodem visum est, comprehensio et me-<text:line-break/>moria. Vet in eum modum. lndicatioesu cum id, quod con-<text:line-break/>ducit, rebus perceptis coincidit, sine demonstratione et ob-<text:line-break/>servatione. Experientia est ejus, quod subinde et in eodem<text:line-break/>rifum est, observatio et memoria. Est autem idem observa-<text:line-break/>fio, quod et experientia. Analogismus autem, <text:span text:style-name="Default_20_Paragraph_20_Font"><text:span text:style-name="T1">collecti</text:span></text:span>o <text:span text:style-name="Default_20_Paragraph_20_Font"><text:span text:style-name="T1">ra-<text:line-break/></text:span></text:span>t<text:span text:style-name="Default_20_Paragraph_20_Font"><text:span text:style-name="T1">i</text:span></text:span>o<text:span text:style-name="Default_20_Paragraph_20_Font"><text:span text:style-name="T1">n</text:span></text:span>ti<text:span text:style-name="Default_20_Paragraph_20_Font"><text:span text:style-name="T1">m</text:span></text:span>, est dijudicatio comprehensioque causarum fimllitu-<text:line-break/>dine lavantium. Deinceps igitur propria cujusque lectae<text:line-break/>interpretati . unicuique ipsorum , Empiricorum dico et<text:line-break/>Methodicormn, contradicemus. Su<text:span text:style-name="Default_20_Paragraph_20_Font"><text:span text:style-name="T1">n</text:span></text:span>t autem p<text:span text:style-name="Default_20_Paragraph_20_Font"><text:span text:style-name="T1">r</text:span></text:span>opria Em-<text:line-break/>pineorum haec: concurrentium symptomatum, quae</text:p>
      <text:p text:style-name="P4">syndrome appellatur, observatio, auxiliorum hiliam,<text:line-break/>similis transi..us, ut illi fieri volunt. Ali<text:span text:style-name="Default_20_Paragraph_20_Font"><text:span text:style-name="T1">o</text:span></text:span> namque nto-<text:line-break/>do quodam Rationales similis transitu utuntur, ut prc-<text:line-break/>cedente sermone differentiam indicabimus.</text:p>
      <text:h text:style-name="Heading_20_2" text:outline-level="2">Cap. XII.</text:h>
      <text:p text:style-name="P9"><text:s/>Convenit porro eum, qui Empiricis coa-<text:line-break/>eradicet, duplici modo concursuum observationem me-<text:line-break/>liri. Etenim possibilium observatio communis est, ia<text:line-break/>symptomatis autem illorum propria. Vel enim tanquam<text:line-break/>impossibilem ipsam protius tollere oportet, aut fatui<text:line-break/>quidem, possibilem esse; verum fine ratione ipfam pro-<text:line-break/>ferri non posse. Primum igitur observati<text:span text:style-name="Default_20_Paragraph_20_Font"><text:span text:style-name="T1">o</text:span></text:span>nem abstas<text:line-break/>ratione proferri non poste his aliquis ostenderit. fa-<text:line-break/>tentor Empirici, <text:span text:style-name="Default_20_Paragraph_20_Font"><text:span text:style-name="T1">t</text:span></text:span>e in omnibus apparentibus symptomatis<text:line-break/>observationem moliri. Neque enim in flavo, fi libet,<text:line-break/>aut albo, aut fimo, aut adunco observare se pronunciant,<text:line-break/>etsi etiam in coloribus differentiam quandam observent<text:line-break/>ut in ictericis, et in figura, ut in fracturis et luxatis,<text:line-break/>sed neque etiam in praedictis. Quemadmodum enim, is-</text:p>
      <text:p text:style-name="P4">quiunt, qui ab indicatione auxilia capi affirmant, non<text:line-break/>omnia indicari docent; si quidem Methodici quaedam<text:line-break/>apparentia indicare asserunt, et non omnia; Rationales<text:line-break/>abdita, et non omnia: ita et Empirici non in omnibus<text:line-break/>symptomatis .observationem, sed lu quibusdam fieri dicti-<text:line-break/>tanti: Neque enim praeterita omnis, neque praesentia<text:line-break/>utilia ad observationem arbitrantur; Utpote mortus<text:line-break/>aliquis est a cane rabido. Empiricus aggressus tantum<text:line-break/>curiose scrutatur, an a rabioso: aliorum vero praeteri-<text:line-break/>torum ne unum quidem petit; similiter etiam in praesen-<text:line-break/>tibus: neque enim. in pilis simplicibus, ut dixi, aut<text:line-break/>crispis. Qua de causa ab ipsis quaerendum est, .cur non<text:line-break/>in omnibus symptomatis, sed in quibusdam auxilia ob<text:span text:style-name="Default_20_Paragraph_20_Font"><text:span text:style-name="T1">t</text:span></text:span>er-<text:line-break/>vent, quum symptomata nihil. differant, quatenus appa-<text:line-break/>realia sunt, tum ea, in quibus fit observatio, tum alia<text:line-break/>inutilia. .Quid igitur est, quod utilia symptomata indi-<text:line-break/>.eat ? dicant, num apparens an occultum? Si igitur appa-</text:p>
      <text:p text:style-name="P4">reus esse dicunt, quo utilia ab accidentibus discernuntur,<text:line-break/>et in quibus observationem fieri conveniat, inferentur<text:line-break/>rutilis hoc. Appare<text:span text:style-name="Default_20_Paragraph_20_Font"><text:span text:style-name="T1">n</text:span></text:span>s nullo differre symptomata, quate.<text:line-break/>nus apparet, ab inutilibus symptomatis. Si rursus abdi.<text:line-break/>tum esse dixerint id, quod indicat utilia symptomata,<text:line-break/>fatebuntur abdita ad symptomatum observationem uti-<text:line-break/>lia. Attamen abdita nullo alio quam ratione compte-<text:line-break/>fiendi possunt. Quare si utilis quidem fuerit in canent-<text:line-break/>sibus observatio abditorum, et nulla alia re quam rs-<text:line-break/>tione haec comprehenduntur, constat, observationes:<text:line-break/>sine ratione fieri non posse. His igitur verbis c<text:span text:style-name="Default_20_Paragraph_20_Font"><text:span text:style-name="T1">o</text:span></text:span>guntur<text:line-break/>ipsi fateri, rationem ad observationem este accommoda.<text:line-break/>tam: refragantes autem nobis dicunt, etiam symptomata<text:line-break/>utilia esse, experientiaque comprehendisse. Item, quod<text:line-break/>in aliis symptomatis observare co<text:span text:style-name="Default_20_Paragraph_20_Font"><text:span text:style-name="T1">n</text:span></text:span>venit, in aliis non item,<text:line-break/>id quoque observasse. Ad hoc brevis est responsio. (lautu<text:line-break/>enim infinita sint symptomata, in quibus observandum nos<text:line-break/>est, fieri nequivit, ut hoc idem in omnibus observarem,</text:p>
      <text:p text:style-name="P4">quod in ipsis observare non oportet: quippe in infinitis<text:line-break/><text:span text:style-name="Default_20_Paragraph_20_Font"><text:span text:style-name="T1">o</text:span></text:span>bservare impossibile est. Postremo ipsis mrdequaque agi-<text:line-break/>talis, ut dicant, superest, casu ac fortuito fe procedere,<text:line-break/>in aliis quibusdam <text:span text:style-name="Default_20_Paragraph_20_Font"><text:span text:style-name="T1">s</text:span></text:span>ymptomatis ut observent, in aliis<text:line-break/>non item: quo quid erit magis ridiculum? Haec igitur<text:line-break/>disputatio ita finiat.</text:p>
      <text:h text:style-name="Heading_20_2" text:outline-level="2">Cap. XIII. </text:h>
      <text:p text:style-name="P9">Quod autem in concursibus observatio<text:line-break/>esse nequit, his demonstrabo. Ajunt igitur Empirici,<text:line-break/><text:span text:style-name="Default_20_Paragraph_20_Font"><text:span text:style-name="T1">o</text:span></text:span>bservationem non in uno, neque in duobus, sed in<text:line-break/>plurimis et sublude risis ac eodem modo habentibus<text:line-break/>fieri. Quum itaque ipsi interrogentur, num in ipsis ge-<text:line-break/>retibus symptomatum auxilia observent, necessari<text:span text:style-name="Default_20_Paragraph_20_Font"><text:span text:style-name="T1">o</text:span></text:span> in<text:line-break/>ipsis generibus observare dicenti Si enim in hoc febris,<text:line-break/>verbi gratis, sit et infiammatio, in alio bilis per venti-<text:line-break/>tum aut sedem excretio fiat, eadem .observatio fieri non<text:line-break/>potest. Quod igitur sufficit genere eadem esse sympto-<text:line-break/>mata, nequaquam dicent, verum numero paria esse opor-,</text:p>
      <text:p text:style-name="P3">tet. Si enim eadem manent symptomata, non <text:span text:style-name="Default_20_Paragraph_20_Font"><text:span text:style-name="T1">o</text:span></text:span>mnia ve.<text:line-break/>rb aut plura, turbabitur concursus, et alterius usus est<text:line-break/>observationis. Convenit enim in eisdem generibus et<text:line-break/>paribus numeris observationem fieri: quomodo aulea<text:line-break/>eva<text:span text:style-name="Default_20_Paragraph_20_Font"><text:span text:style-name="T1">s</text:span></text:span>tat tota curatio ob copiam indigentiamque symplenm<text:line-break/>tum, hinc considerandum est. Est igitur curatio quaelitn<text:line-break/>in inflammatione observata. Si unum aliquod symptoma<text:line-break/>ab inflammatione sustuleris, utpote sensum, evarist etiam<text:line-break/>curatio. Nam in vicem inflammationis scirrhus nascitur,<text:line-break/>et non eadem curatio convenit. Ita igitur propter <text:span text:style-name="Default_20_Paragraph_20_Font"><text:span text:style-name="T1">fur<text:line-break/></text:span></text:span>summatis defectum curatio mutatur , ob copiam vero is<text:line-break/>huncm dum. Si inflammationi febris aut syncope as-<text:line-break/>cesserit, una cum symptomatum copia diversus lini<text:line-break/>concursus oritur, diversa quoque curatio adhibetur. st<text:line-break/>non modo genere eadem esse convenit symptomata, et<text:line-break/>numero paria, fed etiam magnitudine oportet neque er.-<text:line-break/>eedere, neque. deficere. Si quidem ob symptomatum</text:p>
      <text:p text:style-name="P3">magnitudinem curatio variat. Etenim superficiarias divi-<text:line-break/>dones non fuimus, imo neque inedia quis uteretur. At<text:line-break/>ubi magna est facta divisio, inediam, sanguinis detractio-<text:line-break/>nem, fibulas et similia adhibemus. Ac non sufficit ge-<text:line-break/>nere eadem esse symptomata, ac numero paria, etma-<text:line-break/>gnitudine similia, <text:span text:style-name="Default_20_Paragraph_20_Font"><text:span text:style-name="T1">t</text:span></text:span>e d etiam tempus observationi adjungere<text:line-break/><text:span text:style-name="Default_20_Paragraph_20_Font"><text:span text:style-name="T1">o</text:span></text:span>portet.- Alia enim incipientibus morbis remedia adhi-<text:line-break/>bentur, alia vigentibus. <text:span text:style-name="Default_20_Paragraph_20_Font"><text:span text:style-name="T1">Etenim incipientibu</text:span></text:span>s, <text:span text:style-name="Default_20_Paragraph_20_Font"><text:span text:style-name="T1">siquid m</text:span></text:span>o-<text:line-break/>r<text:span text:style-name="Default_20_Paragraph_20_Font"><text:span text:style-name="T1">endum est, movet</text:span></text:span>o; <text:span text:style-name="Default_20_Paragraph_20_Font"><text:span text:style-name="T1">quu</text:span></text:span>m <text:span text:style-name="Default_20_Paragraph_20_Font"><text:span text:style-name="T1">vigent, quiescendum est,<text:line-break/></text:span></text:span>inquit Hippocrates; ac in inflammatione, quum incipit<text:line-break/>quidem; repellentibus utimur: post hoc cataplasmatis et<text:line-break/>iis, quae, quod impactum est, possunt discutere. lam or-<text:line-break/>dicem praedictis apponere oportet. Etenim ob ordinem<text:line-break/>concursus immutatur: idcirco etiam curationem evariari<text:line-break/>est necessum. Aliter enim insanientes, deinde febrici-<text:line-break/>tantes curamus; ac aliter febricitantes^ deinde infauienr<text:line-break/>tes. Etenim lethales et non lethales ex ordine fympto-</text:p>
      <text:p text:style-name="P4">malum, ut ex eventis conflet, assectus oriuntur: febris)<text:line-break/>Iane in convulsione non modo periculi expers est, sed<text:line-break/>etiam morbum solvit; in febri autem convulsio lethalis<text:line-break/><text:span text:style-name="Default_20_Paragraph_20_Font"><text:span text:style-name="T2">esu </text:span></text:span>Variato jam concursu propter ordinent symptomatum,<text:line-break/>ut ex eventis conspicuum est, necessario fateri oportet,<text:line-break/>etiam curationem differre: quoniam non fotum eadem<text:line-break/>genere symptomata, et numero paria, ac magnitudine.<text:line-break/>similia esse oportet, led etiam idem tempus eundemque<text:line-break/>ordinem servare necessarium est, li sana observatio futu-<text:line-break/>na esu At non possunt in omni vita duobus aegrotis,<text:line-break/>nedum pluribus, praedicta similiter omnia accidere. Iln-.<text:line-break/>de constat, in concursu observationem fere impossibilem.<text:line-break/>Quod autem omnia commemorata in omnibus aut pluri-<text:line-break/>bus simul evenire nequeunt, his aliquis demonstraverit.<text:line-break/>Ob causas, Iocos affectos, aetates, consuetudines, sumpto.<text:line-break/>matum magnitudinem, naturas, anni tempora et regiones<text:line-break/>diversi affectus oriuntur: ac impossibile proritu est, duo-</text:p>
      <text:p text:style-name="P4">bus hominibus evenire, ut similiter in om<text:span text:style-name="Default_20_Paragraph_20_Font"><text:span text:style-name="T1">n</text:span></text:span>ibus habeant;<text:line-break/>quapropter impossibilis est in concursibus observatio. Et<text:line-break/>si duo impermutabiles invenia<text:span text:style-name="Default_20_Paragraph_20_Font"><text:span text:style-name="T1">n</text:span></text:span>tur, neque sic observatio<text:line-break/>possibilis est, eo quod in pluribus ipsam fieri oporteat:<text:line-break/>Sed quomodo, inquiunt, vestrum vos dogma astruitis?<text:line-break/>videmur enim ipsi non posse observare et in symptoma-<text:line-break/>lis et in facultatibus. Quod enim veratrum venenum in<text:line-break/>virulentis animalibus purgat, observatione comprehensum<text:line-break/>est;. ac in dentium stupore causa non sane percepta est;<text:line-break/>quod autem portulaca eum salvat, observatum esu Re-<text:line-break/>fpondere itaque ipsis oportet, nos sane utilia symptoma-<text:line-break/>ta relatione ad scopes circumscribentes etiam usu utilis<text:line-break/>talem judicare. Quum igitur perceperimus omnia fym-<text:line-break/>ptomata, quae a causis inferuntur, ut gravitatem : et a lo,<text:line-break/>cis, ut spirandi difficultatem : et quae a virtute, ut animae<text:line-break/>defectum: invenimus sane haec utilia, reliqua inutilia.<text:line-break/>Quoniam igitur utilia symptomata circumscripsimus refa-</text:p>
      <text:p text:style-name="P4">tione ad scopos, quae sane causae, aut loci, aut facultatis<text:line-break/>sunt symptomata, haec utilia censemus : quae vero non sunt,<text:line-break/>inutilia. Si igitur neque causas morbiferas, neque locos af-<text:line-break/>factos comprehend<text:span text:style-name="Default_20_Paragraph_20_Font"><text:span text:style-name="T1">i</text:span></text:span>mus, eo quod facultatem habeamus.dis-<text:line-break/>oratricem, ut dixi, <text:span text:style-name="Default_20_Paragraph_20_Font"><text:span text:style-name="T1">s</text:span></text:span>ymptomatum utilium et inutilium t effi<text:line-break/>non possimus observationes mollii in efficientibus, vel can-<text:line-break/>fis, vel locis affectis, utpote sanguine molestante, non perci-<text:line-break/>plantes sanguinem esse, qui morbum inferat: a gravitate au-<text:line-break/>tem illato symptomata, quod gravitas causa sit, commoti<text:line-break/>quaerere in f pli r possumus : ita et in difficultate spirandi,<text:line-break/>ignari ventris, aut pulmonis, aut hepatis, aut diaphragmatis,<text:line-break/>aut alterius cujusdam loci affecti symptoma esse, fotum vero,<text:line-break/>quid locus sit, scientes, in ipsis observare possumus, veluti<text:line-break/>et in ip<text:span text:style-name="Default_20_Paragraph_20_Font"><text:span text:style-name="T1">t</text:span></text:span>o loco. Quae vero neque loci <text:span text:style-name="Default_20_Paragraph_20_Font"><text:span text:style-name="T1">t</text:span></text:span>uus symptomata,<text:line-break/>neque causae, neque virtutis, tanquam adj ec titia avella-<text:line-break/>mur. itaque commoditas incommoditasque, usus eorum,<text:line-break/>in quibus observamus scopis, adversus Empiricos produ-<text:line-break/>cenda; quoniam nos in stolis symptomatum generibus ob-</text:p>
      <text:p text:style-name="P4">fervamus, in quibus neque virtutis, neque temporis, neque<text:line-break/>magnitudinis, neque ordinis, neque alterius cuiusdam usus,<text:line-break/>ut in dentium stupore portulacam. Quid igitur prohibet,<text:line-break/>inquiunt, forte et nos ita observare? Si lu his dixerimus,<text:line-break/>in quibus symptomatum genus observatur, sicut et nos<text:line-break/>antea reliquorum, in quibus usus temporis, magnitudinis,<text:line-break/>virtutis, non amplius nobis suffragatur. Si autem dixerint,<text:line-break/>in haemorrhi morsu plura subsequi symptomata, et nihil in<text:line-break/>his observatis, quaenam dicemus? quoniam non in sym-<text:line-break/>ptomatis, sed in primitiva causa observamus. Inquirimus<text:line-break/>autem symptomata ad primitivarum causarum, in quibus<text:line-break/>observamus, comprehensionem. Ignorantes enim causam,<text:line-break/>et curatione secundum indicationem destituti, observatio-<text:line-break/>nem lu causis primariis factam adhibemus. Observamus<text:line-break/>autem non stilum in causam, sed etiam in loco uno.<text:line-break/>itaque in jecinoris affectu. et. lienis nonnulla observavi-<text:line-break/>urus. At si dixerint, unum singulos hos symptoma co-<text:line-break/>usitatur, adferemus interim non unum, sed multa. . Ser<text:span text:style-name="Default_20_Paragraph_20_Font"><text:span text:style-name="T1">a-.-</text:span></text:span></text:p>
      <text:p text:style-name="P1"><text:span text:style-name="Default_20_Paragraph_20_Font"><text:span text:style-name="T3">. </text:span></text:span>tamur autem multa, non ut in ipsis observemus, fed ut,<text:line-break/>in quo observamus, comprehendamus. ln jecorariis jecur<text:line-break/>affici, in quo sit observatio; ac in aliis similiter. Nam<text:line-break/>magna parte in causa primitiva fit observatio; non enim<text:line-break/>in dentium stupore portulaca observata est, fed lu dis-<text:line-break/>positione ab acidis aut acerbis facta. Etenim ex fluo-<text:line-break/>re stupentes, aut vomitu, aut ser<text:span text:style-name="Default_20_Paragraph_20_Font"><text:span text:style-name="T1">v</text:span></text:span>antibus quibusdam,<text:line-break/>nihil portulaca juvat. Ubi igitur prius disquifierimus<text:line-break/>causam , a qua stupor factus est, deinde sic ipsa utimur.<text:line-break/>Quae vero assumuntur in ejusmodi, non adversantur can-<text:line-break/>sis primariis: non enim sunt aliae a continentibus. Haec<text:line-break/>igitur praeter concursum observationem merito habere<text:line-break/>dicentur. Interrogare autem oportet Empiricum, quo-<text:line-break/>modo tempora adhibendi remedii observentur, vel mo-<text:line-break/>dus praesidiorum, vel tempus, vel ipsorum qualitas.</text:p>
      <text:h text:style-name="Heading_20_2" text:outline-level="2">Cap. XIV. </text:h>
      <text:p text:style-name="P11">Porro quod historia ab illis asserte sit<text:line-break/>inutilis et impossibilis, nunc demonstrabo. Utuntur Empi-</text:p>
      <text:p text:style-name="P4">rici historia ob hujusmodi quandam causam. Subinde<text:line-break/>morbi quidam oboriuntur, in quibus nullum praesidium<text:line-break/>ipsis observatum esu Ut igitur et in hoc quorundam ip-<text:line-break/>sis facultas suppetat , et quod non sua sponte pertua-<text:line-break/>neant, historia utuntur: idque non ob hoc fotum, fed<text:line-break/>compendiosae traditionis gratia; impossibile enim est, ut<text:line-break/>discens in omnia symptomata incidat, ac eandem ob<text:span text:style-name="Default_20_Paragraph_20_Font"><text:span text:style-name="T1">t</text:span></text:span>er-<text:line-break/><text:span text:style-name="Default_20_Paragraph_20_Font"><text:span text:style-name="T1">r</text:span></text:span>ationem in omnibus moliatur. Ne igitur perpetuo quis<text:line-break/>ducat, <text:span text:style-name="Default_20_Paragraph_20_Font"><text:span text:style-name="T1">t</text:span></text:span>ed aliquand<text:span text:style-name="Default_20_Paragraph_20_Font"><text:span text:style-name="T1">o</text:span></text:span> etiam arte utatur, idcirco ad meden-<text:line-break/>dum utilem esse historiam pronunciant. Fit autem histo-<text:line-break/>ria vel praesentium, ut</text:p>
      <text:p text:style-name="P2"><text:span text:style-name="Default_20_Paragraph_20_Font"><text:span text:style-name="T1">occidun</text:span></text:span>t <text:span text:style-name="Default_20_Paragraph_20_Font"><text:span text:style-name="T1">homine</text:span></text:span>s, <text:span text:style-name="Default_20_Paragraph_20_Font"><text:span text:style-name="T1">ignis qu</text:span></text:span>o<text:span text:style-name="Default_20_Paragraph_20_Font"><text:span text:style-name="T1">que plurimu</text:span></text:span>s <text:span text:style-name="Default_20_Paragraph_20_Font"><text:span text:style-name="T1">ardet.</text:span></text:span></text:p>
      <text:p text:style-name="Normal">vel praeteritorum, ut</text:p>
      <text:p text:style-name="P2"><text:span text:style-name="Default_20_Paragraph_20_Font"><text:span text:style-name="T1">Proelia curete</text:span></text:span>s <text:span text:style-name="Default_20_Paragraph_20_Font"><text:span text:style-name="T1">atqu</text:span></text:span>e <text:span text:style-name="Default_20_Paragraph_20_Font"><text:span text:style-name="T1">Aet</text:span></text:span>o<text:span text:style-name="Default_20_Paragraph_20_Font"><text:span text:style-name="T1">li subierunt.</text:span></text:span></text:p>
      <text:p text:style-name="Normal">nunquam vero futurorum , nam</text:p>
      <text:p text:style-name="P2"><text:span text:style-name="Default_20_Paragraph_20_Font"><text:span text:style-name="T1">illa die</text:span></text:span>s <text:span text:style-name="Default_20_Paragraph_20_Font"><text:span text:style-name="T1">aderit, qua concidet Jlion olim.</text:span></text:span></text:p>
      <text:p text:style-name="Normal">non historia, fed praesagium potius esu Usi autem funt<text:line-break/>Empirici magna ex parte historia praeteriti. Dicunt</text:p>
      <text:p text:style-name="P4">enim, historiam esse eorum, quae subinde in iisdem comper-<text:line-break/>ta sunt; enarrationem. Verum contra eos agendum est:<text:line-break/>quod si .omnia, quae per historiam commemorantur,<text:line-break/>vera dicunt, judicenr aliquem recte possent recipere<text:line-break/>historiam: quia vero hoc non ita habet, c<text:span text:style-name="Default_20_Paragraph_20_Font"><text:span text:style-name="T1">o</text:span></text:span>nvenit pali-<text:line-break/>candi historiam aliquod instrumentum invenire, quo ve-<text:line-break/>ritatem a falsis discernamus. Etenim medici in hoc n<text:span text:style-name="Default_20_Paragraph_20_Font"><text:span text:style-name="T1">o</text:span></text:span>n<text:line-break/>modo non consentiunt, fed etiam contraria opinantur.<text:line-break/>Siquidem febricitantes inedia traducunt, et ne aquam<text:line-break/>quidem propinant. Alii per initia ptisanam exhibenti<text:line-break/>Reliqui cavent, ne unquam hordeum devoret aeger.<text:line-break/>Petronas porro etiam carnes suillas tostas et vinum<text:line-break/>nigrum meracius praebet, vomere cogit, frigidamque<text:line-break/>potui exhibet, quantam volunt. Apollonius autem et<text:line-break/>Dexippus, Hippocratis auditores, non modo non vinum,<text:line-break/>fed ne aquam quidem dederunt. Quum vero cerini<text:line-break/>cyathos duodecim liquoris praeparassent, in <text:span text:style-name="Default_20_Paragraph_20_Font"><text:span text:style-name="T1">t</text:span></text:span>extam he-<text:line-break/>minae partem duos cyathos aut tres aegrotantibus quo-<text:line-break/>ti.die. propinarunt. Cum itaque tanta sit contrarietas,</text:p>
      <text:p text:style-name="P4">quomodo igitur non hist<text:span text:style-name="Default_20_Paragraph_20_Font"><text:span text:style-name="T1">o</text:span></text:span>riae judicatoriunr instrumentum<text:line-break/>praebere convenit? Hos igitur fateri coactos, quod ne-<text:line-break/>que inutilis recipienda sit historia, inutilem enim sic<text:line-break/>historiam ostendemus, rogabimus, num ratione aut ex-<text:line-break/>parientia historiam judiceut. Sed ratione haud possunt,<text:line-break/>quam piam tollunt, qua haec singula iudicantur cotti-<text:line-break/>prehendo n torque ; experientia autem remedia comp<text:span text:style-name="Default_20_Paragraph_20_Font"><text:span text:style-name="T1">t</text:span></text:span>e-<text:line-break/>hensa dicunt. Itaque experientia etiam judicari con-<text:line-break/>veniti Ut enim in aliis habet, ita et hic aliquis in<text:line-break/>historiam colligat, nivem refrigerare. Si historiam judi-<text:line-break/>canda est, oportet eodem judicandi instrumento uti, ut<text:line-break/>historiae auctor comprehendit: Rationalis igitur a causa<text:line-break/>historiam judicare poterit. Quum enim scripto mandare-<text:line-break/>rit aliquis homini, qui vafa distenta gravataque habeat<text:line-break/>sanguinis profluvium obortum, id quod offendebat, cir-<text:line-break/>cumscripsit: gravitatem hanc dijudicat, num vera sit ad<text:line-break/>causam, quae symptomata infert, respiciens considerans-<text:line-break/>que, an sanguinis eruptio causae adversari poterit. Ubi</text:p>
      <text:p text:style-name="P4">autem rnvenit gravitatem et distentionem ex cop<text:span text:style-name="Default_20_Paragraph_20_Font"><text:span text:style-name="T1">t</text:span></text:span>a eve-<text:line-break/>nire, sanguinis autem eruptionem copiam imminuere,<text:line-break/>deprehendit historiam esse veram, ac nullo alio ad dijudi-<text:line-break/>nationem indigere. At in quibus causam non comp<text:span text:style-name="Default_20_Paragraph_20_Font"><text:span text:style-name="T1">t</text:span></text:span>e-<text:line-break/>hendimus, historiam ipsa experientia judieat; si enim<text:line-break/>colligere eam quis ridetur, nempe dentium . stuporem<text:line-break/>portulacam solvere, experientia ad judicium utetur.<text:line-break/>Quare necessarium sic est, ut etiam Empiricus historiae<text:line-break/>judicium experientia moliatur: sin autem experientia<text:line-break/>historiam judieat , superflua est historia et inutilis. Sed<text:line-break/>dicunt no<text:span text:style-name="Default_20_Paragraph_20_Font"><text:span text:style-name="T1">n</text:span></text:span>nulli Empiricorum , nos side dignis scriptori-<text:line-break/>bus attendentes .historiam judicare. Quum autem quaeri-<text:line-break/>mus, quomodo .fidei dignitatem judicatis, quum alii in<text:line-break/>aliis aberrent, et recte se gerant, quoniam, dicunt, non<text:line-break/>ob quoddam opinionis statuendae studium historiae au-<text:line-break/>ctor haec scriptis mandat, neque ob decreta ad affectum,.<text:line-break/>neque ob contentionem quandam, .tunc verum nos esse<text:line-break/>dicimus,. quod commemoratur: ad hoc dicendum est,<text:line-break/>primum sane propter nullum dictorum, sed qui lusto-</text:p>
      <text:p text:style-name="P4">riam condit, deceptus commentatur. Num ideo. quod<text:line-break/>neque propter opinionem, neque dogmata ad affectum,<text:line-break/>neque ob contentionem commemoratur, verum est, quod<text:line-break/>in historia conscriptum est? Deinde quod sapientem me-<text:line-break/>dicum esse censent, qui illius auctor est? Aggressi sane<text:line-break/>qui historiae judicium virum rapientem judicant; tale au-<text:line-break/>tem judicium philosophis et non medicis incumbit. Un-<text:line-break/>de abunde licet colligere, neque ob opinionem,<text:line-break/>neque ob dogmata ad assectus, neque ob conten-<text:line-break/>tionem commemoratur id, quod in historiam col-<text:line-break/>ligitur. At commemorato iudicatorio fidei dignitatis<text:line-break/>instrume<text:span text:style-name="Default_20_Paragraph_20_Font"><text:span text:style-name="T1">n</text:span></text:span>to ab ipso probato usus est: dicentes enim,<text:line-break/>quod cum neque propter opinionem, neque ob conten-<text:line-break/>tionem historiae mandatur, causas exponunt, ob quas<text:line-break/>narranti credere oportet. Quare si propter nihil aliud,<text:line-break/>certe propter hoc utiles sunt causae inquisitae: at nos<text:line-break/>nihil amplius molimur, rest dicimus, oportere (propter<text:line-break/>quid) investigare, quod etiam in ipso facile historiae ju-<text:line-break/>dicio videntur, verum nos quidem (propter quid) et (in</text:p>
      <text:p text:style-name="P4">totum) causa, <text:span text:style-name="Default_20_Paragraph_20_Font"><text:span text:style-name="T1">a</text:span></text:span>d rei, quae dicitur, judicium utimur:<text:line-break/>Empirici ad ejus; qui historiam condit, modum dijudi-<text:line-break/>candi. At mores Iudicare non medicorum , sed philo-<text:line-break/>sophorum est proprium. Praeterea hoc dicunt Empirici,<text:line-break/>non oportere experientia historiam judicare ; ajunt enim,<text:line-break/>quoniam, sicut nos, eo, quod ficeta insula est, quibusdam<text:line-break/>commemorantibus, percepistis, quod insula quaedam Cre-<text:line-break/>ta existat, etsi Cretam vestris ipsi oculis non videritis:<text:line-break/>ita et nos, quum multi de iisdem consentiunt, non<text:line-break/>opus esit experientia historiam judicare, sed multorum<text:line-break/>opinioni credimus. verum nos sane dicemus, qui<text:line-break/>credidimus de Creta, his rationalibus certe moti, quod<text:line-break/>aliquis illinc huc naviget, et rursus hinc illuc l item<text:line-break/>quoniam amici quidam Creteuses hic sint, vel etiam<text:line-break/>contra quibus scribimus, vel etiam a quibus literae<text:line-break/>nobis deferuntur: praeterea quod etiam omnes he-<text:line-break/>crines de ea consentiunt, etiam inimicissimi. At in<text:line-break/>medicina fere in nullo conveniunt, idque pauci quum</text:p>
      <text:p text:style-name="P4">sint medici ad universos homines ; ac non solum non con-<text:line-break/>cordant, fed etiam maxime contraria opinantur, ut pau-<text:line-break/>lo ante ostenfum esu Quapropter judicatorid quodam in-<text:line-break/>strumento opus est ad historiam in medicina dijudicantram.<text:line-break/>Qu<text:span text:style-name="Default_20_Paragraph_20_Font"><text:span text:style-name="T1">o</text:span></text:span>niam vero et Empirici dicunt, ea, quae comprehen-<text:line-break/>duntur, partim sensu deprehendi , ut ruborem: partim<text:line-break/>memoria, ut quae signis quibusdam percipiuntur; indi-<text:line-break/>catorie autem nullum deprehenditur, neque alio modo ab<text:line-break/>ipsis -tradito. At quod Creta insula sit, comprehendunt p<text:line-break/>nimirum tanquam non comprehenderint, .Cretam insulam<text:line-break/>fuisse: En autem comprehenderunt, tertius quidam meusue<text:line-break/>comprehensionis existit. Haec igitur dicta sunt ad judican-<text:line-break/>dum, historiam ab ipsis celebratam esse supervacaneam.</text:p>
      <text:h text:style-name="Heading_20_2" text:outline-level="2">Cap. XV.</text:h>
      <text:p text:style-name="P9"><text:s/>Porro quod etiam impossibile sit reate-<text:line-break/>dii cujusdam comprehensionem ab historia habere, paucis<text:line-break/>aliquis astruxerit. -Quoniam enim observationem, ut<text:line-break/>prius ostendebamus, non modo in symptomatum et nu-</text:p>
      <text:p text:style-name="P4">merorum genere fieri, fed etiam magnitudine et tempore<text:line-break/>oportet, haec autem in commentarium referri impossibile<text:line-break/>est sine ficosus, constat, historiam quoque non posse ad-<text:line-break/>mitti. Porro quod curationes penes magnitudines et<text:line-break/>tempora et ordinem fiunt diversae, demonstratum est.<text:line-break/>(satu etiam ex quibus observationem in fyndroute fieri<text:line-break/>non posse astruximus, inde quoque licet: affir<text:span text:style-name="Default_20_Paragraph_20_Font"><text:span text:style-name="T1">m</text:span></text:span>are, quod ne<text:line-break/>Historiam quidem facere sit possibile.; quippe non licet ob.<text:line-break/>servationem moliri : perscribere autem non observata licet</text:p>
      <text:h text:style-name="Heading_20_2" text:outline-level="2">Cap. xVL </text:h>
      <text:p text:style-name="P9">Deinceps de transitu ad simile agendum<text:line-break/>esu lndiguerunt autem transitu ad simile Empirici pro-<text:line-break/>pter has causas ; quoniam enim plurima et prope influi-<text:line-break/>ta erunt, in quibus observationes fieri conveniat, infinita<text:line-break/>erunt et remedia: impossibile autem in omnibu<text:span text:style-name="Default_20_Paragraph_20_Font"><text:span text:style-name="T1">s<text:line-break/></text:span></text:span>aut plurimis eundem quaedam observare, idcirco opus<text:line-break/>habuerunt et historia, et transitu ad simile. Praeterea<text:line-break/>quoniam Rationales eis refragantes inquiunt, si quid<text:line-break/>aliud artifices, maxime quod facile est sibi proponunt:</text:p>
      <text:p text:style-name="P4">vos unum in uno observantes infinitas curationes editis,<text:line-break/>aut plura coacti in eodem observare nunquam arte uti-<text:line-break/>mini, sed observastis. inquiunt, quod transitu ad simile<text:line-break/>utamur,- unde facultas vobis suppeditatur. Age enim,<text:line-break/>vertiginofus ex cafn sanguinem profundat, deinde affectu<text:line-break/>liberetur; hoc observato, in alio sanguinis missione uti-<text:line-break/>muri Deinde aliquis .roget ipsius, unde. comprehenderint<text:line-break/>vertiginusum sanguinis profusione liberatum, et non ex<text:line-break/>ipso cafn? Sed nondum . dicere adversus ipsius opor-<text:line-break/>tet, priusquam demonstravero, quot modis transitu ad<text:line-break/>simile utantur. Ustus igitur fe esse transitu ad simile<text:line-break/>dicunt, nonnunquam ab auxiliis ad auxilia, aliquando<text:line-break/>a locis ad Iocos , nonnunquam ab affectibus ad affectus.<text:line-break/>Itaque ab auxiliis ad auxilia, ut quum mespilum loco<text:line-break/>mali cotonei in dysentericis assumunt <text:span text:style-name="Default_20_Paragraph_20_Font"><text:span text:style-name="T1">i</text:span></text:span> a locis autem astlo-<text:line-break/>cos, ut quum quid in musculosis aut nervosis observatum,<text:line-break/>verbi caufa , a fem<text:span text:style-name="Default_20_Paragraph_20_Font"><text:span text:style-name="T1">o</text:span></text:span>re ad brachium transferimus : ab as-</text:p>
      <text:p text:style-name="P4">fectibus autem ad affectus, ut quum in sanguinis pr<text:span text:style-name="Default_20_Paragraph_20_Font"><text:span text:style-name="T1">osa-<text:line-break/></text:span></text:span>lienibus observatis utuntur in haemorrhoi morsu. T<text:span text:style-name="Default_20_Paragraph_20_Font"><text:span text:style-name="T1">o</text:span></text:span>t<text:line-break/>itaque modis transitu ad simile utuntur.</text:p>
      <text:h text:style-name="Heading_20_2" text:outline-level="2">Cap. XVII. </text:h>
      <text:p text:style-name="P9">Quare ipsos interrogare convenit, pli-<text:line-break/>mnm sane in praesidiis, quomodo utuntur, num facultatis<text:line-break/>similitudini attendentes, aut symptomatum praesentiunt<text:line-break/>similitudini,. ut quum mespilum loco cotonei assumunt,<text:line-break/>utrum fecundum astrictionem eadem esse putantes simi-<text:line-break/>liter exhibeant, anquod ambo rotunda, colore et ta.<text:line-break/>ctu similia esse conspiciunt. Si enim facultati, dico au-<text:line-break/>tem astrictioni, attendentes digredi fe dicant, fatentur<text:line-break/>astrictionis causas fe inquirere, fecundum quas juvaut<text:line-break/>praesidia; ac cum auxiliorum facultate comprehenditur<text:line-break/>et noxiorum virtus. Imo etiam amplius quid inquirere<text:line-break/>ipsius convenit, non modo quod astringunt, multa si-<text:line-break/>quidem astringunt quidem, non idem vero efficiunt: ut<text:line-break/>Tquama ^astringens purgat etiam partes. Si enim cogni,<text:line-break/><text:span text:style-name="Default_20_Paragraph_20_Font"><text:span text:style-name="T2">tum </text:span></text:span>est, quod piper calfaciendo juvat, nunc comprehea.</text:p>
      <text:p text:style-name="P4">sum est, quod nocet, qua frigidum est, nocere. Sin au-<text:line-break/>tem symptomatum similitudini attendentes similia p<text:span text:style-name="Default_20_Paragraph_20_Font"><text:span text:style-name="T1">r</text:span></text:span>o-<text:line-break/>ferri dicant: rogabimus, an omnia symptomata similia<text:line-break/>sint, ac ita de similitudine ratiocinentur. Sed fieri non<text:line-break/>potest, ut omnia fymptomala quorundam similia existant;.<text:line-break/>ita enim eadem fuerint et non similia. At quorundam<text:line-break/>symptomatum similitudini attendentes, inquiunt. Vel<text:line-break/>igitur pluribus, veI paribus, vel paucioribus attenden-<text:line-break/>tes, dicemus, digecdimiui. Si quidem paucioribus, om-<text:line-break/>nia fere similia erunt , in aliquo enim similia sunt om-<text:line-break/>nia. Si autem paribus, et pluribus, cur in iis, qui<text:line-break/>sanguinem fundunt, dicemus, sicut coma porri <text:span text:style-name="Default_20_Paragraph_20_Font"><text:span text:style-name="T1">i</text:span></text:span>nfi estis,<text:line-break/>ita non allii et cepae coma utimini? similia enim haec<text:line-break/>magna ex parte; et in pernionibus, cur, ut rapa; noti<text:line-break/>etiam raphani radiculis? et in stomachicis, cur absinthii<text:line-break/>penuria hic quoque succo porri non utuntur? haec enim<text:line-break/>fere discerni nequeunt; et in hydropicis, curor aphanidis<text:line-break/>loco faepe rapo non utuntur? In universum conside-</text:p>
      <text:p text:style-name="P4">rare oportet, in observatis simile quiddam contrarias vi-<text:line-break/>res habere: et quaerere ab ipsis, num propter similitudi-<text:line-break/>nem in iisdem his utendum sit: judicare autem fimilitu.<text:line-break/>dinem sensibus, ut illi censent. Eodem aliquis argu-<text:line-break/>mento uti possit in reliquis, verbi causa, exemplo ossea-<text:line-break/>dentum est ipsis, quod neque a symptomatis ad fympto-<text:line-break/>muta, neque ab affectibus ad assectus transire possunt Nutu<text:line-break/>enim, dicemus; a<text:span text:style-name="Default_20_Paragraph_20_Font"><text:span text:style-name="T1">c</text:span></text:span>cidentium similitudini potestate attendi-<text:line-break/>tis? sed non dicent: nequaquam enim disquirunt faculis-<text:line-break/>tem, sed occidentium similitudinem fecundum fensum. Utrum<text:line-break/>igitur, si in pluribus, aut in paribus symptomatis fimi-<text:line-break/>Iia sunt; sed lu plurimis similia sunt inflammatio .et<text:line-break/>fcirrhus, verum contrariam fere et in nullo similem cu-<text:line-break/>rationem requirunt: jam oedema, et herula, et struma,<text:line-break/>et meliceris, multam sane invicem similitudinem servant,<text:line-break/>attamen curatio permultum distat. Praeterea, qui si<text:line-break/>disruptionem sanguinem rejiciunt, simillima sere cum iis<text:line-break/>habent accidentia, qui propter erosionem aut apertionem,</text:p>
      <text:p text:style-name="P4">non tamen eadem curatio convenit omnibus. Hoc itaque<text:line-break/>modo licet ostendere, impossibilem esse secundum Erupi-<text:line-break/>ricus transitum ad simile.</text:p>
      <text:h text:style-name="Heading_20_2" text:outline-level="2">. Cap. XVIII. </text:h>
      <text:p text:style-name="P9">Deinceps autem consequens est de-<text:line-break/>monstrare, quo modo Rationales transitu ad simile uti<text:line-break/>possunt, quod nonnulli non transitum ad simile, sed ana.<text:line-break/>logismum vocant. Etenim transitus ad simile Empiricis<text:line-break/>convenire pronunciant, vicinum vero transitui ad simile<text:line-break/>modum analogismum appellant, quo Rationales uti dis<text:line-break/>eunt: nos nihil contendimus cum iis, qui nomina im-<text:line-break/>mutant, rem ipsam vero indicabimus, quam licet unicus-<text:line-break/>que pro arbitrio appellare. Dicimus igitur, alia quidem<text:line-break/>symptomata causas subsequi, alia locos affectos, alia facul-<text:line-break/>tates, alia affectus ipsus. Haec Rationalis omnia discernit, ac<text:line-break/>novit, in quibus observatione, in quibus non opus esu Alio-<text:line-break/>ruat igitur praesentium et non praesentium, quae nihil ad<text:line-break/>curationem conferunt, nullam habet rationem: ac cum</text:p>
      <text:p text:style-name="P4">syndrome variare videtur in aliquo symptomatum non<text:line-break/>utilium, eisdem utitur, tanquam concursus similis existat<text:line-break/>Empiricus autem qnonlam in cumulata iyndrome obsera<text:line-break/>vat, nec habet vim discernendi symptomata, quum quod-<text:line-break/>libet vel deficit vel redundat: quod, variante fyu-<text:line-break/>drome. diversa curatione uti debet, ignorans, quoniam<text:line-break/>in quibusdam rane symptomatis excessu aut defectu fyu-<text:line-break/>drome dissidet, ut in inflammatione, scirrho, oedemate<text:line-break/><text:span text:style-name="Default_20_Paragraph_20_Font"><text:span text:style-name="T2">et </text:span></text:span>herula, in quibusdam autem non ita. Etenim in<text:line-break/>opisthotonicis et emprosthotouicis differre quidem vide-<text:line-break/>tur inflammatio , sied quoniam affecti est symptoma , -ne-<text:line-break/>que caufae , neque loci , neque facultatis curatio muta..<text:line-break/>tur. At Empiricus hoc quoque ignorat, quod nonnuu-<text:line-break/>quam fyndrome quidem similis sit, non eadem vero ctt-<text:line-break/>ratione uti licet. Ecce enim paria et similia symptoma-<text:line-break/>ta in iis sunt, qui sanguinem educunt per vasorum dis.<text:line-break/>ruptionem, apertionem et erosioneni. Finge etiam tusa<text:line-break/>sint perpetuo eandem esse, et ejus, quod educitur, eo-</text:p>
      <text:p text:style-name="P6">piam, eademque etiam alia et similia, attamen curatio di-<text:line-break/>verfa assumitur. Rationalis igitur utilitatem inutilita-<text:line-break/>temque symptomatum noscens, subinde, quum dissimilis^<text:line-break/>vulgo fyndrome videbitur, iisdem utetur: utpote opi-<text:line-break/>sthotonici quidam dicuntur,. emprosthotonici et teta-<text:line-break/>nici: hi diverfam fyndromen habere ridentur: ve-<text:line-break/>rum Rationalis ferens , copiam sanguinis esse eau-</text:p>
      <text:p text:style-name="Normal">fam, et musculorum allectum, ipsumque effectum iu-<text:line-break/>ilammationem ; eadem cum illa utetur curatione. Ete-<text:line-break/>nim praedicta sola notat symptomata, affecti^ autem acci-.<text:line-break/>dens tanquam inutile aversatur; nam in anteriorem par-<text:line-break/>tem, vel in utramque ex aequo intendi, patientis est<text:line-break/>accidens: ad curationem vero nihil habet utile reserva-<text:line-break/>tum, ut nec lacrymas emittere. At quum similis esse<text:line-break/>videtur syndrome, ne ex causae quidem notione diversa<text:line-break/>utuntur curatione , ut in iis, qui ex erosione aut disru-<text:line-break/>pli<text:span text:style-name="Default_20_Paragraph_20_Font"><text:span text:style-name="T1">o</text:span></text:span>ne sanguinem residunt. Etenim symptomata divi-<text:line-break/>dens Rationalis, juxta relationem ad ea factam, quae</text:p>
      <text:p text:style-name="P4">utile indicant, et e<text:span text:style-name="T5">x</text:span> symptomatis commoda deligens;<text:line-break/>utensque remediis, quae his adversari accidentibus poti<text:line-break/>sunt, quum fyndrome diversa esse ridetur , bie eadem<text:line-break/>curatione utetur: ac contra, ubi similis esse censetur,<text:line-break/>diversam curationem assumet; etenim curatio sympt<text:span text:style-name="Default_20_Paragraph_20_Font"><text:span text:style-name="T1">o</text:span></text:span>ma<text:line-break/>est, quae adversari possit causis symptomata inferentibus.<text:line-break/>Itaque Rationalis singula comprehendit remedia, qr.ae<text:line-break/>causis morbificis adversantur: et cui symptomati adver-<text:line-break/>fari nata sint, non ignorat, eo quod fyndromen, ut di-<text:line-break/>ximus, diviserit. Empiricus autem in cumulata syndnune<text:line-break/>remedia observans, quid cui adversari natum sit, scire<text:line-break/>non potest; id autem ignorans , ne quidem transitu ad<text:line-break/>simile uti potest; fecundum quid enim remedium juverit,<text:line-break/>etiam ipse nescire se fatetur.</text:p>
      <text:h text:style-name="Heading_20_2" text:outline-level="2">Cap. XIX. </text:h>
      <text:p text:style-name="P9">Unde igitur, dixerit aliquis,utilia et<text:line-break/>inutilia symptomata Rationalis internoscit? Dicendam,<text:line-break/>relatione, quae sit ad scopos indicantes: quum enim</text:p>
      <text:p text:style-name="P4">sciat, alia symptomata ostendere scopes utiles indicantes,<text:line-break/>alia non esse hujusmodi, utilia f<text:span text:style-name="Default_20_Paragraph_20_Font"><text:span text:style-name="T1">u</text:span></text:span>ne observat, reliqua au-<text:line-break/>tem. aversatur.- Ex utilium vero symptomatum compre-<text:line-break/>bensione accidit .etiam, ut transitu. ad simile uti possit:<text:line-break/>interdum non totam curationem transfert, fed aliquam<text:line-break/>ejus partem. Ut enim syndromas subdividit, ita cura—<text:line-break/>tumes. ac novit, quaenam in curatione remedia renituu-<text:line-break/>tur symptomatis, quae a causis inferuntur, quae vero<text:line-break/>iis, quae a locis aut facultatibus proveniunt. Expertus<text:line-break/>enim, aliud accidens a causis oriri, aliud a locis , aliud<text:line-break/>a. facultatibus; item quod a cau<text:span text:style-name="Default_20_Paragraph_20_Font"><text:span text:style-name="T1">t</text:span></text:span>a quidem auxilii genus<text:line-break/>subindicetur: a loco utendi modus: a facultate, in prae-<text:line-break/><text:span text:style-name="Default_20_Paragraph_20_Font"><text:span text:style-name="T1">t</text:span></text:span>enti ut ita dicam, mensura. Siquidem quum eadem sit<text:line-break/>causa et symptomata causam indicantia appareant, locus<text:line-break/>autem non fit idem, neque eadem virtus, idem sane au-<text:line-break/>xilii genus assumet, . locum et modum non item. At si</text:p>
      <text:p text:style-name="P3">caufa non fuerit eadem, locus autem idem et facultas<text:line-break/>eadem, non idem remedii genus utique usurpabit, mc-<text:line-break/>dum vero et- mensuram eandem. Quoniam igitur statio.<text:line-break/>natis et fyndromas et curationes metiri potest, nimirum<text:line-break/>etiam ex concursuum similitudinibus motus partes quas-<text:line-break/>dam curationis, ut par est, transferre potest Empiricus<text:line-break/>neque cau<text:span text:style-name="Default_20_Paragraph_20_Font"><text:span text:style-name="T1">t</text:span></text:span>am, . neque symptomata causas indicantia ,. aut<text:line-break/>locum, aut facultatem , connitens magno studio id efficere,<text:line-break/>n.on poterit: idcirco neque transitu ad simile uti potent.<text:line-break/>Quatenus enim syndromae inter fe conveniunt, ign<text:span text:style-name="Default_20_Paragraph_20_Font"><text:span text:style-name="T1">o</text:span></text:span>rat:<text:line-break/>quo sit, ut neque curationem distinguere possit, et re-<text:line-break/>medium, quod praetenti fymptomati adversatur, adti-<text:line-break/>here. Si enim hoc, inquit, posset, dico sane concursuum<text:line-break/>symptomata partiri, et curationem noscens, quatenus<text:line-break/>unumquodque juvat aut offendit, causarum occultarum<text:line-break/>notitiam habere fatebitur : si autem hoc, etiam ab iudica-<text:line-break/>tione praesidia capere posse concedet.</text:p>
      <text:h text:style-name="P8" text:outline-level="2">cap. XX. </text:h>
      <text:p text:style-name="P9">Quitur itaque -impossibilia sint, quae<text:line-break/>ftnpiricorum factam conformant, observatio, historia,<text:line-break/>tinnitus .ad simile: observationem sane inutilem sine ra-<text:line-break/>liene et impossibilem per se ostendimus: inutilem sane,<text:line-break/>quoniam rationis usus est dijudicantis, in quibus sumpto-<text:line-break/>iratis curationem moliri conducat, neque enim in omni-<text:line-break/>bus praeteritis et iis, quae aegrotanti adsunt, observandum<text:line-break/>esse arbitrantur; impossibilem vero, quoniam, quum plura<text:line-break/>sint, haec omnia non prorsus assequi licet, ut idem fiat con-<text:line-break/>carfus. Dico autem genus symptomatum et numerum, ma-<text:line-break/>gnitudtneni, ordinem, tempus; fimiliaque; historiam vero<text:line-break/>supervacuam ideo, quod ea, quae commemorantur, expe-<text:line-break/>alentia indicat: impossibilem vero, eo quod neque maguitu-<text:line-break/>diaem symptomatum, neque tempora potest praeterea com-<text:line-break/>memorare, sine quibus auxilii comprehensio fieri nequit. At<text:line-break/>transitum ad simile pertractavimus in iis scilicet, quibus<text:line-break/>attendimus, quod necessario aptum constituere oporteat.<text:line-break/>ad facultatem noxiarum aut iuvantium disquisitionem.</text:p>
      <text:h text:style-name="P8" text:outline-level="2">Cap. xXL </text:h>
      <text:p text:style-name="P9">Quoniam igitur ceu in summa Emptu.<text:line-break/>eis contradiximus , reliquum fuerit<text:span text:style-name="Default_20_Paragraph_20_Font"><text:span text:style-name="T1">y</text:span></text:span> ut ad Methodicos<text:line-break/>digrediamur. Convenit porro, eum, qui illis refragatur,<text:line-break/>quae .sectis communia sunt, admittere, quod autem in<text:line-break/>illis diversum est, convellere. Itaque Empirici, ut ab<text:line-break/>indicatione sumantur remedia, fieri non posse c<text:span text:style-name="Default_20_Paragraph_20_Font"><text:span text:style-name="T1">o</text:span></text:span>ntra<text:line-break/>Methodicos pronunciare conabuntur : nos autem ab indi.<text:line-break/>catione auxilia peti concedemus , verum ab apparentibus<text:line-break/>indicationem fieri, <text:span text:style-name="Default_20_Paragraph_20_Font"><text:span text:style-name="T1">n</text:span></text:span>on item concedemus. Praetera et illud<text:line-break/>donabimus Methodicis, a symptomatum neque uno neque<text:line-break/>pluribus indicationem fieri: illud autem <text:span text:style-name="Default_20_Paragraph_20_Font"><text:span text:style-name="T1">n</text:span></text:span>on ita d<text:span text:style-name="Default_20_Paragraph_20_Font"><text:span text:style-name="T1">o</text:span></text:span>nati-<text:line-break/>mus, symptomata prorsus esse inutilia. Videntur enim no-<text:line-break/>bis fubinde symptomata fieri indices eorum, quae, quod<text:line-break/>confert,^ possunt indicare: ad indicationem vero pror-<text:line-break/>rus este inutilia symptomata. Hujusmodi quosdam-fer-<text:line-break/>mones proferunt Methodici. Dicunt enim, quod, quam<text:line-break/>eadem sunt fytnptomata, disserunt autem assectus, in<text:line-break/>quibus sunt symptomata, non eadem curatione utimur, ut</text:p>
      <text:p text:style-name="P4">in phrenitide, tum ea, quae ex astricto est, tum ea, quae<text:line-break/>ex fluxo. Ac contra quum iidem sunt assectus, differunt<text:line-break/>autem symptomata, eadem; inquiunt, cur arione utimur, ut<text:line-break/>in plemitide et phrenitide, si utraeque ex astrictione asse-<text:line-break/>otus sunt. Quoniam igitur, et quum eadem lunt sympto-<text:line-break/>mala, diversa ratione medemur, et quum sunt difieren-<text:line-break/>tia, interim eadem, idcirco symptomata ad curationem<text:line-break/>inutilia prorsus esse. Nam quum affectus- tolluntur, fym-<text:line-break/>plumata .etiam tolluntur: et quum consistunt illi, haec<text:line-break/>quoque consistunt, ideoque assectus quidem utiles esse<text:line-break/>pronunciant, ob quos constitutos haec generantur, solu-<text:line-break/>tos solvuntur. Symptomata. vero inutilia nullam vim in<text:line-break/>iis habent. At li indicare symptomata dicant nihil<text:line-break/>utile, sed noxium quid potius indicant, ut febris, re-<text:line-break/>frigerare, aut per .levem potum afferret cupiditas vini<text:line-break/>et balnei , vinum dare et in balneum deducere. Quo-<text:line-break/>niatn igitur symptomata vel nihil indicant, vel nihil<text:line-break/>utile, imo potius incommodum noxiumque, idcirco sym.</text:p>
      <text:p text:style-name="P3">plumata quidem, inquiunt, astruimus;. assectus autem, ut<text:line-break/>qui, quod conducit, indicare possint, recipimus. laete-<text:line-break/>ruo: proponunt ejusmodi quosdam rationes ad mdican-<text:line-break/>dum, symptomata non esse utilia. Si idem contradunt<text:line-break/><text:span text:style-name="Default_20_Paragraph_20_Font"><text:span text:style-name="T1">n</text:span></text:span>on indicat; et qui aegre ferunt astrictionem et fluorem,<text:line-break/>contraria requirunt:.. a tolerandi difficultate <text:span text:style-name="Default_20_Paragraph_20_Font"><text:span text:style-name="T1">r</text:span></text:span>emediorum<text:line-break/>non fit indicatio. Uerum retorquere in ipfos hunc fer-<text:line-break/>monent licet, ac ostendere, .ne affectum quidem indicare,<text:line-break/>hoc pacto. si, qui astrictum corpus habent a frigore et<text:line-break/>corruptione, diversis indigent: idem vero diversa non<text:line-break/>indicat; .haud igitur ostendit constrictio id, quod fausta-<text:line-break/>dum esu Alitur disputant Methodici in hunc m<text:span text:style-name="Default_20_Paragraph_20_Font"><text:span text:style-name="T1">o</text:span></text:span>dum.<text:line-break/>Si diverfa idem non indicat, febricitantes autem et tus-<text:line-break/>flentes idem interim indicant; a febre et tussi indicatio<text:line-break/>non siti Nos autem ita retorquebimus. Quod si agitati la-<text:line-break/>xatique a bile eadem desiderant, diversa autem idem non<text:line-break/>iudicat: ab astrictione et fluore id, quod conducit, n<text:span text:style-name="Default_20_Paragraph_20_Font"><text:span text:style-name="T1">o</text:span></text:span>n</text:p>
      <text:p text:style-name="P4">ostenditur: hujusmodi igitur nonnulla, ut indicent, fym-<text:line-break/>plumata esse inutilia, Methodici proferunt.</text:p>
      <text:h text:style-name="Heading_20_2" text:outline-level="2">Cap. XXII. </text:h>
      <text:p text:style-name="P9">Nos primum sane ostendemus, quod<text:line-break/>per ea, quae ipsi faciunt, fatentur, symptomata non esse<text:line-break/>prorlus inutilia : u<text:span text:style-name="Default_20_Paragraph_20_Font"><text:span text:style-name="T1">t</text:span></text:span>us vero, quem exhibent, consequenter;<text:line-break/>ubi rationalem sectam exponemus, indicabitur. Quod<text:line-break/>igitur utilia ad curationem symptomata esse putent Me-<text:line-break/>thodici, hinc constabit. volunt ipsi quomodocunque<text:line-break/>mente captos in tenebris decumbere, sive ob fluorem,<text:line-break/>sive ob astrictionem delirent; etenim lumen turbationem<text:line-break/>mentis augere arbitrantur: lethargicos non in eodem de-<text:line-break/>cumbere oportere dictitant, sive propter astrictionem;<text:line-break/>sive propter fluorem tam profundo fomno corripiantur,<text:line-break/>tenebras enim putant una cum profunda animi in fo-<text:line-break/>nutum delatione comprehendere. Quomodo igitur, dici-<text:line-break/>mus, si nihil symptomata indicant, eos, qui ob astri-<text:line-break/>orionem delirant, in tenebris collocant, quum hae astri-<text:line-break/>etionem intendant, ac contra eos, qui ob fluorem</text:p>
      <text:p text:style-name="P4">lethargici sunt, in luce, quum ab hac fluor augestatl<text:line-break/>In hujusmodi enim negligere quidem prorsus assecuti<text:line-break/>videntur, attendere autem nudis symptomatis. Quotae-<text:line-break/>do igitur inutilia fuerint, quae tantam vim habere vi.<text:line-break/>dentur, ut etiam negligere subjectos scopos cogant, et<text:line-break/>non solum negligere, sed etiam contrarium efficereris,<text:line-break/>quae a scopis indicantur? Etenim astrictio laxare issi-<text:line-break/>eat: qui vero in tenebras delirantes concludunt, non<text:line-break/>laxant, sed astringunt e contrario, quum fluor deprime-<text:line-break/>rerindicet. At qui lethargicos ex fluore in lucem de-<text:line-break/>ducunt, iisdem fluorem augent. Ad haec respondent,<text:line-break/>non, quia symptoma hoc indicat, haec assumimus, fed<text:line-break/>quoniam e contrario symptoma nobis iudicabatur. ao<text:line-break/>nihil prohibet assumere, . quod fcopus ostendit f tenui,<text:line-break/>quod con train dicatur, dicunt ostendere quidem id, quod<text:line-break/>confert, non autem permittere fieri, quod affectus fug<text:span text:style-name="Default_20_Paragraph_20_Font"><text:span text:style-name="T1">tv<text:line-break/></text:span></text:span>ri t. Ad hoc nos dicimus, si, quae e contrario indi-</text:p>
      <text:p text:style-name="P4">eant, inutilia sunt, etiam virtus, quae non sinit fre-<text:line-break/>q neu ter, quod scopus indicat, assumere, erit inutilis:<text:line-break/>sed virtutem inspicere convenit, quum utile quippiam<text:line-break/>vobis inde ad curationem proficiscatur, etsi contra<text:line-break/>etiam indicet virtus: sicut igitur vim confrui udi cautem<text:line-break/>utilem esse censetis, necessarium est vobis etiam sympto-<text:line-break/>tnata saturi esse utilia. Ad hoc etiam ridicule tenebrae:<text:line-break/>in phreneticis assumunt; si enim tenebrae astrictionem<text:line-break/>adaugent, intensa item astrictio ruentis turbationem au-<text:line-break/>get; siquidem intenduntur augeuturque symptomata, af-<text:line-break/>foetibus nimirum. contrarium facientibus, quam convenit;<text:line-break/>aucta enim affectum adaugent, .. et mentis turbationem.<text:line-break/>Itaque de symptomatis talis est disputatio.</text:p>
      <text:h text:style-name="Heading_20_2" text:outline-level="2">Cap. XXllI. </text:h>
      <text:p text:style-name="P9">Quod autem affectus id, quod conducit,<text:line-break/>non indicant, ut arbitrantur Methodici, quibus ipsi ra-<text:line-break/>tionihus symptomata inutilia declarare conabantur, iis-<text:line-break/>dem nos, quod neque assectus id, quod confert, indi—<text:line-break/>eant, ostendemus. Dicimus enim, quum iidem affectus</text:p>
      <text:p text:style-name="P4">sunt, diverfae autem causae, non eadem nos uti curatione.<text:line-break/>Urinae retentio unus assectus est, verum., siquidem ex<text:line-break/>calculo orta est, excisionem ipsius molimur: sin autem<text:line-break/>ex inllantmatione, cataplasmate obducimus; quodsi ex<text:line-break/>immoderata vesicae tensione, cathetere utimur, vel, quem-<text:line-break/>admodum Erasistratus, aegrotante in genua erecto, apsim-<text:line-break/>nitro extremum meteris attingimus; et quae sequuntur.<text:line-break/>At si ab affecti bus. .indicationes auxiliorum fiunt, quum<text:line-break/>idem est affectus, . etiam remedii ejusdem eaedem sunt<text:line-break/>indicationes; non fiunt autem, si diversi affectus idem<text:line-break/>indicarent. Nunc quum eadem est causa, assectus autem<text:line-break/>diversi, eundem curationem assumunt. Cholera enim et<text:line-break/>icturus diversos affectus esse, etiam ipsi fere concedunt,<text:line-break/>quoniam hic astrictus, ille flexilis est; attamen in utrisque<text:line-break/>vacuationem assumimus. Quoniam igitur, causis sublatis,<text:line-break/>tolluntur etiam simul assectus, et, consistentibus illis, biennii-<text:line-break/>stant, etsi iidem sint assectus, diversis tamen utimur curatione.</text:p>
      <text:p text:style-name="P4">Causis porro iisdem subsistentibus, etsi assectus sunt di-<text:line-break/>versi, eadem curatione utimur. idcirco assectus, causas,<text:line-break/>et locos affectos examinamus. lam ex his licet ostende-<text:line-break/>re simile, a divertis causis eundem gigni affectum, nem-<text:line-break/>pe astrictum. Ignis enim elapsus superficiem densat,<text:line-break/>item frigus similiter: attamen licet idem sit affectus, di-<text:line-break/>verfa tamen utimur curatione propter causarum dissereu-<text:line-break/>tias. Etenim ex igne orto affectui perfusionibus et cata-<text:line-break/>plasmatis, quae crustas separare postlint,. medemur: ex<text:line-break/>frigore autem contracto, fetibus, tinimentis, abrasioni-<text:line-break/>bus, fimilibusque. At si laxatoriam in utrisque prose-<text:line-break/>rant eandemque curationem, dicemus, quod, si nihil eva-<text:line-break/>riat curandi ratio, etiamsi immutemus, nihil peccabis<text:line-break/>mus. Imo etiam ab igne lae<text:span text:style-name="Default_20_Paragraph_20_Font"><text:span text:style-name="T1">t</text:span></text:span>um iisdem fovemus, et a<text:line-break/>frigore affectum oblinimus, ac iis, quae crustas faciunt,<text:line-break/>medicamentis utemur in ipso. Verum non hoc facimus,<text:line-break/>quippe offenduntur; quapropter non eadem esse curatio<text:line-break/>dicetur. Praeterea. eadem causa diversos efficit affectus.</text:p>
      <text:p text:style-name="P3">nam ex plenitudine alii inflammationem experiuntur, in-<text:line-break/>flammatio autem adstrictio est: alii sanguinem profundant,<text:line-break/>sanguinis autem profluvium fluor est: fed propter affectuum<text:line-break/>differentiam curatio non mutatur. Nam vacuatis, is<text:line-break/>utrisque solutio, affectui contraria. Non enim ab esii-<text:line-break/>cientihus, sed ab bis, quae siunt, ut etiam ipsi fatentur,<text:line-break/>indicationes fieri oportet. At affectus quidem recipiunt<text:line-break/>ut causas Methodici, quoniam symptomatum fiunt este-<text:line-break/>ctrices. Verum non ut caulae sint, inquiunt, indicant,<text:line-break/>fed ut communitates. Nihil autem vetat idem, inquiunt,<text:line-break/>et ut caulam esse, et. ut communitatem, et ut alia. sic-<text:line-break/>ut enim malum gustabile, visibile et tangibile est; at<text:line-break/>quum dicimus dulce esse, non quatenus tactui <text:span text:style-name="Default_20_Paragraph_20_Font"><text:span text:style-name="T1">o</text:span></text:span>ccurrit,<text:line-break/>dulce appellabimus: ita et affectus, nihil prohibet, alis-<text:line-break/>ruta <text:span text:style-name="Default_20_Paragraph_20_Font"><text:span text:style-name="T1">r</text:span></text:span>ane esse opera, quorundam etiam esse opifices. Quam<text:line-break/>vero, inquiunt, indicare ipsos dixerimus, neque qua<text:line-break/>opera sunt, neque qua opifices quorundam, indicare pro-<text:line-break/>.nunciamus, fed ut communitates. Quemadmodum itaqu<text:span text:style-name="Default_20_Paragraph_20_Font"><text:span text:style-name="T1">e</text:span></text:span></text:p>
      <text:p text:style-name="P4">symptomata Methodici eo, quod eadem a diversis fiunt,<text:line-break/>et ab iisdem diversa, nullum indicare praesidium dicti-<text:line-break/>.tant: ita et nos, quum videamus, a diversis causis eosdem<text:line-break/>oriri affectus, et ab iisdem diversos, inutiles ipsos ad au-<text:line-break/>alliorum indicationem esse pronuntiamus. Non enim<text:line-break/>unus iudicat semper idem: alioqui, difficultate urinae or-<text:line-break/>ta, eadem femper ute<text:span text:style-name="Default_20_Paragraph_20_Font"><text:span text:style-name="T1">r</text:span></text:span>emur curatione. Ut igitur ipsi<text:line-break/>ruborem non iudicare dicunt, speciem esse operis arbi-<text:line-break/>tractes : sic nos quoque affectus inutiles esse ad indica-<text:line-break/>tiouem affirmamus, nunc sane causarum, nunc operum:<text:line-break/>etsi aliquis adverfus ipsos dicere possit, - quomodo rubor<text:line-break/>alterationem non indicat;. etenim et communitatem ab.<text:line-break/>ea spectari, .ut quae in pluribus diversis cernatur. Est<text:line-break/>autem communitas idem in pluribus. Si igitur et indi-<text:line-break/>eat, et commune est plurium, cur non ab hoc et hujus-<text:line-break/>modi symptomatis . manifesto apparentibus indicationes<text:line-break/>.facitis, fed ab affectibus, astrictione et fluore nequaquam</text:p>
      <text:p text:style-name="P3">apparentibus? Ac quia non ostenditur, qui assectus sit,<text:line-break/>maxime ridiculum est dicere, affectum esse insensibilem.<text:line-break/>Si igitur fluor et adstrictio falae essent communitates,<text:line-break/>aliquid probabile haberent dicere, has stolas indicare,<text:line-break/>; quoniam et symptomata plurium funt communia, quidni<text:line-break/>etiam a symptomatis auxiliorum fit indicatio? lili autem,<text:line-break/>inquiunt, eo, quod commmuuitates non sunt proximae et<text:line-break/>necessariae medicis, idcirco symptomata aversamur. Quum<text:line-break/>enim iidem sunt affectus, differentia autem symptomata;<text:line-break/>eadem curatione utimur : et quum disserunt affectus, diseris<text:line-break/>utimur medendi ratione; ut alibi comprehensum est. alae<text:line-break/>de causa etiam nos, quum videamus, dicemus, in ale-<text:line-break/>ctibus quoque simile accidere, quod vos in symptomatis<text:line-break/>observastis, ut inutilia nunc ipfa aver<text:span text:style-name="Default_20_Paragraph_20_Font"><text:span text:style-name="T1">t</text:span></text:span>amur. Ex super-<text:line-break/>fluo enim est et hoc astruere, quod affectuum compre-<text:line-break/>henfio fit inutilis; sufficit enim ad curationem .caufae<text:line-break/>comprehensio, loci, qui molestatur, agnitio, virtutis<text:line-break/>mensura: sin autem astrictio, aut fluor, superfluum</text:p>
      <text:p text:style-name="P4">(dico) est comp<text:span text:style-name="Default_20_Paragraph_20_Font"><text:span text:style-name="T1">r</text:span></text:span>ehendere, Sed haec quidem ratio facile<text:line-break/>postea explicabitur, ubi ostenderimus, quem usum af.-<text:line-break/>fectuum comprehensio exhibeat.</text:p>
      <text:h text:style-name="Heading_20_2" text:outline-level="2">Cap. XXIV. </text:h>
      <text:p text:style-name="P9">Illud autem dicendum est contra Me-<text:line-break/>modicos, quod affectus id, quod faciendum est, non. in-<text:line-break/>dicant; sed ablationem aut circumcisionem fui, quod<text:line-break/>sane et quis etiam optaveris. Id autem constat idiotis et<text:line-break/>imperitis, animalibusque ratione carentibus, quod asse-<text:line-break/>ctus quidem ablationem sui indicant, sanitas autem con—<text:line-break/>servationem. Artifices non hac indigent indicatione, sed<text:line-break/>sitire volunt, per quae ablatio affectuum et sanitatis<text:line-break/>conservatio praestabitur. Usum itaque habent indican—<text:line-break/>tium ea, quae particulatim conferunt. Et per quae quia<text:line-break/>sanitatem adipiscitur, iisdem etiam eandem conservaverit.<text:line-break/>Bae etenim re etiam artifices ab idiotis discrepant , fi haec<text:line-break/>comprehendunt, quae particularia praesidia indicant. . Sin<text:line-break/>autem ah affectibus auxiliorum indicatio facta est, ipsi -<text:line-break/>utique, qui ca habent, quibus sanitatem moliri oportet,</text:p>
      <text:p text:style-name="P4">noverunt. Verum hoc quidem ignorant: quod autem af-<text:line-break/>foetus indicat, intelligunt. Quoniam enim sublationem in-<text:line-break/>dicat, lili ad medicos mittunt, qui assectus possunt tollere.</text:p>
      <text:h text:style-name="Heading_20_2" text:outline-level="2">Cap. XXV. </text:h>
      <text:p text:style-name="P9">Porro licet etiam ex adhibitis praei-<text:line-break/>diis cognoscere non affectus, feti caulam curationem indicare.<text:line-break/>Non enim praesidia adversantur his, quae fiunt, sed efficies.<text:line-break/>tibus: ut evacuatio copiae contraria est, nulli autem afiectui<text:span text:style-name="Default_20_Paragraph_20_Font"><text:span text:style-name="T1">r<text:line-break/></text:span></text:span>utpote inflammationi, aut febri. Sublata autem ab evacua.<text:line-break/>tioue copia, tollitur etiam simul affectus a copia suber-<text:line-break/>tus. Non autem, quoniam affectus una cum efficiente sub.<text:line-break/>movebatur, auxilium affectui contrarium erat. pessumus<text:line-break/>enim ex symptomatum, quae a multitudine et evacuati<text:span text:style-name="Default_20_Paragraph_20_Font"><text:span text:style-name="T1">o</text:span></text:span>ne<text:line-break/>contingunt, collatione, cui opponatur auxilium, dign<text:span text:style-name="Default_20_Paragraph_20_Font"><text:span text:style-name="T1">o-<text:line-break/></text:span></text:span>Icere; etenim copia exsuperantia gravat; vacuatis autem,<text:line-break/>exsuperantiam imminuens, gravitatem tollit, deinde e<text:span text:style-name="Default_20_Paragraph_20_Font"><text:span text:style-name="T1">o.<text:line-break/></text:span></text:span>piam, quae vasa distendit; vernatio autem in considet:..<text:line-break/>fiam deducit. Ac alia praesidia causis adversari leve.</text:p>
      <text:p text:style-name="P4">mas, affectui autem nulli. Praeterea etiam hinc aliquis<text:line-break/>didicerit, quod, si quidem astrictio nullum auxilium, ne-<text:line-break/>que fluor, fed potius affectum aliquem indicat, astrictio-<text:line-break/>ni autem contrarius est fluor, non vacuationem, sed fluo-<text:line-break/>rem astrictio indicat; similiter autem et fluor astrictio-<text:line-break/>nem indicabit. Quod igitur assumimus, idem indicat af-<text:line-break/>fectus, causae autem offendentes contrarium ipsorum in-<text:line-break/>dicant, et, quod hae indicant, assumimus; quapropter<text:line-break/>non affectus, sed causae remedium iudicant. Quod ita-<text:line-break/>que symptomata non sunt prorsus inutilia, et affectus non<text:line-break/>possunt remedium iudicare, caulae autem iudicant, ab-<text:line-break/>unde fatis etemoustratum est.</text:p>
      <text:h text:style-name="Heading_20_2" text:outline-level="2">Cap. XXVI. </text:h>
      <text:p text:style-name="P9">Deinceps inspiciendum erit, num<text:line-break/>communitates, quas Methodici statuunt, appareant, an<text:line-break/>minus: ac utrum indicationes a communitatibus fieri<text:line-break/>p<text:span text:style-name="Default_20_Paragraph_20_Font"><text:span text:style-name="T1">o</text:span></text:span>ssint, an focus. Itaque definientes Medicinam foeno-<text:line-break/>dum illorum sententiam^ cognitionem esse communitatum</text:p>
      <text:p text:style-name="P4">apparentium, apparens autem non ut <text:span text:style-name="Default_20_Paragraph_20_Font"><text:span text:style-name="T1">t</text:span></text:span>ec<text:span text:style-name="Default_20_Paragraph_20_Font"><text:span text:style-name="T1">t</text:span></text:span>u perceptibile<text:line-break/>esse pronunciant. Nulla enim dispositio sensu percipi<text:line-break/><text:span text:style-name="Default_20_Paragraph_20_Font"><text:span text:style-name="T2">tur, </text:span></text:span>verum illi apparens dicunt, quod ex fe percipi-<text:line-break/>tur, etsi non fenfihus exponatur; si quidem illi appa.<text:line-break/>reus propemodum evidens appellant. Convenit -igitur<text:line-break/>eum , qui contra illos agit, limi quoque ostendere, ftoi<text:line-break/>nesciant Graecis uti nominibus. Ne autem videantur<text:line-break/>dictioni adhaerere, concedentes ipsis apparens, ut libet,<text:line-break/>appellare, ostendemus, non ex <text:span text:style-name="Default_20_Paragraph_20_Font"><text:span text:style-name="T1">t</text:span></text:span>e comprehendi canum.<text:line-break/>uitates : ac primum <text:span text:style-name="Default_20_Paragraph_20_Font"><text:span text:style-name="T1">t</text:span></text:span>ectae ipsorum auctorem Tbetbduin<text:line-break/>demonstrabimus signa exponere communitatum, quod tr<text:line-break/>fe videlicet percipi non soleant. <text:span text:style-name="Default_20_Paragraph_20_Font"><text:span text:style-name="T1">Plenim in aegr</text:span></text:span>o<text:span text:style-name="Default_20_Paragraph_20_Font"><text:span text:style-name="T1">t</text:span></text:span>an<text:span text:style-name="Default_20_Paragraph_20_Font"><text:span text:style-name="T1">t</text:span></text:span>i<text:line-break/><text:span text:style-name="Default_20_Paragraph_20_Font"><text:span text:style-name="T1">astricti</text:span></text:span>o<text:span text:style-name="Default_20_Paragraph_20_Font"><text:span text:style-name="T1">nem</text:span></text:span>, inquit, <text:span text:style-name="Default_20_Paragraph_20_Font"><text:span text:style-name="T1">percipere licet ind</text:span></text:span>e, <text:span text:style-name="Default_20_Paragraph_20_Font"><text:span text:style-name="T1">q</text:span></text:span>u<text:span text:style-name="Default_20_Paragraph_20_Font"><text:span text:style-name="T1">od ter</text:span></text:span>ga.<text:line-break/><text:span text:style-name="Default_20_Paragraph_20_Font"><text:span text:style-name="T1">ra aegre d</text:span></text:span>ic<text:span text:style-name="Default_20_Paragraph_20_Font"><text:span text:style-name="T1">tentur. </text:span></text:span>Similiter et fluoris quasdam n<text:span text:style-name="Default_20_Paragraph_20_Font"><text:span text:style-name="T1">o</text:span></text:span>n,<text:line-break/>exponit. Sed forsan dicent, quod viro, non factae ipsa.<text:line-break/>rum contradicitis. Dimisso igitur Thessalo, rem prope.<text:line-break/>sitam prosequamur. . Primum igitur communi qu<text:span text:style-name="Default_20_Paragraph_20_Font"><text:span text:style-name="T1">o</text:span></text:span>dam</text:p>
      <text:p text:style-name="P4">argumento in duabus dispositionibus utemur, ostendentes<text:line-break/>ipsas non apparere, neque ex ipsis percipi: deinde etiam<text:line-break/>peculiarem utramque dispositionem non ex se eompre-<text:line-break/>heudi. Fatentur itaque et ipsi , non omnem corporis<text:line-break/>densationem, neque excrementi retentionem astrictionem<text:line-break/>esse; etenim agricolae in concretionibus sunt, non tamen<text:line-break/>in astrictionn: et retentio familiarium non est astrictio.<text:line-break/>libi vero purgatio mulieris propter conceptum cohibe-<text:line-break/>tar., retentio quidem consuetae excretionis est, non au-<text:line-break/>tem astrictio. .insuper non omnis corporis raritas vel<text:line-break/>eifiuxi<text:span text:style-name="Default_20_Paragraph_20_Font"><text:span text:style-name="T1">o</text:span></text:span> fluor est; etenim pueri, mulieres et delicati viri<text:line-break/>natura funt rari., et excretio quaedam, non fluor est ex-<text:line-break/>crementorum. Sed .neque eos, qui per alvum, aut urinas; -<text:line-break/>.aut sudores, aut sanguinis eruptiones excernunt, in<text:line-break/>flu<text:span text:style-name="Default_20_Paragraph_20_Font"><text:span text:style-name="T1">o</text:span></text:span>re esse dicent; adversari, enim ipsius excretioni opor-<text:line-break/>teret. Quoniam igitur non. omnis densatio, ee-retentio,<text:line-break/>adstrictio est; neque .omnis. raritas aut effiuxio,. fluor;<text:line-break/>constat fieri non posse, ut nudis ipsis symptomatis atten-</text:p>
      <text:p text:style-name="P4">dens, fluorem aut astrictionem percipias: ex aliis autetn<text:line-break/>decernere ipsa oportet. Ut enim -alia symptomata, sin<text:line-break/>secundum naturam sunt, sive praeter naturam, non ex<text:line-break/>se ipsis, sed ex aliis percipiuntur: ila neque astrictio et<text:line-break/>fluor. Quod autem dicitur, ex his manifestum evadet<text:line-break/>Symptomata, quae secundum naturam sunt, cum bit,<text:line-break/>quae praeter naturam, mulsam habent similitudinem.<text:line-break/>Nam eadem aliis fecundum naturam, aliis praeter nata-<text:line-break/>ram sunt, nt niger color praeter naturam similis est ei,<text:line-break/>qui secundum naturam existit ;: nobis etenim praeter m-<text:line-break/>turam ,. Indis autem secundum naturam. stem figurae<text:line-break/>praeter naturam respondent naturalibus. Alli enim<text:line-break/>magis, quam alii, laxis articulis nati sunt, item nares<text:line-break/>acutae et oculi concavi aliis sane Iethalia symptomata,<text:line-break/>aliis autem eadem haec secundum naturam. lam motas<text:line-break/>et immobilitas , siquidem a voluntate fiat, secundum na-<text:line-break/>turam ; si contra voluntatem, praeter naturam. Ex bit<text:line-break/>constat, non posse eos, qui symptomatis ipsis attendunt;<text:line-break/>naturalem modum et ei contrarium cognoscere. ferunv</text:p>
      <text:p text:style-name="P4">convenit in nonnullis sane cau<text:span text:style-name="Default_20_Paragraph_20_Font"><text:span text:style-name="T1">t</text:span></text:span>am inferentem exami-<text:line-break/>nare, ut in motu, num a voluntate, an sine illa fiat:<text:line-break/>item in colore. Quoniam enim humorum color esu ap-<text:line-break/>paret autem ex colore sanguis, considerandum est, an<text:line-break/>fecundum .naturam fanguis habeatur. Uidebis autem ex<text:line-break/>usu; si enim reliquum omnem ufum sanguis liberum<text:line-break/>praebeat, neque distendat, neque gravet,. dices secundum<text:line-break/>naturam esse colorem. At figuram, num fecundum natu-<text:line-break/>ram sit, ex membri usu percipies; ut in luxationibus.<text:line-break/>nonnulla vere ex loco, in quo fiunt, an secundum na-<text:line-break/>teram sint, deprehenduntur Sic etiam densitas raritas-<text:line-break/>qae aliis secundum naturam est, aliis contra. Etenim<text:line-break/>fenum densitas ipsis quidem secundum naturam, pueris<text:line-break/>autem praeter naturam. lam ipsorum puerorum raritas<text:line-break/>ipsis quidem secundum naturam est, senibus autem<text:line-break/>praeter naturam. item ratione vitae alii den<text:span text:style-name="Default_20_Paragraph_20_Font"><text:span text:style-name="T1">t</text:span></text:span>ati<text:line-break/>funt, ut agricolae:- nec non eri negotiis alii, atta-<text:line-break/>tneu secundum .naturam. affecti sunt. Idcirco non. licet</text:p>
      <text:p text:style-name="P4">ad nudam corporum densationem et fluorem respiciente,<text:line-break/>affectus percipere. Convenit autem et ad aliud qnip-<text:line-break/>piam haec referentes dijudicare, fecundum naturatum<text:line-break/>sint, an assectus. Dicunt enim, quod commoderatione et<text:line-break/>immoderatione naturalia symptomata ab- bis, quae prae-<text:line-break/>ter naturam sunt, nos discernimus. Quum enim medio.<text:line-break/>criter corpus densum rarumque fuerit, animal fanum est:<text:line-break/>quum autem vel densitas vel raritas intensa mediocri^<text:line-break/>tem excesserit, aegrotare cogitur. Respondebimus itaque<text:line-break/>ipsis, mediocre et immoderatum diversum a dispositioni.<text:line-break/>bus esse. Sin autem immoderatione^ affectus. iudicentur,<text:line-break/>non ex fe ipsis percipi in confesso est; deinde ita: sisto-<text:line-break/>delatum et immoderatum non apparet, sed ex effectis de-<text:line-break/>prehenditur. St enim juvat, moderatum est.; sin otiis-<text:line-break/>diri immoderatum, Quomodo igitur, quum hoc mederi:<text:line-break/>tum et immoderatum non appareat, quae ex eo peni-<text:line-break/>piantur, apparebunt? Quodsi etiam ad vim madent-<text:line-break/>tum et immoderatum Iudicetur, nec sic quidem ramale</text:p>
      <text:p text:style-name="P4">ratum constabit; nam vis non apparet. Quum autem<text:line-break/>immoderatum non apparet, nimirum nec communitates<text:line-break/>apparent, siquidem hae immoderationes quaedam- funi.<text:line-break/>praetereaque dicendum ipsis est, nullum ex bis, quae se-<text:line-break/>condam naturam sunt, praeter naturam apparere, sci tan-<text:line-break/>quam fecundum naturam aut praeter naturam apparet. Nam<text:line-break/>dolor aliaque ejusmodi praete<text:span text:style-name="Default_20_Paragraph_20_Font"><text:span text:style-name="T1">r</text:span></text:span> naturam apparent. Medici<text:line-break/>autem percipere cupiunt, non qualia sunt praeter natu-<text:line-break/>ram , fed quod fiunt. Nares enim acutae, et oculi concavi<text:line-break/>omnibus hominibus apparent; num autem fecundum na-<text:line-break/>turam, an praeter naturam, solis medicis. Hac enim re<text:line-break/>medici ab idiotis disserunt; quod in apparentibus ahdi-<text:line-break/>tam quid possunt percipere-, quod non item possunt<text:line-break/>idiotae deprehendere. Deinde praeter naturam non ap-<text:line-break/>paret, et communitates praeter naturam tunt: constat<text:line-break/>igitur, eas non apparere. Dignum vero est et illud con-<text:line-break/>sideratione, si quis unquam hominum medicum aliquem<text:line-break/>adiit, tanquam a densitate aut .raritate immodica molesta-<text:line-break/>retur: sin autem nullus communitates sensit, quae ratio</text:p>
      <text:p text:style-name="P4">est dicere, ipsas apparere? Quum autem communitam<text:line-break/>non apparent, quomodo arbitrantur, artem cognitiora<text:line-break/>esse communitatum apparentium?</text:p>
      <text:h text:style-name="Heading_20_2" text:outline-level="2">Cap. XXVII. </text:h>
      <text:p text:style-name="P9">Nunc autem privatim de utraqot<text:line-break/>dispositione agemus, ac primum de astrictione. llatr<text:line-break/>igitur densitatem esse dictitant, et excretionum neeesis.<text:line-break/>alarum suppressionem. Itaque necesse est ea, quae cori.<text:line-break/>nentur,-aut utilia esse, aut noxia, aut neutra. .Quar<text:span text:style-name="Default_20_Paragraph_20_Font"><text:span text:style-name="T1">t</text:span></text:span>i<text:line-break/>utilia tuus, rationi pugnat ea excernere: sin neutra<text:line-break/>constat ne affectum quidem esse; reliquum igitur est di.<text:line-break/>cere., quod, quum, quae retinentur, offendunt, astriuio<text:line-break/>est: quae autem offendunt, causae sunt; ex perceptione<text:line-break/>igitur caularum praecedenti astrictum deprehenditur.. sit<text:line-break/>enim rideamus astrictum, praenovisse oportet, retenta<text:line-break/>nocere; laedentium autem perceptione etiam causarent<text:line-break/>dignotio .simul coincidit; magis autem laedentium coxi-<text:line-break/>tio causarum est perceptio; e contrario ipsa laedentia,<text:line-break/>quae causae funi, non ex seipsis percipiuntur : non friant</text:p>
      <text:p text:style-name="P3">igitur astrictio apparet, sed neque illa, ex quibus astri-<text:line-break/>stio percipitur.</text:p>
      <text:h text:style-name="Heading_20_2" text:outline-level="2">Cap. XXVIII. </text:h>
      <text:p text:style-name="P9">Porro fluorem definientes, immodi-<text:line-break/>eam corporum raritatem esse dicunt; et excretionem eo-<text:line-break/>rum, quae manere debuerant. Quod igitur immoderata<text:line-break/>raritas non ex se percipitur, osten<text:span text:style-name="Default_20_Paragraph_20_Font"><text:span text:style-name="T1">t</text:span></text:span>um est. Quae autem<text:line-break/>excernuntur, sive permanere oporteat,. sive minus,<text:line-break/>unde percipient? ex seipsis enim non solent per-<text:line-break/>cipi: unde neque fluor ex fe percipietur. Ut enim fluo-<text:line-break/>rem agnoscamus , prius familiare percipiendum est Fa.-<text:line-break/>miliare autem ex usu judicari debet: usum vero ex efi-<text:line-break/>feetis multis r usque ex seipsis, non percepto fluore co-<text:line-break/>gnito. Quomodo igitur rationi consentaneum dicere, ip-<text:line-break/>fum apparere? Ac quod Rationales fere difficillimum<text:line-break/>perceptu esse dicunt, id Methodici apparere affirmant.<text:line-break/>Nulla enim re, quam nomine, distat fluor ab his voca-<text:line-break/>tus a dicta colliquatione antiquorum. Ita vero discreto</text:p>
      <text:p text:style-name="P4">difficilia veteres censebant colliquationem et excretio-<text:line-break/>nem; ut Erasi stratus quidem etiam palam difficillimam ju-<text:line-break/>dlealu sateatur. Dicit autem in hunc modum: <text:span text:style-name="Default_20_Paragraph_20_Font"><text:span text:style-name="T1">D</text:span></text:span>isic<text:span text:style-name="Default_20_Paragraph_20_Font"><text:span text:style-name="T1">ite<text:line-break/>adm</text:span></text:span>o<text:span text:style-name="Default_20_Paragraph_20_Font"><text:span text:style-name="T1">dum est ei</text:span></text:span>c<text:span text:style-name="Default_20_Paragraph_20_Font"><text:span text:style-name="T1">retionem et colliquationem discernere.<text:line-break/></text:span></text:span>Hippocrates autem ad serendi sacilitatem et difficultatem<text:line-break/>judicium remittit inquiens: <text:span text:style-name="Default_20_Paragraph_20_Font"><text:span text:style-name="T1">Si, qualia</text:span></text:span> c<text:span text:style-name="Default_20_Paragraph_20_Font"><text:span text:style-name="T1">onvenit purgare,<text:line-break/>purgentur, </text:span></text:span>c<text:span text:style-name="Default_20_Paragraph_20_Font"><text:span text:style-name="T1">ondu</text:span></text:span>c<text:span text:style-name="Default_20_Paragraph_20_Font"><text:span text:style-name="T1">it, et frt</text:span></text:span>c<text:span text:style-name="Default_20_Paragraph_20_Font"><text:span text:style-name="T1">lle ferunt.</text:span></text:span> Quum itaque duo<text:line-break/>viri veteres de principatu certent, et ambo consenti<text:span text:style-name="Default_20_Paragraph_20_Font"><text:span text:style-name="T1">a</text:span></text:span>nt<text:line-break/>in hoc, quod difficulter discerni possit excretio a colli-<text:line-break/>quatione ;. et quum hic ne lignum quidem excretionis<text:line-break/>exposuerit, sed solam rei difficultatem ostenderit, ille<text:line-break/>vero ad regulam perceptu difficilem judicium retulerit:<text:line-break/>Methodici hoc apparere arbitr<text:span text:style-name="Default_20_Paragraph_20_Font"><text:span text:style-name="T1">a</text:span></text:span>ntur. Est autem in iis,<text:line-break/>quae per latentem persplratum digeruntur. Unde fluorem<text:line-break/>se percipere dicent? nam a corporis confidentia non<text:line-break/>possunt; quoniam non solum confidentia ex fluore va-<text:line-break/>cuatis corporibus accidit, sed etiam ob astrictionem<text:line-break/>mensibus retentis. Etenim tumida moles non ob astri-</text:p>
      <text:p text:style-name="P4">cilonem tantum, retentis his, quae excretionem deside-<text:line-break/>rant, efficitur, sed etiam ob fluorem fusis humoribus<text:line-break/>ac corpora distendentibus. Quod autem non idem sit<text:line-break/>sensibilis confidentia corporis et fluor, hinc evadit ma-<text:line-break/>nifestum. Si confidentia sensibilis est, confidentiae autem<text:line-break/>contrarius est tumor, et unum uni repugnat, fluo ri non<text:line-break/>tumor, sed astrictio erit contraria. Sin autem dicant,<text:line-break/>tumorem idem esse cum allrictione, docere ipsos oportet<text:line-break/>definiti<text:span text:style-name="Default_20_Paragraph_20_Font"><text:span text:style-name="T1">o</text:span></text:span>num contrarietatem f dicunt enim, astrictionem,<text:line-break/>coarctationem et densationem corporum existere. Est igitur<text:line-break/>coarctatio et condensatio corporum astrictio; tumor au-<text:line-break/>te<text:span text:style-name="Default_20_Paragraph_20_Font"><text:span text:style-name="T1">t</text:span></text:span>n fusio et corporum distentio; distenduntur autem aut ob<text:line-break/>copiam, aut ob fusionem: itaque apparet, non idem esse astri-<text:line-break/>ctionem et tumorem. Quod si fateantur, confidentiam corpo-<text:line-break/>ris aliud quid ac fluorem esse, et tumorem quam astrictio-<text:line-break/>nem, dicent, non ex his percipi communitates, assentien-<text:line-break/>turque, ex aliis; et non ex seipsis dispositiones percipi;</text:p>
      <text:p text:style-name="P4">siquidem ex confidentia et tumore deprehendunt, quae<text:line-break/>ab affectibus sunt diversa.</text:p>
      <text:h text:style-name="Heading_20_2" text:outline-level="2">Cap. XXIX. </text:h>
      <text:p text:style-name="P9">Nonnulli dicunt in bis, quae p<text:span text:style-name="Default_20_Paragraph_20_Font"><text:span text:style-name="T1">e</text:span></text:span>ris.<text:line-break/>tentes meatus dissipantur, fluorem percipere, inde, quod<text:line-break/>corpora sint mollia, delicata et effeminata. Quibus ob-<text:line-break/>petetur, quod, si dura sint corpora et intenta, non dicent<text:line-break/>quidem fluorem esse, <text:span text:style-name="Default_20_Paragraph_20_Font"><text:span text:style-name="T1">t</text:span></text:span>est ipsum faleri coguntur. Si igt.<text:line-break/>gitur tales quidem sint aegroti, quales Hippocrates erpc.<text:line-break/>nit, ab extrema inepta huc perducti, ut cutis dura sit,<text:line-break/>et .intenta, ac alia, quae in dissipatis digestisque existunt,<text:line-break/>an ea, quae jam commemoratis adhibetur, medendi al-<text:line-break/>liene utemur, fateri necesse est. Quomodo itaque ex<text:line-break/>ritere fluor percipitur? etenim, intentione et duritie <text:span text:style-name="Default_20_Paragraph_20_Font"><text:span text:style-name="T1">l</text:span></text:span>ab.<text:line-break/>sistente, nihil<text:span text:style-name="Default_20_Paragraph_20_Font"><text:span text:style-name="T1">o</text:span></text:span>minus fluor esu</text:p>
      <text:p text:style-name="Normal">Cap. XXX. Deinde, quod, etsi communitates appa-<text:line-break/>reant, nihil tamen utile indicent , ex eo dem<text:span text:style-name="Default_20_Paragraph_20_Font"><text:span text:style-name="T1">o</text:span></text:span>nstraverit</text:p>
      <text:p text:style-name="P4">aliquis; differre dicens ipsa communia indicare, vel a<text:line-break/>communibus percipi ea, quae indicari possunt. Metho-<text:line-break/>dici igitur ipsi communia iudicare affirmant: nos .autem,<text:line-break/>communium perceptionem conferre ad dign<text:span text:style-name="Default_20_Paragraph_20_Font"><text:span text:style-name="T1">a</text:span></text:span>tionem eo-<text:line-break/>rum, quae particulatim indicari possunt. Ac praecepta<text:line-break/>quodammodo communia cum sint, particularium perce-.<text:line-break/>ptionem subindicant. Nam in hoc , <text:span text:style-name="Default_20_Paragraph_20_Font"><text:span text:style-name="T1">lassitudine</text:span></text:span>s spo<text:span text:style-name="Default_20_Paragraph_20_Font"><text:span text:style-name="T1">nta-<text:line-break/>neae morb</text:span></text:span>os <text:span text:style-name="Default_20_Paragraph_20_Font"><text:span text:style-name="T1">denunciant</text:span></text:span>, percipimus lassitudinis in par-<text:line-break/>ticula spontaneae dispositionem ad coptum; referre enim<text:line-break/>oportet morbos in praesentia ad plenitudinem, ltaque<text:line-break/>universalis cognitio particularis perceptionem praebet<text:line-break/>ejus, quod remedium indicare potest.</text:p>
      <text:h text:style-name="Heading_20_2" text:outline-level="2">Cap. XXXI. </text:h>
      <text:p text:style-name="P9">Non autem putandum est, nos existi-<text:line-break/>mare, ex praeceptis manifesto auxiliorum indicatoria per-<text:line-break/>cipi Non enim praecepta abditorum sunt indicia, quo-<text:line-break/>rutu ufum ad curationem ut indicantium habemus ; ve-<text:line-break/>rum dispositionem abditorum ad apparentia .signanti Ita</text:p>
      <text:p text:style-name="P4">vero diligentius praeceptorum usum didicerimus, de ipso<text:line-break/>hoc, <text:span text:style-name="Default_20_Paragraph_20_Font"><text:span text:style-name="T1">lassitudines sp</text:span></text:span>o<text:span text:style-name="Default_20_Paragraph_20_Font"><text:span text:style-name="T1">ntaneae morbos denunciant; </text:span></text:span>ferino-<text:line-break/>nem instituentes. Quod igitur .lassitudo spontanea sit<text:line-break/>evidens, etiam idiotae norunt; quod autem ex lassitudo<text:line-break/>ne spontanea copia iudicatur, idiotae quidem ign<text:span text:style-name="Default_20_Paragraph_20_Font"><text:span text:style-name="T1">o</text:span></text:span>rant;<text:line-break/>ut quae abdita sit, artifices autem norunt, qui ex- prae-<text:line-break/>cepto lassitudinis spontaneae ad copiam dispositi<text:span text:style-name="Default_20_Paragraph_20_Font"><text:span text:style-name="T1">o</text:span></text:span>nent<text:line-break/>perceperunt; nam ipsius spontaneae lassitudinis ad pleni-<text:line-break/>tudinem dispositione motus constituit praeceptam, coat-<text:line-break/>prehendensque, plenitudinis effectum este spontaneam lassi-<text:line-break/>tudinem, italum condidit. Quoniam igitur caularum da-<text:line-break/>plicem quandam universalem maxime cognovit disseret:.<text:line-break/>riam, item quod causarum aliae extra nos sunt, aliae inicii<text:line-break/>corporibus, necessarium esse censuit, quum aliquid ex-<text:line-break/>trinsccus infestaverit, non alioquin nos infestari, nisi is<text:line-break/>corporibus nostris subsistat causer Quia vero inter ec<text:line-break/>quae iciunt gravantia, ex substantiae superfluo gravant:<text:line-break/>ut, si mediocris, neque gravet, neque molestet: collectis</text:p>
      <text:p text:style-name="P4">his in unam ratiocinationem, praeceptum hoc confecit,<text:line-break/>lassitudines spontaneae plenitudinem testantur: quibus<text:line-break/>enim ratiocinationibus motus auctor praeceptum coniti-<text:line-break/>tuit, ab iisdem etiam praecepti usum lubindicari opor.-<text:line-break/>leti Hoc igitur generale indicat : ubicumque lassitudo<text:line-break/>sit spontanea, illic totius esse plenitudinem: non tamen<text:line-break/>a praecepto plenitudinem comprehendit , fed dispositio-<text:line-break/>nem lassitudinis ad copiam : ex dispositione .vero pleni-<text:line-break/>tudinem. itaque. ex lassitudine quodammodo copiam<text:line-break/>percepit; ut autem ex ipsis comprehenderit praeceptum,<text:line-break/>caula fuit. Iam aliorum praeceptorum eundem .usum,<text:line-break/>fi inspiciamus, inveniemus. Nos itaque ita universalem<text:line-break/>et veluti communem perceptionem .conferre arbitramur.</text:p>
      <text:h text:style-name="Heading_20_2" text:outline-level="2">Cap. XXXII. <text:s/></text:h>
      <text:p text:style-name="P11">Methodici vero communitates ipsas<text:line-break/>.praesidia iudicare arbitrantur, Etenim astrictum affectum<text:line-break/>indicare dicunt, laxandum esse, fluidum vero continendi^<text:line-break/>rationem requirere, ac reliquas communitates statuunt</text:p>
      <text:p text:style-name="P4">diversa manifesta indicare, de quibus dicetur. Quod<text:line-break/>autem communitates non indicant, his confirmabimus.<text:line-break/>Quibus sublatis aegrotantes fiunt sani, horum sunt auferet:-<text:line-break/>tia praesidia : quorum autum sunt auferentia deinceps reme-<text:line-break/>dia, ab his indicationes remediorum sumuntur. Auferentia<text:line-break/>autem sunt consequenter particularium causarum praesidia,<text:line-break/>ergo utique morborum particulares erunt causae: et<text:line-break/>morbi utique indicabunt, quod conducit, et non comma-<text:line-break/>nitates eo, quod communitates sint, remedium indicant:<text:line-break/>et fi, quae assumuntur praesidia, tollunt ea, quae indi-<text:line-break/>cantum a particularibus remediis communitates t<text:span text:style-name="Default_20_Paragraph_20_Font"><text:span text:style-name="T1">o</text:span></text:span>llar-<text:line-break/>tur. At communitate sublata, qui illo tempore ab ipsi<text:line-break/>communitate aegrotarunt, sani evaderent, nullo quosum<text:line-break/>ab ipfia sublato. At fi, quod indicat, hoc tollitur,. com-<text:line-break/>munitates autem iudicant, nimirum ipfae tollentur. Ad<text:line-break/>hoc Methodici respondent n communitatem nos eandem et<text:line-break/>unam esse- dicimus, non quod unum est corpus sibi coa-</text:p>
      <text:p text:style-name="P4">sinuum , fi quis in pluribus speculetur , sed quatenus ea-<text:line-break/>dem species esu Ut enim et humanitas communio quae-<text:line-break/>datu esse dicitur, non adhuc corpus unum unitum, de-<text:line-break/>iude in omnibus hominibus spectatur, fed similitudo<text:line-break/>quaedam in pluribus, id etiam de communitate existi—<text:line-break/>mandunt esse dicunt Quemadmodum igitur, ajunt, uno<text:line-break/>h<text:span text:style-name="Default_20_Paragraph_20_Font"><text:span text:style-name="T1">o</text:span></text:span>mine sublato, non aufertur simul humanitas,. -quam<text:line-break/>in <text:span text:style-name="Default_20_Paragraph_20_Font"><text:span text:style-name="T1">o</text:span></text:span>mnibus conspicimus, sed unius cujusdam humanitas:<text:line-break/>ite et particulari communitate sublate , non in omnibus<text:line-break/>communitas tollitur, fed particularis duntaxat. Dicen-<text:line-break/>dum itaque ipsis est, quod, si communitates, qua c<text:span text:style-name="Default_20_Paragraph_20_Font"><text:span text:style-name="T1">o</text:span></text:span>m-<text:line-break/>munitates sunt, remedium indicant, etiam humanitas,<text:line-break/>quum sit communitas, id, quod conducit. iudicaret; ni-<text:line-break/>nil autem humanitas indicat; neque alia igitur quaedam<text:line-break/>c<text:span text:style-name="Default_20_Paragraph_20_Font"><text:span text:style-name="T1">o</text:span></text:span>mmunitas remedii index erit. Praeterea si communi-<text:line-break/>tas identitas est, in pluribus etiam communitates, qua<text:line-break/>c<text:span text:style-name="Default_20_Paragraph_20_Font"><text:span text:style-name="T1">o</text:span></text:span>mmunitates sunt, indicarent,. ac difficultas tolerandi<text:line-break/>et rub<text:span text:style-name="Default_20_Paragraph_20_Font"><text:span text:style-name="T1">o</text:span></text:span>r cum lu pluribus spectetur affectibus , conduci-</text:p>
      <text:p text:style-name="P4">bile aliquid indicarent, nihil autem indicant, quare nec<text:line-break/>reliquae communitates naturam habent indicandi fvj..<text:line-break/>rendum autem hoc ah iis est, num communitates ale.<text:line-break/>ctus sint, an non; siquidem affectus quodammodo uti-<text:line-break/>Ius unquam ipforum fensit. Sed febrium quidem instant.<text:line-break/>orationem, gravitatem, distentionem homlues percipiant,<text:line-break/>.ac medicos propterea accersunt: astrictionem vereat<text:line-break/>fluorem nemo unquam fensit, neque per Iovem aliqua<text:line-break/>ad medicum misit, tanquam ab immodica astrictione aat<text:line-break/>raritate vexatus. At si non funt affectus, quomodo sb<text:line-break/>affectibus indicationes fieri dicunt, ubi estrictioet fluor nun<text:line-break/>sint assectus? Praeterea illud quoque dicendum, qaol,<text:line-break/>si communitates naturam haberent iudicatoriam, onmattu<text:line-break/>maxime communitatum communitas indicaret , etenim<text:line-break/>astrictionis et fluoris slurilitudo quaedam, quatenus con.<text:line-break/>munitates funt ambae: nihil autem haec indicat, quare<text:line-break/>nec reliquae. .Caeterum. non modo duas communitate<text:line-break/>esse praedicant, fed etiam plures, et alias farte invictus</text:p>
      <text:p text:style-name="P4">ratione alias in chirurgis; Ac in victus ratione astrictum<text:line-break/>et fluidum et adiunctam magnitudinem ; item tempora mor-<text:line-break/>boram esse quatuor , initium , augmentum, statum, et de-<text:line-break/>clinationem: jam acutum et diuturnum, accessionem et ru-<text:line-break/>termissiouem: in chirurgia autem natura alie<text:span text:style-name="Default_20_Paragraph_20_Font"><text:span text:style-name="T1">n</text:span></text:span>a, loco, tem-.<text:line-break/>pure, aliaque plura. Verum de scopis in chirurgia exactius<text:line-break/>disputare in praesentia non convenit; sufficiunt enim<text:line-break/>rei propositae scopi in rictus ratione ipsorum expositi.</text:p>
      <text:h text:style-name="Heading_20_2" text:outline-level="2">Cap. XXX11I. </text:h>
      <text:p text:style-name="P9">ln vexerunt autem enumeratas com-<text:line-break/>maritales, cum non haberent in rebus pertractationem.<text:line-break/>Quoniam enim consentaneum erat adstringente quolibet<text:line-break/>uti ru omni fluore , et quocumque laxante in<text:line-break/>omni astrictione: quum autem non invenirent, quod<text:line-break/>auxiliorum differentiam indicaret , invexerunt etiam<text:line-break/>dictas communitates, ut ex harum differentia diversa in-<text:line-break/>veniretur curatio. Dicunt igitur, praesidiorum disseren-<text:line-break/>tiam communitates has iudicare. Nam ex harum qua-<text:line-break/>tundam congressu varians curatio reperitur.</text:p>
      <text:h text:style-name="P8" text:outline-level="2">Cap. XXXIU </text:h>
      <text:p text:style-name="P9">ostendemus autem, nullum extrarii-<text:line-break/>ctis praefidiorum esse indicatorium posse. Ac primam nu-<text:line-break/>gnitudinem ex communitatibus non indi<text:span text:style-name="Default_20_Paragraph_20_Font"><text:span text:style-name="T1">c</text:span></text:span>are auxiliorum<text:line-break/>magnitudinem, hinc aliquis didicerit. In curationibus<text:line-break/>non absolute auxiliorum magnitudines requirimus (omnia<text:line-break/>enim remedia cum certa sunt magnitudine), sed bato<text:line-break/>magnitudinem. Indicabit enim magnitudo . ex communi-<text:line-break/>talibus non hujus auxilii magnitudinem, sed simpliciter<text:line-break/>magnitudinem. Convenit autem; ut dixi, non absolute<text:line-break/>magnitudinem auxiliorum assumere, sed certam aliquam<text:line-break/>magnitudinem. Si enim absoluto sermone magnitudines:<text:line-break/>assumimus, quandoquidem omnia praesidia cum ceni<text:line-break/>magnitudine considerantur, omnia praesidia adhiberemus,<text:line-break/>idque citra discrimen , quod est absurdissimum. Qaol<text:line-break/>si, magnitudine inter communitates absoluta magnitate<text:line-break/>nem praesidii indicante , ipsi aliquam magnitudinem ai<text:span text:style-name="Default_20_Paragraph_20_Font"><text:span text:style-name="T1">i<text:line-break/></text:span></text:span>sumunt, non, quam scopas indicat, hanc assument; si-<text:line-break/>quidem scopas communiter magnitudinem indicat, ipsi</text:p>
      <text:p text:style-name="P1"><text:span text:style-name="Default_20_Paragraph_20_Font"><text:span text:style-name="T4">. </text:span></text:span>ver<text:span text:style-name="Default_20_Paragraph_20_Font"><text:span text:style-name="T1">o</text:span></text:span> talem aliquam assumunt. Dice<text:span text:style-name="Default_20_Paragraph_20_Font"><text:span text:style-name="T1">n</text:span></text:span>t autem forsan,<text:line-break/>n<text:span text:style-name="Default_20_Paragraph_20_Font"><text:span text:style-name="T1">o</text:span></text:span>n, quia particularis est magnitudo, adducimus, fed,<text:line-break/>si communitas est, hanc ipfam et communem esse et<text:line-break/>particularem contingit. Ad hoc autem respondemus. Ad.<text:line-break/>id, quod communitas <text:span text:style-name="Default_20_Paragraph_20_Font"><text:span text:style-name="T1">o</text:span></text:span>stendit, etiam quod indicatur non<text:line-break/>particulare indifferens esse convenit, quoniam magnitu-<text:line-break/>do comitatur . quoduis praesidium. Hanc autem ipsam<text:line-break/>rationem etiam ad communitates transferre licet</text:p>
      <text:h text:style-name="Heading_20_2" text:outline-level="2">Cap. XXXV. </text:h>
      <text:p text:style-name="P9">Deinceps autem ne morborum qui-<text:line-break/>dem tempora id, quod conducit, indicare demonstrahi-<text:line-break/>mas, sed ante orationem hanc de temporum differentia<text:line-break/>pauca tractare oportet. Duae igitur temporum difleren.-<text:line-break/>tiae apud medicos referuntur, haec morborum, illa<text:line-break/>praesidiorum: unde manifestum evadit, quod et motus<text:line-break/>causarum tempora esse dicunt. Sunt autem motus disi.<text:line-break/>ferentiae quatuor, initium, incrementum, vigor, et<text:line-break/>declinatio; haec sunt et temporum nomina.^ Auxiliorum ve-<text:line-break/>ro occasiones tempora eis assumendis idonea esse prolum-</text:p>
      <text:p text:style-name="P3">erant; sunt autem tempora ido<text:span text:style-name="Default_20_Paragraph_20_Font"><text:span text:style-name="T1">n</text:span></text:span>ea, in quibus, quae<text:line-break/>quidem auxilii assumptio<text:span text:style-name="Default_20_Paragraph_20_Font"><text:span text:style-name="T1">n</text:span></text:span>em postulant, adsunt; ex bis<text:line-break/>autem, quae prohibe<text:span text:style-name="Default_20_Paragraph_20_Font"><text:span text:style-name="T1">n</text:span></text:span>t, nullum.</text:p>
      <text:h text:style-name="Heading_20_2" text:outline-level="2">Cap. XXXVI. </text:h>
      <text:p text:style-name="P13">Plerique autem praesidiorum st<text:line-break/>morborum tempora no<text:span text:style-name="Default_20_Paragraph_20_Font"><text:span text:style-name="T1">n</text:span></text:span> re ipsa, sed cogitati<text:span text:style-name="Default_20_Paragraph_20_Font"><text:span text:style-name="T1">o</text:span></text:span>ne soluta<text:line-break/>differre arbitrantur; quippe dicunt, eodem tempore et<text:line-break/>auxilii opportunitatem et morbi consistere. Eam can<text:line-break/>morbus in aliqua est opportunitate , praesidii occasio<text:line-break/>invenitur. At , inquiunt , fieri potest, ut idem ad asini<text:line-break/>et aliud relatum multifariam dicatur. Ut enim lastis.<text:line-break/>sus et ascensus unus cum sit eadem via, ex dispositione<text:line-break/>ascendentium vel descendentium alias ascensus , alle<text:line-break/>descensus appellatur : ita etiam in temporum occasuri<text:line-break/>bus habet; una siquidem et eadem est et morbi oppcr.<text:line-break/>limitas, et remedii; aliter enim ad caulae motum refe.<text:line-break/>rendo dicere licet morbi tempus; aliter ad pra<text:span text:style-name="Default_20_Paragraph_20_Font"><text:span text:style-name="T1">e</text:span></text:span>sidi-<text:line-break/>orum adhibitionis opportunitatem tempus praesidii<text:line-break/>Iam vero contingere dicu<text:span text:style-name="Default_20_Paragraph_20_Font"><text:span text:style-name="T1">n</text:span></text:span>t, ut ambo tempora siniti</text:p>
      <text:p text:style-name="P3">celant: ac fieri nequit, ut citra morbi tempus praesi-<text:line-break/>dii tempus excipias.</text:p>
      <text:h text:style-name="Heading_20_2" text:outline-level="2">Cap. XXX Vll. </text:h>
      <text:p text:style-name="P13">Respondendum igitur ipsis est,<text:line-break/>quod, si eadem praesidiorum et morborum tempora<text:line-break/>existunt, nec re ipsa differunt, conveniebat in quolibet<text:line-break/>m<text:span text:style-name="Default_20_Paragraph_20_Font"><text:span text:style-name="T1">o</text:span></text:span>rbi tempore etiam praesidii esse tempus <text:span text:style-name="Default_20_Paragraph_20_Font"><text:span text:style-name="T1">i</text:span></text:span> non autem<text:line-break/>in quolibet morbi tempore praesidia admovemus. Et-<text:line-break/>enim, <text:span text:style-name="Default_20_Paragraph_20_Font"><text:span text:style-name="T1">inc</text:span></text:span>i<text:span text:style-name="Default_20_Paragraph_20_Font"><text:span text:style-name="T1">pientibu</text:span></text:span>s., alt, <text:span text:style-name="Default_20_Paragraph_20_Font"><text:span text:style-name="T1">morbi</text:span></text:span>s, <text:span text:style-name="Default_20_Paragraph_20_Font"><text:span text:style-name="T1">si quid movendum<text:line-break/>videtur, m</text:span></text:span>o<text:span text:style-name="Default_20_Paragraph_20_Font"><text:span text:style-name="T1">ve; dum vigent autem, quiescere satiu</text:span></text:span>s<text:line-break/><text:span text:style-name="Default_20_Paragraph_20_Font"><text:span text:style-name="T1">est. </text:span></text:span>lien igitur eadem tempora funt morborum et. prae-<text:line-break/>sidiorum. Frequenter autem auxilia adhibemus, utpote<text:line-break/>purgationem, aut sanguinis detractionem, cum morbus<text:line-break/>quidem non est, sed futurum suspicamur. Quemadmo-<text:line-break/>dum sane chirurgi in secandis herulis, cum aegros situ-<text:line-break/>gulae repletos conspiciunt, sectionem venae moliuntur.<text:line-break/>A<text:span text:style-name="Default_20_Paragraph_20_Font"><text:span text:style-name="T1">c</text:span></text:span> Hippocrates adhortatur, <text:span text:style-name="Default_20_Paragraph_20_Font"><text:span text:style-name="T1">summe bonam habitudinem<text:line-break/>stlvere non lent</text:span></text:span>e. Solutio vero ex praesidiis accidit.<text:line-break/>At fi in morborum statu auxiliorum tempora non sunt,</text:p>
      <text:p text:style-name="P3">et ubi. morbi non sunt, tempora praesidiorum existunt:<text:line-break/>constat, non intellectu modo, sed etiam re ipsis distent:<text:line-break/>praeterea in uno morbi tempore plures praesidiona<text:line-break/>occasiones assumi. fiam in declinatione, verbi culi,<text:line-break/>morbi clysier adhibetur, inunctio, cataplasma, et.ali-<text:line-break/>mentum. Horum vero singulorum peculiare tempus est:<text:line-break/>ac in plurimis morborum temporibus idem est qum<text:line-break/>auxilium decernimus; per initia - siquidem mcrbtrm<text:line-break/>sanguinis missio adhibetur, et in incremento. Hinc ip.<text:line-break/>tur apparet, quandam temporum differentiam re .isu<text:line-break/>existere. Iam illud praeterea nosse convenit , quatio:<text:line-break/>morborum esse tempora, initium, incrementum, vj..<text:line-break/>rem et declinationem. At auxiliorum haec tempora<text:line-break/>non sunt; neque enim principium, neque augmentis:,<text:line-break/>neque flatus, neque inclinatio auxiliorum fani scapo-<text:line-break/>pota. Insuper morbo<text:span text:style-name="Default_20_Paragraph_20_Font"><text:span text:style-name="T1">r</text:span></text:span>um fane tempora scribuntur ani.<text:line-break/>versutia et particularia: auxiliorum. vero universalia si.<text:line-break/>ne scribi possunt, particula<text:span text:style-name="Default_20_Paragraph_20_Font"><text:span text:style-name="T1">r</text:span></text:span>ia non item, propter ba.</text:p>
      <text:p text:style-name="P4">jusmodi quandam cau<text:span text:style-name="Default_20_Paragraph_20_Font"><text:span text:style-name="T1">t</text:span></text:span>am. Morborum tempora tum uni-<text:line-break/>vefalium tum particularium uno et eodem judicandi<text:line-break/>instrumento decernuntur : ac instrumentum ferini potest.<text:line-break/>At remediorum tempora neque idem judicandi instru-<text:line-break/>mentum habent, neque particularium temporum instru-<text:line-break/>menta judicatoria scribere licet. Porro in praesentia<text:line-break/>ostendemus , quomodo morborum tempora iudicantur<text:line-break/>certo caulae motu : ac sunt initium , incrementum , sta-<text:line-break/>tus , et declinatio , quae morborum tempora vocamus,<text:line-break/>certi cau<text:span text:style-name="Default_20_Paragraph_20_Font"><text:span text:style-name="T1">t</text:span></text:span>ae motus vocabula. At si motus, qui prius<text:line-break/>non est in nobis, constitui incipit, et constitutus di-<text:line-break/>vexat, hujusmodi motum morbi principium dicimus:<text:line-break/>sin autem motus magis procedat, incrementum <text:span text:style-name="Default_20_Paragraph_20_Font"><text:span text:style-name="T1">i</text:span></text:span> si sta-<text:line-break/>tum incrementum acceperit,. vigorem nominamus: quod<text:line-break/>si motus immluuuntur, declinationem. Quia igitur tem-<text:line-break/>porum eadem sunt nomina et universalium morborum<text:line-break/>et particularium accessionum, etiam eadem <text:span text:style-name="Default_20_Paragraph_20_Font"><text:span text:style-name="T1">t</text:span></text:span>unt judtcan-<text:line-break/>di instrumenta; nam ex certo caulae motu nascuntur. Unde</text:p>
      <text:p text:style-name="P4">constat, utraque tempora scribi posse. Sic enim dicimus<text:line-break/>scribi. singula, ut causas, locos affectos, et similia, qusn-<text:line-break/>do scopi, ex quibus concipiuntur particularia, describi<text:line-break/>possunt. Quod autem morborum intervalla tempora non<text:line-break/>sinit, neque ex intervallis tempora capiuntur vel uni-<text:line-break/>versuti<text:span text:style-name="Default_20_Paragraph_20_Font"><text:span text:style-name="T1">a</text:span></text:span>m morborum vel particularium, inde quod non<text:line-break/>ad omnia temporum haec intervalla sunt, -idem ve<text:span text:style-name="Default_20_Paragraph_20_Font"><text:span text:style-name="T1">t</text:span></text:span>o<text:line-break/>tempora dici manifestum est. At quod tempora univer-<text:line-break/>salium morborum et particularium accessionum inter st<text:line-break/>disserunt, liquet inde, quod non in uno tempore uni.<text:line-break/>versatis morbi plura particularium accessionum tempora<text:line-break/>constituuntur. Nam initio insultus morbi particularis<text:line-break/>quaedam accessio incipit, augescit, viget et declinat;<text:line-break/>ac ubi totus jam morbus viget, particularis accessionis<text:line-break/>principium aliquis accipit. Quomodo igitur morbonnu<text:line-break/>tempora utraque scribi possint, comprehensum est. st<text:line-break/>auxiliorum tempora quomodo non liceat utraque seri.<text:line-break/>nto mandare. nunc ostendemus.</text:p>
      <text:h text:style-name="P8" text:outline-level="2">cap. XXXV </text:h>
      <text:p text:style-name="P13">Issi, Auxiliorum tempora capiuntur<text:line-break/>non ex causae motu et substantiae , idem enim semper<text:line-break/>auxilium assumeretur, ut in omni morbi principio .san-<text:line-break/>galeis missio-: ac cum Hippocrates dixerit, <text:span text:style-name="Default_20_Paragraph_20_Font"><text:span text:style-name="T1">Morbi</text:span></text:span>s <text:span text:style-name="Default_20_Paragraph_20_Font"><text:span text:style-name="T1">in-<text:line-break/>c</text:span></text:span>a<text:span text:style-name="Default_20_Paragraph_20_Font"><text:span text:style-name="T1">pientibu</text:span></text:span>s, <text:span text:style-name="Default_20_Paragraph_20_Font"><text:span text:style-name="T1">si quid movendum videtur, move: ubi vi-<text:line-break/>gent , quiescer</text:span></text:span>e <text:span text:style-name="Default_20_Paragraph_20_Font"><text:span text:style-name="T1">praestat :</text:span></text:span> non ex tempore inductus<text:line-break/>praesidia decernit : quippe noverat , per-^ morborum .<text:line-break/>initia vires .non esse sublatas: idcirco non impedit re-<text:line-break/>media assumere: in statu autem. morbi vires jam defa-<text:line-break/>tigatae m<text:span text:style-name="Default_20_Paragraph_20_Font"><text:span text:style-name="T1">o</text:span></text:span>tum ab auxiliis venientem non tolerant. Qua-<text:line-break/>re Hippocrates non a tempore, fed viribus remediorum<text:line-break/>assumptionem deligit: neque tamen ex temporum in<text:line-break/>morbis intervallo,- ut nonnulli arbitrantur, praesidii<text:line-break/>occasio invenitur. Multum enim quum intervalla diffe-<text:line-break/>rant, qualium quis appellationem intervallum dixerit,<text:line-break/>explicatu non est facile. Capiuntur igitur tempora uni-<text:line-break/>versaliuin sane remediorum tum ex eorum , quae re-<text:line-break/>media postulant, praesentia (hae autem sunt causae f,</text:p>
      <text:p text:style-name="P4">tum ex abfentia ejus, quod prohibere. potest; hoc au-<text:line-break/>tem est vitium imbecillitas. At in particularibus prae.<text:line-break/>sidiorum tempora .non ex his suium, feti etiam ex aliis,<text:line-break/>quae scribi non possunt , existunt. Quoniam erint,<text:line-break/>praesertim in remissionibus, .remedia assumuntur, (nant<text:line-break/>et id, quod postulat, adest, et vires sustinent), non<text:line-break/>idem remissionis est intervallum insomnibus. Sed esto<text:line-break/>rex horarum intervallum remissionis , . quale igitur lu-<text:line-break/>rum horarum tempus statuemus, cum particulare prae-<text:line-break/>fidium non similiter omnibus sit dispositum? Fingamus<text:line-break/>enim, culum venae sectionem requirere, ac vires non<text:line-break/>adversari: quantum in hoc sa<text:span text:style-name="Default_20_Paragraph_20_Font"><text:span text:style-name="T1">n</text:span></text:span>guinis detractionem assa-<text:line-break/>mere convenit? Simul autem quaedam p<text:span text:style-name="Default_20_Paragraph_20_Font"><text:span text:style-name="T1">o</text:span></text:span>st sanguinis<text:line-break/>missionem et alimentum adlicienda, eo, quod aeger<text:line-break/>inediam ferre non possit: alteri autem cibo abstinere<text:line-break/>convenit, alii fonrno ante missionem sanguinis indigent,<text:line-break/>alii alio feste habent modo, quae omnia scribere non<text:line-break/>esu ltaque in hujusmodi varietate qualisnam pars bo-<text:line-break/>rac tempus omnibus congruum constituet praesidio,</text:p>
      <text:p text:style-name="P4">aut qualem quis scopum scribet, unde particulare tem-<text:line-break/>pus fumi queat, dicere non licet: alia enis<text:span text:style-name="Default_20_Paragraph_20_Font"><text:span text:style-name="T1">i</text:span></text:span> in aliis<text:line-break/>symptomata existunt. Quoniam igitur et intervalla re-<text:line-break/>missionum, in quibus assumimus praesidia., non paria<text:line-break/>in <text:span text:style-name="Default_20_Paragraph_20_Font"><text:span text:style-name="T1">o</text:span></text:span>mnibus remissionibus, ac circumstantiae dissimiles,<text:line-break/>ac symptomata diversa, in singulis autem his immutatur<text:line-break/>etiam particulare tempus praesidii, clarum est, scopum<text:line-break/>Iane quendam, ex quo capi queant, scribi non licere.<text:line-break/>praesens autem medicus tum ex praesentibus.; tum<text:line-break/>postulantibus praesidia inritatus, et ex iis, quae impe-<text:line-break/>dhe possunt, absentibus, et ex ratiocinationibus prae-<text:line-break/>sidi<text:span text:style-name="Default_20_Paragraph_20_Font"><text:span text:style-name="T1">o</text:span></text:span>rum, quae post hoc assumi debent, coniecturam<text:line-break/>particularium temporum remedii accipiet, ne quando-.<text:line-break/>que scopi reipsa differant. Quoniam igitur sicopi, ex<text:line-break/>quibus Iane universalia auxiliorum tempora capi-<text:line-break/>untur, scribi possunt; illi autem, ex quibus parti-<text:line-break/>casaria capiuntur, scribi non possunt: iccirco cum ra-<text:line-break/>tione dicunt, universalium sane auxiliorum tempora lori-</text:p>
      <text:p text:style-name="P4">bi, particularium autem non item. Quo manifesto red-<text:line-break/>dito , constat etiam in hoc differentia temporum et in<text:line-break/>morbis et in auxiliis. Si enim ne reipsa quidem .diti<text:line-break/>ferrent, similiter ut morborum tempora etiam auxilio-<text:line-break/>rutu tempora amborum scribi possent. At cum scopi<text:line-break/>discrepent, ex quibus tempora sumuntur., multum etiam<text:line-break/>tempora inter se differre consentaneum esu Ut enim<text:line-break/>scopi temporum in morbis reipsa differunt a fcopis auxi-<text:line-break/>liorum, ita et ipsis tempora reipsa differre credibile est.<text:line-break/>Haec igitur de temporibus praenovisse oportebat.</text:p>
      <text:h text:style-name="Heading_20_2" text:outline-level="2"><text:span text:style-name="Default_20_Paragraph_20_Font"><text:span text:style-name="T2">Cap. </text:span></text:span>XXXIX. </text:h>
      <text:p text:style-name="P13">At tempora indicari Methodici pa-<text:line-break/>tarunt ab hujusmodi quadam cau<text:span text:style-name="Default_20_Paragraph_20_Font"><text:span text:style-name="T1">t</text:span></text:span>a. Videbant, tempora<text:line-break/>non omnia esse idonea, in .quibus cibus aut auxilium<text:line-break/>assumeretur: verum in temporibus quibusdam sane usi.<text:line-break/>litor haec assumi , aliis autem noxie , ex temporum dif-<text:line-break/>ferentia hoc venire strui arbitrati. Illinc igitur et fcopoi<text:line-break/>alimenti <text:span text:style-name="Default_20_Paragraph_20_Font"><text:span text:style-name="T2">et </text:span></text:span>praesidii tempora esse censuerunt. . Veruta</text:p>
      <text:p text:style-name="P4">llippocrates Thessalum fefellit his verbis : <text:span text:style-name="Default_20_Paragraph_20_Font"><text:span text:style-name="T1">Quum mor-<text:line-break/>bu</text:span></text:span>s <text:span text:style-name="Default_20_Paragraph_20_Font"><text:span text:style-name="T1">viget , tunc etiam tenuisiimo victu uti necesse esu<text:line-break/></text:span></text:span>Putabat enim, ipsum ex tempore sumptam qualitatem<text:line-break/>cibi accepisse, non conscius modi, quo vir ille dolum<text:line-break/>struit; non enim tempus scopum faciens hujusmodi<text:line-break/>oblationem examinavit, sed a tempore quidem virium<text:line-break/>mensuram, a viribus cibi qualitatem cepit. Id quod<text:line-break/>constat ex his, quae inducit: <text:span text:style-name="Default_20_Paragraph_20_Font"><text:span text:style-name="T1">si quidem c</text:span></text:span>o<text:span text:style-name="Default_20_Paragraph_20_Font"><text:span text:style-name="T1">niectare,<text:line-break/></text:span></text:span>inqui<text:span text:style-name="Default_20_Paragraph_20_Font"><text:span text:style-name="T1">t , decet , num aeg</text:span></text:span>e<text:span text:style-name="Default_20_Paragraph_20_Font"><text:span text:style-name="T1">r siisiecturus ese.</text:span></text:span> Etenim tem-<text:line-break/>pura impediunt subinde id, quod virtus postulat, astu-<text:line-break/>mere, nunquam autem tempus ostendit, quid faciendum<text:line-break/>sit</text:p>
      <text:h text:style-name="Heading_20_2" text:outline-level="2">Cap. XL. </text:h>
      <text:p text:style-name="P13">Quoniam igitur id, quod postulat ali-<text:line-break/>quid, scop<text:span text:style-name="Default_20_Paragraph_20_Font"><text:span text:style-name="T1">a</text:span></text:span>s est ejus, quod postulatur: quod autem nos<text:line-break/>prohibet assumere id, quod postulatur, n<text:span text:style-name="Default_20_Paragraph_20_Font"><text:span text:style-name="T1">o</text:span></text:span>n utique erit<text:line-break/>soopus : propterea etiam tempus , quod nos inter-<text:line-break/>dum prohibet assumere postulatum, minime sit scapus.<text:line-break/>Si enim aliquis ea,. quae prohibent,- omnia fcopos po-</text:p>
      <text:p text:style-name="P4">suerit , etiam vires scopum evacuationis esse dicere cc-<text:line-break/>getur, ac ob aegrotantis metum, patrem, et dominum.<text:line-break/>Etenim haec subinde, quum copia subest, prohibent va-<text:line-break/>cuationem assumere.; ac virtus non ferens sanguinis ab-<text:line-break/>rationem, etiam propter timiditatem aeger non per-<text:line-break/>mittens,. pater prohibens, item frater aut dominus,<text:line-break/>Quemadmodum igitur haec nemo sanae mentis scopes<text:line-break/>dixerit, ita neque tempora eo, quod praesidiis aut ob-<text:line-break/>lationibus uti prohibent pes subinde, scopes esse dice-<text:line-break/>mus. Male igitur (dice.t quis) ait Hippocrates: .in prin-<text:line-break/>cipro . morborum , si quid movendum videtur, moveto;<text:line-break/>cum vigent, quiescere satius est: non malescdicemus;<text:line-break/>quippe haud principium scopum efficiens , censet per<text:line-break/>morborum initia remedia offerenda:. sed ab initio, quod<text:line-break/>nondum imminutus sit modus virium , indicat,<text:line-break/>item quod ablationem ferre possit; at vigor virtutis<text:line-break/>imbecillitatem insinuat: nam per. vigorem validae qui-<text:line-break/>dem causae,. imbecilla autem virtus est: iccirco com</text:p>
      <text:p text:style-name="P4">quiescendum censet. videbitur enim rationi esse con..<text:line-break/>fentaneum, per morborum status, cum maxime causae<text:line-break/>invalescunt, sublationem ipsarum moliri. Uerum si-<text:line-break/>quidem omnino esset innoxium auxilium , offerre id<text:line-break/>op<text:span text:style-name="Default_20_Paragraph_20_Font"><text:span text:style-name="T1">o</text:span></text:span>rteret; habet autem secus : nam praesidia primum<text:line-break/>lane, quoniam omnia praeter naturam existunt, ne-<text:line-break/>cessario etiam vites molestant adhibita : deinde quoniam<text:line-break/>familiaria afficiunt, commiscen torque causis mortificis<text:line-break/>in ipsarum ablatione, nihilo minus alienorum , quam<text:line-break/>familiarium, fit imminutio.</text:p>
      <text:h text:style-name="Heading_20_2" text:outline-level="2">Cap. XI.I. </text:h>
      <text:p text:style-name="P13">Primttm autem naturam auxiliorum,<text:line-break/>ac usam, quem exhibent, non ignorare oportet. Et-<text:line-break/>enim praesidia per fe causarum sublationem moliri. non<text:line-break/>possunt, indigent autem adjuvante natura: ac .fare su-<text:line-break/>latu occasionem ac principium naturae concedunt, . re-<text:line-break/>siqua vero natura per se efficit.. Uali<text:span text:style-name="Default_20_Paragraph_20_Font"><text:span text:style-name="T1">i</text:span></text:span>la igitur quum est,<text:line-break/>et auxiliorum malignitatem sustinet, et familiarium iur<text:span text:style-name="Default_20_Paragraph_20_Font"><text:span text:style-name="T1">r<text:line-break/></text:span></text:span>minutionem facile tolerat, ac quae ipsam offendunt,</text:p>
      <text:p text:style-name="P4">potest propellere. At ubi premitur, quod in statu po-<text:line-break/>tissimum accidit, a praesidiis adhibitis magis laeditur,<text:line-break/>ac familiarium detractione fit imbecillior, necnon can-<text:line-break/>sis magis succumbit, adhaec morbifica nullo modo p<text:span text:style-name="Default_20_Paragraph_20_Font"><text:span text:style-name="T1">o-<text:line-break/></text:span></text:span>test propellere: at ubi natura incumbens noxia pro-<text:line-break/>trudere nequit, plurimum ab ipsi, conatu dissolvitur.<text:line-break/>Iccirco per morborum initia Hippocrates, si quid m<text:span text:style-name="Default_20_Paragraph_20_Font"><text:span text:style-name="T1">o-<text:line-break/></text:span></text:span>vendum est, movere praecipit, in statu autem con-<text:line-break/>quiescere.</text:p>
      <text:h text:style-name="Heading_20_2" text:outline-level="2">. Cap. XLIL </text:h>
      <text:p text:style-name="P13">Forsan igitur hinc aliquis opinabitur,<text:line-break/>virtutem id, quod conducit, suggerere. Discas autem,<text:line-break/>nullum virtutem auxilium indicare , hinc nimirum : si<text:line-break/>virtus sufficiens auxilium aliquod .indicat in sanis, eo,<text:line-break/>quod sufficiens est, praesidium indicabit. Attamen ne-<text:line-break/>que in sanis auxilium indicat, neque igitur in aegro.<text:line-break/>tantibus etiam moderata id, quod convenit, indicabit<text:line-break/>Quia igitur, ubi virtus indicabit, non adest id, quod</text:p>
      <text:p text:style-name="P4">postulatur, non assumimus auxilium, constat, neque ul-<text:line-break/>lum remedium virtutem indicare : nam <text:span text:style-name="Default_20_Paragraph_20_Font"><text:span text:style-name="T1">t</text:span></text:span>ropum praefen-<text:line-break/>tia indicare convenit At vero prohibere, id, quod<text:line-break/>postulatur, assumere .virtus potest, fcopns autem au-<text:line-break/>rilii non est.</text:p>
      <text:h text:style-name="Heading_20_2" text:outline-level="2">Cap. XLI1L </text:h>
      <text:p text:style-name="P13">Porro quam virtus rationem habet in<text:line-break/>praesidiis, hanc in oblationibus tempora; quam vero in<text:line-break/>praesidiis cau<text:span text:style-name="Default_20_Paragraph_20_Font"><text:span text:style-name="T1">t</text:span></text:span>ae postulantes obtinent, hanc in oblati-<text:line-break/>oribus vires. Quod vero paucam oblationem virtus<text:line-break/>postulat, et non tempus, intensio declarat. Ex quibus<text:line-break/>ab imbecillitate <text:span text:style-name="Default_20_Paragraph_20_Font"><text:span text:style-name="T1">t</text:span></text:span>e recipientibus paucum cibum offe-<text:line-break/>rimus, si vires . postulant ; quodsi intensio paucum lu-<text:line-break/>dicat cibum, hos sinere impleri oportebat. Nam ubi<text:line-break/>scopas, qui paucum alimentum subindicat, non adest,<text:line-break/>ridiculus foret, qui assumeret, quod non expeteretur.<text:line-break/>it initium indicare, inquiunt, adstringendum esse. In<text:line-break/>omnibus igitur constat astrictionem nos per initia as-</text:p>
      <text:p text:style-name="P4">sumpturos, etiam in lis, qui vitiligines experiuntur,<text:line-break/>quas alphos et leucas vocant, usque dum increscit<text:line-break/>Ubi ver<text:span text:style-name="Default_20_Paragraph_20_Font"><text:span text:style-name="T1">o</text:span></text:span> principium longius protenditur , nimirum con-<text:line-break/>tabescet, qui hujusmodi ratione utitur. Sed feriandi-<text:line-break/>cent ad nos, quam ob causam vos per initia peripneu-<text:line-break/>monitis et similiter his aegrotantibus acute inter initia<text:line-break/>non adhibetis, etsi tunc vires sint sufficientes? Qu<text:span text:style-name="Default_20_Paragraph_20_Font"><text:span text:style-name="T1">o</text:span></text:span>niam,<text:line-break/>dicemus, tempus virtute postulante , offerre nos probi-<text:line-break/>bet. Non igitur comprimere ac contrahere indicat,<text:line-break/>fied quod vires postulant n<text:span text:style-name="Default_20_Paragraph_20_Font"><text:span text:style-name="T1">o</text:span></text:span>n sinentes n<text:span text:style-name="Default_20_Paragraph_20_Font"><text:span text:style-name="T1">o</text:span></text:span>s adbibere,<text:line-break/>quod contrarium indicat, non citra rationem aliquis<text:line-break/>statuerit. Similiter et alia temp<text:span text:style-name="Default_20_Paragraph_20_Font"><text:span text:style-name="T1">o</text:span></text:span>ra prohibent aut per-<text:line-break/>mittunt iis, quae expetuntur, uti, quand<text:span text:style-name="Default_20_Paragraph_20_Font"><text:span text:style-name="T1">o</text:span></text:span>quidem m-<text:line-break/>gis aut minus in ipsis virtus respondet, non tamen ea<text:line-break/>quippiam, quod conducit. indicat. Quand<text:span text:style-name="Default_20_Paragraph_20_Font"><text:span text:style-name="T1">o</text:span></text:span> autem di-<text:line-break/>cunt., statum quidem pauxillum alimenti postulare, de-<text:line-break/>clinati<text:span text:style-name="Default_20_Paragraph_20_Font"><text:span text:style-name="T1">o</text:span></text:span>nem vero magis varium; rogandi veniunt, quo-<text:line-break/>modo fcopis utentur, si duo quidem aegrotantes fuerint,<text:line-break/>alius peripneumonicus et in declinatione , alius lippi-</text:p>
      <text:p text:style-name="P4">rudiae et morbo vigente: utrum peripneumonico pleni-<text:line-break/>orent et magis vatium cibum daret audebunt, quam ei,<text:line-break/>qui lippitudine molestatur p Sed non audebunt ribum va-.<text:line-break/>riam magis offerre. Quod si est,. constat non ex tetn-<text:line-break/>paribus varietatem et paucitatem cibi sumi, scd ex vi-<text:line-break/>rium mensura.</text:p>
      <text:h text:style-name="Heading_20_2" text:outline-level="2">Cap. XI.lU </text:h>
      <text:p text:style-name="P13">At dubitare aliquis etiam de illo pos-<text:line-break/>sit, quomodo arbitrantur morbi tempus interim quan-<text:line-break/>tum, interim quale alimentum indicate; quemadmodum<text:line-break/>methodici autumant, nunc differentiam auxiliorunr -<text:line-break/>indicare, nunc differentiam praesidiorum exposcere.<text:line-break/>Quum enim dicunt, augmentum fane paucum exposcere<text:line-break/>alimenti , principium vero pleniorem , declinationem<text:line-break/>magis varium, et qualitatem et quantitatem- alimenti<text:line-break/>morborum tempora indicare pronunciant. At ubi di-<text:line-break/>eunt, principium, ut prohibeamus augescere, indicat,<text:line-break/>incrementum vero non segniter reprimere, et laxare,</text:p>
      <text:p text:style-name="P3">status admissus deducere, declinatio solutionem adju-<text:line-break/>vare , auxiliorum differentiam tempora postulare c<text:span text:style-name="Default_20_Paragraph_20_Font"><text:span text:style-name="T1">o</text:span></text:span>uti-<text:line-break/>tebuntur. Quo modo igitur absurdum non est dicere, idem<text:line-break/>et diversum nulla differentia assumpta indicare ? Ad<text:line-break/>hoc forsan dicent, quod etiam Rationalibus auctoribus<text:line-break/>idem di versu. indicat, nam bilis infestans ablationem<text:line-break/>sui indicati Respondendum vero eis est, bilem fusi-<text:line-break/>lationem sui tantum indicare, modos autem sublationis<text:line-break/>esse plures ; etenim vel detrahimus, vel contempera-<text:line-break/>mus ipsam. Deinde bilis sane , dicemus , in alio diver-<text:line-break/>alorum videtur esse indicatrix: quatenus enim gravat, de-<text:line-break/>tractionem i quatenus autem mordet; contemperationem.<text:line-break/>Tempo<text:span text:style-name="Default_20_Paragraph_20_Font"><text:span text:style-name="T1">r</text:span></text:span>a vero quum ne unam quidem hujusmodi habeant<text:line-break/>differentiam, quo modo diversa poscent, non est dicere</text:p>
      <text:h text:style-name="Heading_20_2" text:outline-level="2">Cap. XLV. </text:h>
      <text:p text:style-name="P13">Porro qu<text:span text:style-name="Default_20_Paragraph_20_Font"><text:span text:style-name="T1">o</text:span></text:span>d tempus qualitatem aut<text:line-break/>quantitatem alimenti non indicat, hinc licet discere.<text:line-break/>Quod genus indicat , hoc etiam quantitatem iudicare<text:line-break/>necesse est: quippe sine differentia unumquodque e<text:span text:style-name="Default_20_Paragraph_20_Font"><text:span text:style-name="T1">o</text:span></text:span>rum,</text:p>
      <text:p text:style-name="P4">quae, quod requiritur, indicant, genus ostendi; Ubi<text:line-break/>vero differentiam assumpserit, ab ipso genere diver<text:span text:style-name="Default_20_Paragraph_20_Font"><text:span text:style-name="T1">t</text:span></text:span>am<text:line-break/>indicabit. Quoniam igitur oblationis genus indicat, se-<text:line-break/>eundum illam virtus et quantitatem et qualitatem indi-<text:line-break/>cabit Etenim citra differentiam oblationis. genus indi-<text:line-break/>catur: differentia autem assumpta etiam, quod in ge-<text:line-break/>nere differens est, indicabit. Porro Hippocrates quanti<text:line-break/>alimenti scopum virtutem -facere videtur, ubi eos, qui<text:line-break/>crescunt, plurimum habere caloris innati scribit, plu-<text:line-break/>rimum igitur indigent alimento. At si corpus non con-<text:line-break/>fumitur, etiam qualitatem ex virium differentia sumere<text:line-break/>apparet. In hac scilicet sententia cibus juvenibus qui-<text:line-break/>dem in summo vigore consistentibus non permutandus<text:line-break/>est, extreme vero senibus mutatus convenit. Hinc igitur<text:line-break/>liquet, virtutem fine differentia genus oblationis postu-<text:line-break/>lare, cum differentia vero qualitatem.. At tempus ne- -<text:line-break/>que alimenti qualitatem, neque quantitatem iudicat.<text:line-break/>(taeniam igitur si morborum tempora qualitatem et</text:p>
      <text:p text:style-name="P4">quantitatem alimenti .<text:span text:style-name="T6">in</text:span>dicant, vel ad <text:span text:style-name="Default_20_Paragraph_20_Font"><text:span text:style-name="T1">t</text:span></text:span>ui conservatio-<text:line-break/>nem ver ad ablationem hoc indicabunt. Nam quod in-<text:line-break/>dicat,- aut fui conservationem, aut ablationem indicat<text:line-break/><text:span text:style-name="Default_20_Paragraph_20_Font"><text:span text:style-name="T1">S</text:span></text:span>i igitur tempora quanti qualisque cibi indicati<text:span text:style-name="Default_20_Paragraph_20_Font"><text:span text:style-name="T1">o</text:span></text:span>nes:<text:line-break/>moliuntur, ut ip<text:span text:style-name="Default_20_Paragraph_20_Font"><text:span text:style-name="T1">t</text:span></text:span>a permaneant, quomodo non ridica-<text:line-break/>Ium est dicere, quantum et quale alimentum <text:span text:style-name="Default_20_Paragraph_20_Font"><text:span text:style-name="T1">o</text:span></text:span>fferre,<text:line-break/>ut morborum tempora observemus? Si autem ex abla-<text:line-break/>tione ap<text:span text:style-name="Default_20_Paragraph_20_Font"><text:span text:style-name="T1">t</text:span></text:span>orum indicationem tempora faciunt, <text:span text:style-name="Default_20_Paragraph_20_Font"><text:span text:style-name="T1">c</text:span></text:span>onvenit<text:line-break/>quantum et quale nutrimentum contrarietatem quam-<text:line-break/>piam cum temporibus, ut habet, apparere. Sola enim<text:line-break/>contrariorum contraria frmt sublatoria. Temporibus<text:line-break/>autem non inest neque quantum , neque quale abates-<text:line-break/>tum contrarium, neque initium, neque incrementum,<text:line-break/>nec status, neque inclinatio. Pluribus enim eadem<text:line-break/>causa non adver<text:span text:style-name="Default_20_Paragraph_20_Font"><text:span text:style-name="T1">t</text:span></text:span>atur, unum nempe uni adversari fo-<text:line-break/>let duntaxat. Eadem ratione ostendemus, neque pra<text:span text:style-name="Default_20_Paragraph_20_Font"><text:span text:style-name="T1">esi-<text:line-break/></text:span></text:span>Iliorum differentiam morborum tempora indicare. sii<text:line-break/>enim neque ob ipsorum permanentiam indicationem</text:p>
      <text:p text:style-name="P4">tempora efficiunt, nec ob sublationem, eo quod plu-<text:line-break/>libas unum non erit contrarium, ac alius indicationis<text:line-break/>modus non est, manisestunt tempora nihil utile indi-<text:line-break/>care. Sed ru naturam contrariorum aliquis respiciens<text:line-break/>sciet, ne contrarium quidem indicare, nam ex .eodem<text:line-break/>genere plurimum invicem remota contraria existu<text:span text:style-name="Default_20_Paragraph_20_Font"><text:span text:style-name="T1">n</text:span></text:span>t;<text:line-break/>tempus autem alimenti aut quantitatis no<text:span text:style-name="Default_20_Paragraph_20_Font"><text:span text:style-name="T1">n</text:span></text:span> fissi eodem<text:line-break/>genere collocabitur. Quod igitur, neque qualitatem,<text:line-break/>neque quantitatem , . neque auxiliorum differentias a<text:line-break/>temporibus capere licet, abunde a nobis dem<text:span text:style-name="Default_20_Paragraph_20_Font"><text:span text:style-name="T1">o</text:span></text:span>ustra-<text:line-break/>tum est.</text:p>
      <text:h text:style-name="Heading_20_2" text:outline-level="2">Cap. XLVI. </text:h>
      <text:p text:style-name="P13">Nunc autem demonstrabimus, princi-<text:line-break/>pium non indicare id, quod prohibet, ne augeatur,. quod<text:line-break/>iudicare arbitrantur Methodici. Cum enim multi morbi<text:line-break/>una cum initio statum recipiant, ut apoplexia acuti.<text:line-break/>que morbi, quis utique dixerit, aliquid principium in<text:line-break/>hujusmodi morbis indicare? Etenim quod prohibiturum<text:line-break/>est, ne augeatur, non indicabit, nam una cum prin-</text:p>
      <text:p text:style-name="P4">cipio vigorem accepisse morbum dicet, aut nihil indi-<text:line-break/>care principium in hujusmodi morbis, aut aliud quid-<text:line-break/>piam,. et nun id, quod prohibet, ne augeatur; nihil<text:line-break/>igitur indicare dicere eum, qui scopum norit, mari-<text:line-break/>ure ridiculum. At si aliud quidpiam indicabit et non,<text:line-break/>quod ipsi arbitrantur, absurde ipsi dixerunt, inibunt<text:line-break/>postulare id , quod prohibeat, ne augeatur..</text:p>
      <text:h text:style-name="Heading_20_2" text:outline-level="2">Cap. XLV1I. - </text:h>
      <text:p text:style-name="P13">Hic autem error ipsis obortus est ab<text:line-break/>alia fassa opinione^ quippe putantes, omnem morbum<text:line-break/>per quatuor procedere, atque hoc ceu verum sibi prc-<text:line-break/>ponentes, horum consequens esse oportere autumarunt,<text:line-break/>ut morbi principium incrementi aut augmenti inlabi-<text:line-break/>tionem postulet. Atque hoc igitur ipsos latuit, nempe<text:line-break/>non omnem morbum incipere, augescere, vigere et<text:line-break/>declinare. Siquidem acuti morbi, ut apoplexia, una<text:line-break/>cum invasione vigorem recipiunt, ac morborum, qai<text:line-break/>Iudicantur, unum tempus, nempe declinatio, restandi-<text:line-break/>tur; quippe judicia circa vigorem morbos adhuc magis<text:line-break/>augesoentes solvunt. Item auxiliis per initia morbum</text:p>
      <text:p text:style-name="P4">solvere licet, et reliqua morborum tempora succidi.<text:line-break/>si igitur licet initio vacuare morbum et solvere prae-<text:line-break/>sidus, cur , tandem . mitium indicare prohibitionem<text:line-break/>augmenti ,. et non potius imminutionem aut sublati<text:span text:style-name="Default_20_Paragraph_20_Font"><text:span text:style-name="T1">o</text:span></text:span>nem<text:line-break/>norunt? At si imminutionem dicant et morborum ab-<text:line-break/>lationem indicare non principium,.; sed affectum;. curi<text:line-break/>igitur, quaeremus ab ipsis, non quod assectus, sed<text:line-break/>qu<text:span text:style-name="Default_20_Paragraph_20_Font"><text:span text:style-name="T1">o</text:span></text:span>d initium: indicat, assumitis? Nam propter id,<text:line-break/>quod affectus postulat, etiam illud, .quod principium<text:line-break/>indicat, esuritur; etenim. qui minuit aut tollit mor-<text:line-break/>bum,. etiam incrementum fieri. prohibet. sed forsan<text:line-break/>dicent, communitatem principii propinquiorem nos co-<text:line-break/>gere, quod ipfa indicat, assumere, .proxime, quod<text:line-break/>faciendum est, innuens; assectus autem, quod morbos<text:line-break/>tollere oporteat, exposcens, quibus id efficiendum fit,<text:line-break/>n<text:span text:style-name="Default_20_Paragraph_20_Font"><text:span text:style-name="T1">o</text:span></text:span>n indicat; quibus . vero prohibere oportet .narticu-<text:line-break/>larem, quorum prohibere, ne augescant, indicat, aut<text:line-break/>per quae, ex aliis sumuntur,: hac .ratione etiam asse.</text:p>
      <text:p text:style-name="P4">otus morborum ablationem suium iudicat: at ex qui-<text:line-break/>bus hoc faciendum sit, ex alio, ut par est, capere<text:line-break/>oportet. Quare satius est, non principio, fed assecla<text:line-break/>uti scopo. Deinde et illud ad eos dicendum est, omne<text:line-break/>principium implexus quidam esse fecundum nos apparet<text:line-break/>(duae enim communitates in unum coeunt et prisci-<text:line-break/>pium. et affectus, ac utraque communitas diversum<text:line-break/>quiddam indicat); at propior ac magis necessaria c<text:span text:style-name="Default_20_Paragraph_20_Font"><text:span text:style-name="T1">o</text:span></text:span>m-<text:line-break/>munitas vobis esse videtur affectus, quam prin<text:span text:style-name="Default_20_Paragraph_20_Font"><text:span text:style-name="T1">c</text:span></text:span>ipium,<text:line-break/>quia huic animum attenditis. Ex his igitur constat,<text:line-break/>affectus omnes communitatum esse implexus: quippe<text:line-break/>omnis assectus in tempore quodam oritur;; communitas<text:line-break/>igitur non tempus siclum, fed etiam affectus est; quare<text:line-break/>perperam facitis unum implexum affectuum esse putantes,<text:line-break/>et non omnes affectus implexus esse. dicentes.</text:p>
      <text:h text:style-name="Heading_20_2" text:outline-level="2">Cap. XLVH<text:span text:style-name="Default_20_Paragraph_20_Font"><text:span text:style-name="T1">L</text:span></text:span> </text:h>
      <text:p text:style-name="P13">Praeterea et hoc dogma Methodi-<text:line-break/>corum stolidum est, oportere<text:span text:style-name="Default_20_Paragraph_20_Font"><text:span text:style-name="T1">t</text:span></text:span> semper per. initia m<text:span text:style-name="Default_20_Paragraph_20_Font"><text:span text:style-name="T1">o</text:span></text:span>r-<text:line-break/>horum astringentibus uti: caulam vero inde dogma a<text:span text:style-name="Default_20_Paragraph_20_Font"><text:span text:style-name="T1">c-</text:span></text:span></text:p>
      <text:p text:style-name="P4">cepit. Multae inflammationes astringentibus per initia<text:line-break/>et repellentibus subsidunt: at omnis inflammatio, illis<text:line-break/>auctoribus, astrictio est: quare absurdum apparet<text:line-break/>astricta densantibus subsidere, quum et nos dicamus iis,<text:line-break/>quae molestant, exoretis subsistentiam fieri. - At in ii<text:span text:style-name="Default_20_Paragraph_20_Font"><text:span text:style-name="T1">s,<text:line-break/></text:span></text:span>quae apparentia videri non possunt, pronunciant initio<text:line-break/>protius repellentibus utendum esse ; non repellimus<text:line-break/>enim causas, sed ut corpora minus affectui obnoxia<text:line-break/>reddamus. Etenim compressio, inquiunt, et corporum<text:line-break/>astrictio validiores ad iniurias ferendas partes efficiens,<text:line-break/>morbis corripi prohibet. Non enim incrementum,<text:line-break/>ajunt, sola morborum imminutione prohibetur, sed<text:line-break/>etiam pertinaci corporum contra iniurias robore. Di-<text:line-break/>cendum initur ad eos est, fieri non posse, ut luere-<text:line-break/>mento noxiorum partes minus reddas patibiles : quum<text:line-break/>alioqui, antequam aegrotent, robur ad patiendum con-<text:line-break/>tumax partibus moliri convenit. Etenim ne morbus<text:line-break/>oriatur, robore hoc contumaci indigemus:- corporibus</text:p>
      <text:p text:style-name="P4">autem affectis, sublationem offendentium tentare con-<text:line-break/>venit. Quoniam vero astricta dispositio densitas est et<text:line-break/>difficilis corporum disslatlo, astringentia autem cutem<text:line-break/>densant, et minus difilabilem reddunt,. constat ea iu-<text:line-break/>cremeutum astrictorum potius promovere quam adver-<text:line-break/>sari; et quam affectus in propriis temporibus magam-<text:line-break/>dinem reciperet , haec per initia ex praesidiis obvenit.<text:line-break/>Sunt autem, qui etiam contrarium, .quod principium<text:line-break/>postulat, assumant: fiquidem principium id, quod au-<text:line-break/>.geri prohibet, indicat, qualitas autem eorum, quae ad-<text:line-break/>moventur, augmento opitulari videtur. Quare altera-<text:line-break/>truci facie<text:span text:style-name="Default_20_Paragraph_20_Font"><text:span text:style-name="T1">n</text:span></text:span>dum est,- aut principio ut male indicanti<text:line-break/>attendendum; aut eorum, quae admoventur, qualitas<text:line-break/>non salubriter admovetur.</text:p>
      <text:h text:style-name="Heading_20_2" text:outline-level="2">Cap. XL1X. </text:h>
      <text:p text:style-name="P13">Itaque astringentia initio inflamma-<text:line-break/>tionum adhiberi commode quilibet concesserit, verum<text:line-break/>causa ab eis facti quaerenda est ; etenim dicere con-<text:line-break/>tumax injuriis ferendis robur ex astringentibus accedere</text:p>
      <text:p text:style-name="P4">ridiculum est, ut ostendimus. Discant autem a nobis,<text:line-break/>n<text:span text:style-name="Default_20_Paragraph_20_Font"><text:span text:style-name="T1">o</text:span></text:span>xi<text:span text:style-name="Default_20_Paragraph_20_Font"><text:span text:style-name="T1">o</text:span></text:span>rum repulsu et in alia loca ah affectu immunia<text:line-break/>translatione astringentia auxilia morbos imminuere. et<text:line-break/>solvere. Praeterea et hoc dicendum est, initium neu<text:line-break/>indicare praesidia, quae augmentum ipscrum prohibe- V<text:line-break/>aut: haec autem contra ipsius sunt, si astringentia prin-<text:line-break/>cisia morborum , aut - qualitatem quandam obtinent,<text:line-break/>aut n<text:span text:style-name="Default_20_Paragraph_20_Font"><text:span text:style-name="T1">o</text:span></text:span>n. Dicere itaque, morborum principia qualitatis<text:line-break/>esse expertia, ridiculum est; non enim in len<text:span text:style-name="Default_20_Paragraph_20_Font"><text:span text:style-name="T1">t</text:span></text:span>um ca-<text:line-break/>derent, nisi qualitatem haberent. Vel igitur principi<text:span text:style-name="Default_20_Paragraph_20_Font"><text:span text:style-name="T1">o-<text:line-break/></text:span></text:span>rum qualitas diver<text:span text:style-name="Default_20_Paragraph_20_Font"><text:span text:style-name="T1">t</text:span></text:span>e est a singulis affectibus, vel unius-<text:line-break/>cujusque principii qualitas indifferens ejusdem affectus<text:line-break/>existit. Si igitur diversa est a principiis o nat itas, ap-<text:line-break/>paret quaedam haec ab affectu alia communitas, quam<text:line-break/>illi omiserunt. At si eadem est utriusque principii<text:line-break/>qualitas, quae et ejusdem assectus, cur non in morbo-<text:line-break/>rum initio ad astrictionem quidem laxante ratione,<text:line-break/>ad fluorem astringeute utemur? Absurdum. enim nos</text:p>
      <text:p text:style-name="P4">adversus principium diverso modo pugnare, quasi non<text:line-break/>eamdem cum affectu, cujus principium est, qualitatem<text:line-break/>obtineat.</text:p>
      <text:h text:style-name="Heading_20_2" text:outline-level="2">.Cap. L. </text:h>
      <text:p text:style-name="P13">Porro quod ridiculum sit putare, ex<text:line-break/>adtingente curandi ratione patiendi difficultatem carpe-<text:line-break/>vibus obnasci, qua corpora densantur comprimunturque,<text:line-break/>hinc disceret aliquis. Si densatio , contractio et cor-<text:line-break/>po<text:span text:style-name="Default_20_Paragraph_20_Font"><text:span text:style-name="T1">t</text:span></text:span>um durities patiendi difficultatis sunt causae , in-<text:line-break/>flammati,. scirrho indurati et cutem duram denfamque<text:line-break/>prae extrema inedia habentes difficilius, quam sani,<text:line-break/>afficerentur. Etenim sani molliora rarioraque c<text:span text:style-name="Default_20_Paragraph_20_Font"><text:span text:style-name="T1">o</text:span></text:span>rpora<text:line-break/>obtinent, ac quanto magis sani fiant. lnsuper fi duritie<text:line-break/>patiendi difficultas judicaretur , lenes , qui durius,<text:line-break/>quam pueri, corpus obtinent, firmiores censeri opcr-<text:line-break/>tebat. Si enim, quam Methodici ex arte difficultatem<text:line-break/>patiendi dicunt moliri , hanc ex natura obtinent,<text:line-break/>quomodo non erat consentaneum , senes minus juveni-<text:line-break/>bus esse affectibus obnoxios?</text:p>
      <text:h text:style-name="P8" text:outline-level="2">Cap. Lh</text:h>
      <text:p text:style-name="P13"><text:s/>At ignorant Methodici, quomodo homi-<text:line-break/>nis ad patiendum difficultatem discernere conveniat,<text:line-break/>ideoque neque moliri ipsam poterunt. Non enim ut<text:line-break/>lapidis, ferri, ligni et similium duritie et mollitie<text:line-break/>patiendi difficultatem hominum judicare convenit; ied<text:line-break/>eo, quod corpora suos ipsorum usus citra impedimen-<text:line-break/>tum praestare abunde queant. Qui igitur firmitatem<text:line-break/>moliri volet, ei- -non. venit considerandum, unde cor-<text:line-break/>pus durum erit , sed unde partium facultates ad-<text:line-break/>augefcent , ac partes libere proprios usus exhibe-<text:line-break/>bu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</dc:title>
    <dc:subject/>
    <meta:initial-creator>Galien</meta:initial-creator>
    <meta:creation-date>2023-01-04T12:01:00Z</meta:creation-date>
    <dc:date>2023-01-04T13:14:17.044000000</dc:date>
    <meta:editing-cycles>3</meta:editing-cycles>
    <meta:editing-duration>PT2M25S</meta:editing-duration>
    <meta:document-statistic meta:table-count="0" meta:image-count="0" meta:object-count="0" meta:page-count="118" meta:paragraph-count="220" meta:word-count="16010" meta:character-count="112145" meta:non-whitespace-character-count="96304"/>
    <meta:template xlink:type="simple" xlink:actuate="onRequest" xlink:title="" xlink:href="Normal.dotm"/>
  </office:meta>
</office:document-meta>
</file>